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fo:background-color="#80FFFF" style:text-underline-type="single" style:text-underline-style="solid" style:text-underline-width="auto" style:text-underline-mode="continuous"/>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style:style>
    <style:style style:name="T29" style:parent-style-name="Domyślnaczcionkaakapitu" style:family="text">
      <style:text-properties style:text-underline-type="single" style:text-underline-style="solid" style:text-underline-width="auto" style:text-underline-mode="continuous"/>
    </style:style>
    <style:style style:name="T30" style:parent-style-name="Domyślnaczcionkaakapitu" style:family="text">
      <style:text-properties fo:background-color="#80FFFF" style:text-underline-type="single" style:text-underline-style="solid" style:text-underline-width="auto" style:text-underline-mode="continuous"/>
    </style:style>
    <style:style style:name="T31" style:parent-style-name="Domyślnaczcionkaakapitu" style:family="text">
      <style:text-properties style:text-underline-type="single" style:text-underline-style="solid" style:text-underline-width="auto" style:text-underline-mode="continuous"/>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style:style>
    <style:style style:name="T38" style:parent-style-name="Domyślnaczcionkaakapitu" style:family="text">
      <style:text-properties style:text-underline-type="single" style:text-underline-style="solid" style:text-underline-width="auto" style:text-underline-mode="continuous"/>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tab-stops>
          <style:tab-stop style:type="left" style:leader-style="solid" style:leader-text="_" style:position="1.35in"/>
        </style:tab-stops>
      </style:paragraph-properties>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style:tab-stops>
          <style:tab-stop style:type="left" style:leader-style="solid" style:leader-text="_" style:position="1.35in"/>
        </style:tab-stops>
      </style:paragraph-properties>
    </style:style>
    <style:style style:name="T59" style:parent-style-name="Domyślnaczcionkaakapitu" style:family="text">
      <style:text-properties style:text-underline-type="single" style:text-underline-style="solid" style:text-underline-width="auto" style:text-underline-mode="continuous"/>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style:style>
    <style:style style:name="T64" style:parent-style-name="Domyślnaczcionkaakapitu" style:family="text">
      <style:text-properties style:text-underline-type="single" style:text-underline-style="solid" style:text-underline-width="auto" style:text-underline-mode="continuous"/>
    </style:style>
    <style:style style:name="T65" style:parent-style-name="Domyślnaczcionkaakapitu" style:family="text">
      <style:text-properties fo:background-color="#80FFFF" style:text-underline-type="single" style:text-underline-style="solid" style:text-underline-width="auto" style:text-underline-mode="continuous"/>
    </style:style>
    <style:style style:name="T66" style:parent-style-name="Domyślnaczcionkaakapitu" style:family="text">
      <style:text-properties style:text-underline-type="single" style:text-underline-style="solid" style:text-underline-width="auto" style:text-underline-mode="continuous"/>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style:style>
    <style:style style:name="T72" style:parent-style-name="Domyślnaczcionkaakapitu" style:family="text">
      <style:text-properties style:text-underline-type="single" style:text-underline-style="solid" style:text-underline-width="auto" style:text-underline-mode="continuous"/>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style:style>
    <style:style style:name="T94" style:parent-style-name="Domyślnaczcionkaakapitu" style:family="text">
      <style:text-properties style:text-underline-type="single" style:text-underline-style="solid" style:text-underline-width="auto" style:text-underline-mode="continuous"/>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style:style>
    <style:style style:name="T108" style:parent-style-name="Domyślnaczcionkaakapitu" style:family="text">
      <style:text-properties style:text-underline-type="single" style:text-underline-style="solid" style:text-underline-width="auto" style:text-underline-mode="continuous"/>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T110" style:parent-style-name="Domyślnaczcionkaakapitu" style:family="text">
      <style:text-properties style:text-underline-type="single" style:text-underline-style="solid" style:text-underline-width="auto" style:text-underline-mode="continuous"/>
    </style:style>
    <style:style style:name="T111" style:parent-style-name="Domyślnaczcionkaakapitu" style:family="text">
      <style:text-properties fo:background-color="#80FFFF" style:text-underline-type="single" style:text-underline-style="solid" style:text-underline-width="auto" style:text-underline-mode="continuous"/>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P115" style:parent-style-name="Normalny" style:family="paragraph">
      <style:paragraph-properties fo:text-align="justify" fo:line-height="150%" fo:text-indent="0.2479in">
        <style:tab-stops>
          <style:tab-stop style:type="left" style:position="0.3118in"/>
          <style:tab-stop style:type="left" style:position="1.025in"/>
        </style:tab-stops>
      </style:paragraph-properties>
    </style:style>
    <style:style style:name="P116" style:parent-style-name="Normalny" style:family="paragraph">
      <style:paragraph-properties fo:text-align="justify" fo:line-height="150%">
        <style:tab-stops>
          <style:tab-stop style:type="left" style:position="0.3118in"/>
          <style:tab-stop style:type="left" style:position="1.025in"/>
        </style:tab-stops>
      </style:paragraph-properties>
    </style:style>
    <style:style style:name="T117" style:parent-style-name="Domyślnaczcionkaakapitu" style:family="text">
      <style:text-properties style:text-underline-type="single" style:text-underline-style="solid" style:text-underline-width="auto" style:text-underline-mode="continuous"/>
    </style:style>
    <style:style style:name="T118" style:parent-style-name="Domyślnaczcionkaakapitu" style:family="text">
      <style:text-properties fo:background-color="#80FFFF" style:text-underline-type="single" style:text-underline-style="solid" style:text-underline-width="auto" style:text-underline-mode="continuous"/>
    </style:style>
    <style:style style:name="T119" style:parent-style-name="Domyślnaczcionkaakapitu" style:family="text">
      <style:text-properties style:text-underline-type="single" style:text-underline-style="solid" style:text-underline-width="auto" style:text-underline-mode="continuous"/>
    </style:style>
    <style:style style:name="P120" style:parent-style-name="Normalny" style:family="paragraph">
      <style:paragraph-properties fo:text-align="justify" fo:line-height="150%" fo:text-indent="0.2479in">
        <style:tab-stops>
          <style:tab-stop style:type="left" style:position="0.3118in"/>
          <style:tab-stop style:type="left" style:position="1.025in"/>
        </style:tab-stops>
      </style:paragraph-properties>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style:style>
    <style:style style:name="T152" style:parent-style-name="Domyślnaczcionkaakapitu" style:family="text">
      <style:text-properties style:text-underline-type="single" style:text-underline-style="solid" style:text-underline-width="auto" style:text-underline-mode="continuous"/>
    </style:style>
    <style:style style:name="P153" style:parent-style-name="Normalny" style:family="paragraph">
      <style:paragraph-properties fo:text-align="justify" fo:line-height="150%" fo:text-indent="0.2479in"/>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style:style>
    <style:style style:name="T159" style:parent-style-name="Domyślnaczcionkaakapitu" style:family="text">
      <style:text-properties style:text-underline-type="single" style:text-underline-style="solid" style:text-underline-width="auto" style:text-underline-mode="continuous"/>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fo:text-indent="0.2479in"/>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479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style:style>
    <style:style style:name="T252" style:parent-style-name="Domyślnaczcionkaakapitu" style:family="text">
      <style:text-properties style:text-underline-type="single" style:text-underline-style="solid" style:text-underline-width="auto" style:text-underline-mode="continuous"/>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P255" style:parent-style-name="Normalny" style:family="paragraph">
      <style:paragraph-properties fo:text-align="justify" fo:line-height="150%"/>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style:style>
    <style:style style:name="T261" style:parent-style-name="Domyślnaczcionkaakapitu" style:family="text">
      <style:text-properties style:text-underline-type="single" style:text-underline-style="solid" style:text-underline-width="auto" style:text-underline-mode="continuous"/>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style:style>
    <style:style style:name="T266" style:parent-style-name="Domyślnaczcionkaakapitu" style:family="text">
      <style:text-properties style:text-underline-type="single" style:text-underline-style="solid" style:text-underline-width="auto" style:text-underline-mode="continuous"/>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fo:text-indent="0.2479in"/>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style:style>
    <style:style style:name="T279" style:parent-style-name="Domyślnaczcionkaakapitu" style:family="text">
      <style:text-properties style:text-underline-type="single" style:text-underline-style="solid" style:text-underline-width="auto" style:text-underline-mode="continuous"/>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479in"/>
    </style:style>
    <style:style style:name="P282" style:parent-style-name="Normalny" style:family="paragraph">
      <style:paragraph-properties fo:text-align="justify" fo:line-height="150%"/>
    </style:style>
    <style:style style:name="T283" style:parent-style-name="Domyślnaczcionkaakapitu" style:family="text">
      <style:text-properties style:text-underline-type="single" style:text-underline-style="solid" style:text-underline-width="auto" style:text-underline-mode="continuous"/>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P286" style:parent-style-name="Normalny" style:family="paragraph">
      <style:paragraph-properties fo:text-align="justify" fo:line-height="150%" fo:text-indent="0.2479in">
        <style:tab-stops>
          <style:tab-stop style:type="left" style:position="0.9638in"/>
          <style:tab-stop style:type="right" style:position="2.0458in"/>
          <style:tab-stop style:type="left" style:position="2.1944in"/>
          <style:tab-stop style:type="right" style:position="3.5312in"/>
        </style:tab-stops>
      </style:paragraph-properties>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tab-stops>
          <style:tab-stop style:type="left" style:position="0.9638in"/>
          <style:tab-stop style:type="right" style:position="2.0458in"/>
          <style:tab-stop style:type="left" style:position="2.1861in"/>
          <style:tab-stop style:type="right" style:position="3.5312in"/>
        </style:tab-stops>
      </style:paragraph-properties>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tab-stops>
          <style:tab-stop style:type="left" style:position="0.9638in"/>
          <style:tab-stop style:type="right" style:position="2.0458in"/>
          <style:tab-stop style:type="left" style:position="2.1875in"/>
          <style:tab-stop style:type="right" style:position="3.5312in"/>
        </style:tab-stops>
      </style:paragraph-properties>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tab-stops>
          <style:tab-stop style:type="left" style:position="0.9638in"/>
          <style:tab-stop style:type="right" style:position="2.0458in"/>
          <style:tab-stop style:type="left" style:position="2.1861in"/>
        </style:tab-stops>
      </style:paragraph-properties>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tab-stops>
          <style:tab-stop style:type="left" style:position="3.4652in"/>
        </style:tab-stops>
      </style:paragraph-properties>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style:style>
    <style:style style:name="T310" style:parent-style-name="Domyślnaczcionkaakapitu" style:family="text">
      <style:text-properties style:text-underline-type="single" style:text-underline-style="solid" style:text-underline-width="auto" style:text-underline-mode="continuous"/>
    </style:style>
    <style:style style:name="T311" style:parent-style-name="Domyślnaczcionkaakapitu" style:family="text">
      <style:text-properties fo:background-color="#80FFFF" style:text-underline-type="single" style:text-underline-style="solid" style:text-underline-width="auto" style:text-underline-mode="continuous"/>
    </style:style>
    <style:style style:name="T312" style:parent-style-name="Domyślnaczcionkaakapitu" style:family="text">
      <style:text-properties style:text-underline-type="single" style:text-underline-style="solid" style:text-underline-width="auto" style:text-underline-mode="continuous"/>
    </style:style>
    <style:style style:name="T313" style:parent-style-name="Domyślnaczcionkaakapitu" style:family="text">
      <style:text-properties fo:background-color="#80FFFF" style:text-underline-type="single" style:text-underline-style="solid" style:text-underline-width="auto" style:text-underline-mode="continuous"/>
    </style:style>
    <style:style style:name="T314" style:parent-style-name="Domyślnaczcionkaakapitu" style:family="text">
      <style:text-properties style:text-underline-type="single" style:text-underline-style="solid" style:text-underline-width="auto" style:text-underline-mode="continuous"/>
    </style:style>
    <style:style style:name="P315" style:parent-style-name="Normalny" style:family="paragraph">
      <style:paragraph-properties fo:text-align="justify" fo:line-height="150%" fo:text-indent="0.2479in"/>
    </style:style>
    <style:style style:name="P316" style:parent-style-name="Normalny" style:family="paragraph">
      <style:paragraph-properties fo:text-align="justify" fo:line-height="150%"/>
    </style:style>
    <style:style style:name="T317" style:parent-style-name="Domyślnaczcionkaakapitu" style:family="text">
      <style:text-properties style:text-underline-type="single" style:text-underline-style="solid" style:text-underline-width="auto" style:text-underline-mode="continuous"/>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479in"/>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style:style>
    <style:style style:name="T330" style:parent-style-name="Domyślnaczcionkaakapitu" style:family="text">
      <style:text-properties style:text-underline-type="single" style:text-underline-style="solid" style:text-underline-width="auto" style:text-underline-mode="continuous"/>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P333" style:parent-style-name="Normalny" style:family="paragraph">
      <style:paragraph-properties fo:text-align="justify" fo:line-height="150%">
        <style:tab-stops>
          <style:tab-stop style:type="left" style:leader-style="solid" style:leader-text="_" style:position="1.2597in"/>
        </style:tab-stops>
      </style:paragraph-properties>
    </style:style>
    <style:style style:name="T334" style:parent-style-name="Domyślnaczcionkaakapitu" style:family="text">
      <style:text-properties style:text-underline-type="single" style:text-underline-style="solid" style:text-underline-width="auto" style:text-underline-mode="continuous"/>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479in"/>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P352" style:parent-style-name="Normalny" style:family="paragraph">
      <style:paragraph-properties fo:text-align="justify" fo:line-height="150%"/>
    </style:style>
    <style:style style:name="T353" style:parent-style-name="Domyślnaczcionkaakapitu" style:family="text">
      <style:text-properties style:text-underline-type="single" style:text-underline-style="solid" style:text-underline-width="auto" style:text-underline-mode="continuous"/>
    </style:style>
    <style:style style:name="T354" style:parent-style-name="Domyślnaczcionkaakapitu" style:family="text">
      <style:text-properties fo:background-color="#80FFFF" style:text-underline-type="single" style:text-underline-style="solid" style:text-underline-width="auto" style:text-underline-mode="continuous"/>
    </style:style>
    <style:style style:name="T355" style:parent-style-name="Domyślnaczcionkaakapitu" style:family="text">
      <style:text-properties style:text-underline-type="single" style:text-underline-style="solid" style:text-underline-width="auto" style:text-underline-mode="continuous"/>
    </style:style>
    <style:style style:name="T356" style:parent-style-name="Domyślnaczcionkaakapitu" style:family="text">
      <style:text-properties fo:background-color="#80FFFF" style:text-underline-type="single" style:text-underline-style="solid" style:text-underline-width="auto" style:text-underline-mode="continuous"/>
    </style:style>
    <style:style style:name="P357" style:parent-style-name="Normalny" style:family="paragraph">
      <style:paragraph-properties fo:text-align="justify" fo:line-height="150%" fo:text-indent="0.2479in"/>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479in"/>
    </style:style>
    <style:style style:name="P362" style:parent-style-name="Normalny" style:family="paragraph">
      <style:paragraph-properties fo:text-align="justify" fo:line-height="150%"/>
    </style:style>
    <style:style style:name="T363" style:parent-style-name="Domyślnaczcionkaakapitu" style:family="text">
      <style:text-properties style:text-underline-type="single" style:text-underline-style="solid" style:text-underline-width="auto" style:text-underline-mode="continuous"/>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P366" style:parent-style-name="Normalny" style:family="paragraph">
      <style:paragraph-properties fo:text-align="justify" fo:line-height="150%"/>
    </style:style>
    <style:style style:name="T367" style:parent-style-name="Domyślnaczcionkaakapitu" style:family="text">
      <style:text-properties style:text-underline-type="single" style:text-underline-style="solid" style:text-underline-width="auto" style:text-underline-mode="continuous"/>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style:style>
    <style:style style:name="T382" style:parent-style-name="Domyślnaczcionkaakapitu" style:family="text">
      <style:text-properties style:text-underline-type="single" style:text-underline-style="solid" style:text-underline-width="auto" style:text-underline-mode="continuous"/>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P391" style:parent-style-name="Normalny" style:family="paragraph">
      <style:paragraph-properties fo:text-align="justify" fo:line-height="150%" fo:text-indent="0.2479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style:style>
    <style:style style:name="T395" style:parent-style-name="Domyślnaczcionkaakapitu" style:family="text">
      <style:text-properties style:text-underline-type="single" style:text-underline-style="solid" style:text-underline-width="auto" style:text-underline-mode="continuous"/>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P398" style:parent-style-name="Normalny" style:family="paragraph">
      <style:paragraph-properties fo:text-align="justify" fo:line-height="150%"/>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479in"/>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style:style>
    <style:style style:name="T410" style:parent-style-name="Domyślnaczcionkaakapitu" style:family="text">
      <style:text-properties style:text-underline-type="single" style:text-underline-style="solid" style:text-underline-width="auto" style:text-underline-mode="continuous"/>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P435" style:parent-style-name="Normalny" style:family="paragraph">
      <style:paragraph-properties fo:text-align="justify" fo:line-height="150%"/>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479in"/>
    </style:style>
    <style:style style:name="P439" style:parent-style-name="Normalny" style:family="paragraph">
      <style:paragraph-properties fo:text-align="justify" fo:line-height="150%"/>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P442" style:parent-style-name="Normalny" style:family="paragraph">
      <style:paragraph-properties fo:text-align="justify" fo:line-height="150%"/>
    </style:style>
    <style:style style:name="T443" style:parent-style-name="Domyślnaczcionkaakapitu" style:family="text">
      <style:text-properties style:text-underline-type="single" style:text-underline-style="solid" style:text-underline-width="auto" style:text-underline-mode="continuous"/>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P446" style:parent-style-name="Normalny" style:family="paragraph">
      <style:paragraph-properties fo:text-align="justify" fo:line-height="150%"/>
    </style:style>
    <style:style style:name="T447" style:parent-style-name="Domyślnaczcionkaakapitu" style:family="text">
      <style:text-properties style:text-underline-type="single" style:text-underline-style="solid" style:text-underline-width="auto" style:text-underline-mode="continuous"/>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style:style>
    <style:style style:name="T455" style:parent-style-name="Domyślnaczcionkaakapitu" style:family="text">
      <style:text-properties style:text-underline-type="single" style:text-underline-style="solid" style:text-underline-width="auto" style:text-underline-mode="continuous"/>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P458" style:parent-style-name="Normalny" style:family="paragraph">
      <style:paragraph-properties fo:text-align="justify" fo:line-height="150%">
        <style:tab-stops>
          <style:tab-stop style:type="left" style:leader-style="solid" style:leader-text="_" style:position="1.3402in"/>
        </style:tab-stops>
      </style:paragraph-properties>
    </style:style>
    <style:style style:name="T459" style:parent-style-name="Domyślnaczcionkaakapitu" style:family="text">
      <style:text-properties style:text-underline-type="single" style:text-underline-style="solid" style:text-underline-width="auto" style:text-underline-mode="continuous"/>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style:style>
    <style:style style:name="T466" style:parent-style-name="Domyślnaczcionkaakapitu" style:family="text">
      <style:text-properties style:text-underline-type="single" style:text-underline-style="solid" style:text-underline-width="auto" style:text-underline-mode="continuous"/>
    </style:style>
    <style:style style:name="T467" style:parent-style-name="Domyślnaczcionkaakapitu" style:family="text">
      <style:text-properties fo:background-color="#80FFFF" style:text-underline-type="single" style:text-underline-style="solid" style:text-underline-width="auto" style:text-underline-mode="continuous"/>
    </style:style>
    <style:style style:name="T468" style:parent-style-name="Domyślnaczcionkaakapitu" style:family="text">
      <style:text-properties style:text-underline-type="single" style:text-underline-style="solid" style:text-underline-width="auto" style:text-underline-mode="continuous"/>
    </style:style>
    <style:style style:name="T469" style:parent-style-name="Domyślnaczcionkaakapitu" style:family="text">
      <style:text-properties fo:background-color="#80FFFF" style:text-underline-type="single" style:text-underline-style="solid" style:text-underline-width="auto" style:text-underline-mode="continuous"/>
    </style:style>
    <style:style style:name="T470" style:parent-style-name="Domyślnaczcionkaakapitu" style:family="text">
      <style:text-properties style:text-underline-type="single" style:text-underline-style="solid" style:text-underline-width="auto" style:text-underline-mode="continuous"/>
    </style:style>
    <style:style style:name="T471" style:parent-style-name="Domyślnaczcionkaakapitu" style:family="text">
      <style:text-properties fo:background-color="#80FFFF" style:text-underline-type="single" style:text-underline-style="solid" style:text-underline-width="auto" style:text-underline-mode="continuous"/>
    </style:style>
    <style:style style:name="T472" style:parent-style-name="Domyślnaczcionkaakapitu" style:family="text">
      <style:text-properties style:text-underline-type="single" style:text-underline-style="solid" style:text-underline-width="auto" style:text-underline-mode="continuous"/>
    </style:style>
    <style:style style:name="T473" style:parent-style-name="Domyślnaczcionkaakapitu" style:family="text">
      <style:text-properties fo:background-color="#80FFFF" style:text-underline-type="single" style:text-underline-style="solid" style:text-underline-width="auto" style:text-underline-mode="continuous"/>
    </style:style>
    <style:style style:name="T474" style:parent-style-name="Domyślnaczcionkaakapitu" style:family="text">
      <style:text-properties style:text-underline-type="single" style:text-underline-style="solid" style:text-underline-width="auto" style:text-underline-mode="continuous"/>
    </style:style>
    <style:style style:name="P475" style:parent-style-name="Normalny" style:family="paragraph">
      <style:paragraph-properties fo:text-align="justify" fo:line-height="150%" fo:text-indent="0.2479in"/>
    </style:style>
    <style:style style:name="P476" style:parent-style-name="Normalny" style:family="paragraph">
      <style:paragraph-properties fo:text-align="justify" fo:line-height="150%">
        <style:tab-stops>
          <style:tab-stop style:type="left" style:leader-style="solid" style:leader-text="_" style:position="1.2506in"/>
        </style:tab-stops>
      </style:paragraph-properties>
    </style:style>
    <style:style style:name="T477" style:parent-style-name="Domyślnaczcionkaakapitu" style:family="text">
      <style:text-properties style:text-underline-type="single" style:text-underline-style="solid" style:text-underline-width="auto" style:text-underline-mode="continuous"/>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tab-stops>
          <style:tab-stop style:type="left" style:leader-style="solid" style:leader-text="_" style:position="1.2506in"/>
        </style:tab-stops>
      </style:paragraph-properties>
    </style:style>
    <style:style style:name="P480" style:parent-style-name="Normalny" style:family="paragraph">
      <style:paragraph-properties fo:text-align="justify" fo:line-height="150%">
        <style:tab-stops>
          <style:tab-stop style:type="left" style:leader-style="solid" style:leader-text="_" style:position="1.2506in"/>
        </style:tab-stops>
      </style:paragraph-properties>
    </style:style>
    <style:style style:name="T481" style:parent-style-name="Domyślnaczcionkaakapitu" style:family="text">
      <style:text-properties style:text-underline-type="single" style:text-underline-style="solid" style:text-underline-width="auto" style:text-underline-mode="continuous"/>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P484" style:parent-style-name="Normalny" style:family="paragraph">
      <style:paragraph-properties fo:text-align="justify" fo:line-height="150%"/>
    </style:style>
    <style:style style:name="T485" style:parent-style-name="Domyślnaczcionkaakapitu" style:family="text">
      <style:text-properties style:text-underline-type="single" style:text-underline-style="solid" style:text-underline-width="auto" style:text-underline-mode="continuous"/>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P488" style:parent-style-name="Normalny" style:family="paragraph">
      <style:paragraph-properties fo:text-align="justify" fo:line-height="150%" fo:text-indent="0.2479in"/>
    </style:style>
    <style:style style:name="P489" style:parent-style-name="Normalny" style:family="paragraph">
      <style:paragraph-properties fo:text-align="justify" fo:line-height="150%"/>
    </style:style>
    <style:style style:name="T490" style:parent-style-name="Domyślnaczcionkaakapitu" style:family="text">
      <style:text-properties style:text-underline-type="single" style:text-underline-style="solid" style:text-underline-width="auto" style:text-underline-mode="continuous"/>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style:style>
    <style:style style:name="T495" style:parent-style-name="Domyślnaczcionkaakapitu" style:family="text">
      <style:text-properties style:text-underline-type="single" style:text-underline-style="solid" style:text-underline-width="auto" style:text-underline-mode="continuous"/>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479in"/>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style:style>
    <style:style style:name="T510" style:parent-style-name="Domyślnaczcionkaakapitu" style:family="text">
      <style:text-properties style:text-underline-type="single" style:text-underline-style="solid" style:text-underline-width="auto" style:text-underline-mode="continuous"/>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P513" style:parent-style-name="Normalny" style:family="paragraph">
      <style:paragraph-properties fo:text-align="justify" fo:line-height="150%"/>
    </style:style>
    <style:style style:name="T514" style:parent-style-name="Domyślnaczcionkaakapitu" style:family="text">
      <style:text-properties style:text-underline-type="single" style:text-underline-style="solid" style:text-underline-width="auto" style:text-underline-mode="continuous"/>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479in"/>
    </style:style>
    <style:style style:name="P517" style:parent-style-name="Normalny" style:family="paragraph">
      <style:paragraph-properties fo:text-align="justify" fo:line-height="150%"/>
    </style:style>
    <style:style style:name="T518" style:parent-style-name="Domyślnaczcionkaakapitu" style:family="text">
      <style:text-properties style:text-underline-type="single" style:text-underline-style="solid" style:text-underline-width="auto" style:text-underline-mode="continuous"/>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style:style>
    <style:style style:name="T523" style:parent-style-name="Domyślnaczcionkaakapitu" style:family="text">
      <style:text-properties style:text-underline-type="single" style:text-underline-style="solid" style:text-underline-width="auto" style:text-underline-mode="continuous"/>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P556" style:parent-style-name="Normalny" style:family="paragraph">
      <style:paragraph-properties fo:text-align="justify" fo:line-height="150%" fo:text-indent="0.2479in">
        <style:tab-stops>
          <style:tab-stop style:type="left" style:leader-style="solid" style:leader-text="_" style:position="1.1402in"/>
        </style:tab-stops>
      </style:paragraph-properties>
    </style:style>
    <style:style style:name="P557" style:parent-style-name="Normalny" style:family="paragraph">
      <style:paragraph-properties fo:text-align="justify" fo:line-height="150%">
        <style:tab-stops>
          <style:tab-stop style:type="left" style:leader-style="solid" style:leader-text="_" style:position="1.1402in"/>
        </style:tab-stops>
      </style:paragraph-properties>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P561" style:parent-style-name="Normalny" style:family="paragraph">
      <style:paragraph-properties fo:text-align="justify" fo:line-height="150%"/>
    </style:style>
    <style:style style:name="T562" style:parent-style-name="Domyślnaczcionkaakapitu" style:family="text">
      <style:text-properties style:text-underline-type="single" style:text-underline-style="solid" style:text-underline-width="auto" style:text-underline-mode="continuous"/>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style:style>
    <style:style style:name="T568" style:parent-style-name="Domyślnaczcionkaakapitu" style:family="text">
      <style:text-properties style:text-underline-type="single" style:text-underline-style="solid" style:text-underline-width="auto" style:text-underline-mode="continuous"/>
    </style:style>
    <style:style style:name="T569" style:parent-style-name="Domyślnaczcionkaakapitu" style:family="text">
      <style:text-properties fo:background-color="#80FFFF" style:text-underline-type="single" style:text-underline-style="solid" style:text-underline-width="auto" style:text-underline-mode="continuous"/>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T573" style:parent-style-name="Domyślnaczcionkaakapitu" style:family="text">
      <style:text-properties fo:background-color="#80FFFF" style:text-underline-type="single" style:text-underline-style="solid" style:text-underline-width="auto" style:text-underline-mode="continuous"/>
    </style:style>
    <style:style style:name="P574" style:parent-style-name="Normalny" style:family="paragraph">
      <style:paragraph-properties fo:text-align="justify" fo:line-height="150%" fo:text-indent="0.2479in">
        <style:tab-stops>
          <style:tab-stop style:type="left" style:leader-style="solid" style:leader-text="_" style:position="1.2534in"/>
        </style:tab-stops>
      </style:paragraph-properties>
    </style:style>
    <style:style style:name="P575" style:parent-style-name="Normalny" style:family="paragraph">
      <style:paragraph-properties fo:text-align="justify" fo:line-height="150%">
        <style:tab-stops>
          <style:tab-stop style:type="left" style:leader-style="solid" style:leader-text="_" style:position="1.2534in"/>
        </style:tab-stops>
      </style:paragraph-properties>
    </style:style>
    <style:style style:name="T576" style:parent-style-name="Domyślnaczcionkaakapitu" style:family="text">
      <style:text-properties style:text-underline-type="single" style:text-underline-style="solid" style:text-underline-width="auto" style:text-underline-mode="continuous"/>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style:style>
    <style:style style:name="T582" style:parent-style-name="Domyślnaczcionkaakapitu" style:family="text">
      <style:text-properties fo:background-color="#80FFFF" style:text-underline-type="single" style:text-underline-style="solid" style:text-underline-width="auto" style:text-underline-mode="continuous"/>
    </style:style>
    <style:style style:name="T583" style:parent-style-name="Domyślnaczcionkaakapitu" style:family="text">
      <style:text-properties style:text-underline-type="single" style:text-underline-style="solid" style:text-underline-width="auto" style:text-underline-mode="continuous"/>
    </style:style>
    <style:style style:name="T584" style:parent-style-name="Domyślnaczcionkaakapitu" style:family="text">
      <style:text-properties fo:background-color="#80FFFF" style:text-underline-type="single" style:text-underline-style="solid" style:text-underline-width="auto" style:text-underline-mode="continuous"/>
    </style:style>
    <style:style style:name="T585" style:parent-style-name="Domyślnaczcionkaakapitu" style:family="text">
      <style:text-properties style:text-underline-type="single" style:text-underline-style="solid" style:text-underline-width="auto" style:text-underline-mode="continuous"/>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479in"/>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style:style>
    <style:style style:name="T596" style:parent-style-name="Domyślnaczcionkaakapitu" style:family="text">
      <style:text-properties style:text-underline-type="single" style:text-underline-style="solid" style:text-underline-width="auto" style:text-underline-mode="continuous"/>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479in"/>
    </style:style>
    <style:style style:name="P599" style:parent-style-name="Normalny" style:family="paragraph">
      <style:paragraph-properties fo:text-align="justify" fo:line-height="150%"/>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style:style>
    <style:style style:name="T606" style:parent-style-name="Domyślnaczcionkaakapitu" style:family="text">
      <style:text-properties fo:background-color="#80FFFF" style:text-underline-type="single" style:text-underline-style="solid" style:text-underline-width="auto" style:text-underline-mode="continuous"/>
    </style:style>
    <style:style style:name="T607" style:parent-style-name="Domyślnaczcionkaakapitu" style:family="text">
      <style:text-properties style:text-underline-type="single" style:text-underline-style="solid" style:text-underline-width="auto" style:text-underline-mode="continuous"/>
    </style:style>
    <style:style style:name="P608" style:parent-style-name="Normalny" style:family="paragraph">
      <style:paragraph-properties fo:text-align="justify" fo:line-height="150%" fo:text-indent="0.2479in">
        <style:tab-stops>
          <style:tab-stop style:type="left" style:leader-style="solid" style:leader-text="_" style:position="1.1333in"/>
        </style:tab-stops>
      </style:paragraph-properties>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style:tab-stops>
          <style:tab-stop style:type="left" style:leader-style="solid" style:leader-text="_" style:position="1.1333in"/>
        </style:tab-stops>
      </style:paragraph-properties>
    </style:style>
    <style:style style:name="T611" style:parent-style-name="Domyślnaczcionkaakapitu" style:family="text">
      <style:text-properties style:text-underline-type="single" style:text-underline-style="solid" style:text-underline-width="auto" style:text-underline-mode="continuous"/>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style:style>
    <style:style style:name="T637" style:parent-style-name="Domyślnaczcionkaakapitu" style:family="text">
      <style:text-properties style:text-underline-type="single" style:text-underline-style="solid" style:text-underline-width="auto" style:text-underline-mode="continuous"/>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P642" style:parent-style-name="Normalny" style:family="paragraph">
      <style:paragraph-properties fo:text-align="justify" fo:line-height="150%"/>
    </style:style>
    <style:style style:name="T643" style:parent-style-name="Domyślnaczcionkaakapitu" style:family="text">
      <style:text-properties style:text-underline-type="single" style:text-underline-style="solid" style:text-underline-width="auto" style:text-underline-mode="continuous"/>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style:style>
    <style:style style:name="T649" style:parent-style-name="Domyślnaczcionkaakapitu" style:family="text">
      <style:text-properties style:text-underline-type="single" style:text-underline-style="solid" style:text-underline-width="auto" style:text-underline-mode="continuous"/>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P652" style:parent-style-name="Normalny" style:family="paragraph">
      <style:paragraph-properties fo:text-align="justify" fo:line-height="150%"/>
    </style:style>
    <style:style style:name="T653" style:parent-style-name="Domyślnaczcionkaakapitu" style:family="text">
      <style:text-properties style:text-underline-type="single" style:text-underline-style="solid" style:text-underline-width="auto" style:text-underline-mode="continuous"/>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style:style>
    <style:style style:name="T672" style:parent-style-name="Domyślnaczcionkaakapitu" style:family="text">
      <style:text-properties style:text-underline-type="single" style:text-underline-style="solid" style:text-underline-width="auto" style:text-underline-mode="continuous"/>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479in"/>
      <style:text-properties fo:background-color="#80FFFF"/>
    </style:style>
    <style:style style:name="P675" style:parent-style-name="Normalny" style:family="paragraph">
      <style:paragraph-properties fo:text-align="justify" fo:line-height="150%"/>
    </style:style>
    <style:style style:name="T676" style:parent-style-name="Domyślnaczcionkaakapitu" style:family="text">
      <style:text-properties style:text-underline-type="single" style:text-underline-style="solid" style:text-underline-width="auto" style:text-underline-mode="continuous"/>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479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style:style>
    <style:style style:name="T682" style:parent-style-name="Domyślnaczcionkaakapitu" style:family="text">
      <style:text-properties style:text-underline-type="single" style:text-underline-style="solid" style:text-underline-width="auto" style:text-underline-mode="continuous"/>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479in"/>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style:style>
    <style:style style:name="T689" style:parent-style-name="Domyślnaczcionkaakapitu" style:family="text">
      <style:text-properties style:text-underline-type="single" style:text-underline-style="solid" style:text-underline-width="auto" style:text-underline-mode="continuous"/>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P692" style:parent-style-name="Normalny" style:family="paragraph">
      <style:paragraph-properties fo:text-align="justify" fo:line-height="150%"/>
    </style:style>
    <style:style style:name="T693" style:parent-style-name="Domyślnaczcionkaakapitu" style:family="text">
      <style:text-properties style:text-underline-type="single" style:text-underline-style="solid" style:text-underline-width="auto" style:text-underline-mode="continuous"/>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tab-stops>
          <style:tab-stop style:type="left" style:position="1.2798in"/>
        </style:tab-stops>
      </style:paragraph-properties>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style:tab-stops>
          <style:tab-stop style:type="left" style:position="1.2798in"/>
        </style:tab-stops>
      </style:paragraph-properties>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text-underline-type="single" style:text-underline-style="solid" style:text-underline-width="auto" style:text-underline-mode="continuous"/>
    </style:style>
    <style:style style:name="T710" style:parent-style-name="Domyślnaczcionkaakapitu" style:family="text">
      <style:text-properties style:text-underline-type="single" style:text-underline-style="solid" style:text-underline-width="auto" style:text-underline-mode="continuous"/>
    </style:style>
    <style:style style:name="P711" style:parent-style-name="Normalny" style:family="paragraph">
      <style:paragraph-properties fo:text-align="justify" fo:line-height="150%" fo:text-indent="0.2479in">
        <style:tab-stops>
          <style:tab-stop style:type="left" style:position="1.2798in"/>
        </style:tab-stops>
      </style:paragraph-properties>
    </style:style>
    <style:style style:name="P712" style:parent-style-name="Normalny" style:family="paragraph">
      <style:paragraph-properties fo:text-align="justify" fo:line-height="150%">
        <style:tab-stops>
          <style:tab-stop style:type="left" style:position="1.2798in"/>
        </style:tab-stops>
      </style:paragraph-properties>
    </style:style>
    <style:style style:name="T713" style:parent-style-name="Domyślnaczcionkaakapitu" style:family="text">
      <style:text-properties style:text-underline-type="single" style:text-underline-style="solid" style:text-underline-width="auto" style:text-underline-mode="continuous"/>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style:style>
    <style:style style:name="T723" style:parent-style-name="Domyślnaczcionkaakapitu" style:family="text">
      <style:text-properties style:text-underline-type="single" style:text-underline-style="solid" style:text-underline-width="auto" style:text-underline-mode="continuous"/>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479in"/>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style:style>
    <style:style style:name="T732" style:parent-style-name="Domyślnaczcionkaakapitu" style:family="text">
      <style:text-properties style:text-underline-type="single" style:text-underline-style="solid" style:text-underline-width="auto" style:text-underline-mode="continuous"/>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479in"/>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style:style>
    <style:style style:name="T747" style:parent-style-name="Domyślnaczcionkaakapitu" style:family="text">
      <style:text-properties style:text-underline-type="single" style:text-underline-style="solid" style:text-underline-width="auto" style:text-underline-mode="continuous"/>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P750" style:parent-style-name="Normalny" style:family="paragraph">
      <style:paragraph-properties fo:text-align="justify" fo:line-height="150%" fo:text-indent="0.2479in"/>
    </style:style>
    <style:style style:name="P751" style:parent-style-name="Normalny" style:family="paragraph">
      <style:paragraph-properties fo:text-align="justify" fo:line-height="150%" fo:text-indent="0.2479in"/>
    </style:style>
    <style:style style:name="P752" style:parent-style-name="Normalny" style:family="paragraph">
      <style:paragraph-properties fo:text-align="justify" fo:line-height="150%"/>
    </style:style>
    <style:style style:name="T753" style:parent-style-name="Domyślnaczcionkaakapitu" style:family="text">
      <style:text-properties style:text-underline-type="single" style:text-underline-style="solid" style:text-underline-width="auto" style:text-underline-mode="continuous"/>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P756" style:parent-style-name="Normalny" style:family="paragraph">
      <style:paragraph-properties fo:text-align="justify" fo:line-height="150%"/>
    </style:style>
    <style:style style:name="T757" style:parent-style-name="Domyślnaczcionkaakapitu" style:family="text">
      <style:text-properties style:text-underline-type="single" style:text-underline-style="solid" style:text-underline-width="auto" style:text-underline-mode="continuous"/>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style:style>
    <style:style style:name="T773" style:parent-style-name="Domyślnaczcionkaakapitu" style:family="text">
      <style:text-properties style:text-underline-type="single" style:text-underline-style="solid" style:text-underline-width="auto" style:text-underline-mode="continuous"/>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479in"/>
    </style:style>
    <style:style style:name="P778" style:parent-style-name="Normalny" style:family="paragraph">
      <style:paragraph-properties fo:text-align="justify" fo:line-height="150%"/>
    </style:style>
    <style:style style:name="P779" style:parent-style-name="Normalny" style:family="paragraph">
      <style:paragraph-properties fo:text-align="justify" fo:line-height="150%"/>
    </style:style>
    <style:style style:name="P780" style:parent-style-name="Normalny" style:family="paragraph">
      <style:paragraph-properties fo:text-align="justify" fo:line-height="150%"/>
    </style:style>
    <style:style style:name="P781" style:parent-style-name="Normalny" style:family="paragraph">
      <style:paragraph-properties fo:text-align="justify" fo:line-height="150%"/>
    </style:style>
    <style:style style:name="T782" style:parent-style-name="Domyślnaczcionkaakapitu" style:family="text">
      <style:text-properties style:text-underline-type="single" style:text-underline-style="solid" style:text-underline-width="auto" style:text-underline-mode="continuous"/>
    </style:style>
    <style:style style:name="T783" style:parent-style-name="Domyślnaczcionkaakapitu" style:family="text">
      <style:text-properties fo:background-color="#80FFFF" style:text-underline-type="single" style:text-underline-style="solid" style:text-underline-width="auto" style:text-underline-mode="continuous"/>
    </style:style>
    <style:style style:name="T784" style:parent-style-name="Domyślnaczcionkaakapitu" style:family="text">
      <style:text-properties style:text-underline-type="single" style:text-underline-style="solid" style:text-underline-width="auto" style:text-underline-mode="continuous"/>
    </style:style>
    <style:style style:name="T785" style:parent-style-name="Domyślnaczcionkaakapitu" style:family="text">
      <style:text-properties fo:background-color="#80FFFF" style:text-underline-type="single" style:text-underline-style="solid" style:text-underline-width="auto" style:text-underline-mode="continuous"/>
    </style:style>
    <style:style style:name="T786" style:parent-style-name="Domyślnaczcionkaakapitu" style:family="text">
      <style:text-properties style:text-underline-type="single" style:text-underline-style="solid" style:text-underline-width="auto" style:text-underline-mode="continuous"/>
    </style:style>
    <style:style style:name="T787" style:parent-style-name="Domyślnaczcionkaakapitu" style:family="text">
      <style:text-properties fo:background-color="#80FFFF" style:text-underline-type="single" style:text-underline-style="solid" style:text-underline-width="auto" style:text-underline-mode="continuous"/>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479in"/>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fo:text-indent="0.2479in"/>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fo:text-indent="0.2479in"/>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P833" style:parent-style-name="Normalny" style:family="paragraph">
      <style:paragraph-properties fo:text-align="justify" fo:line-height="150%" fo:text-indent="0.2479in"/>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479in"/>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P902" style:parent-style-name="Normalny" style:family="paragraph">
      <style:paragraph-properties fo:text-align="justify" fo:line-height="150%" fo:text-indent="0.2479in"/>
    </style:style>
    <style:style style:name="P903" style:parent-style-name="Normalny" style:family="paragraph">
      <style:paragraph-properties fo:text-align="justify" fo:line-height="150%" fo:text-indent="0.2479in"/>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fo:text-indent="0.2479in"/>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style:style>
    <style:style style:name="T933" style:parent-style-name="Domyślnaczcionkaakapitu" style:family="text">
      <style:text-properties style:text-underline-type="single" style:text-underline-style="solid" style:text-underline-width="auto" style:text-underline-mode="continuous"/>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T939" style:parent-style-name="Domyślnaczcionkaakapitu" style:family="text">
      <style:text-properties fo:background-color="#80FFFF" style:text-underline-type="single" style:text-underline-style="solid" style:text-underline-width="auto" style:text-underline-mode="continuous"/>
    </style:style>
    <style:style style:name="T940" style:parent-style-name="Domyślnaczcionkaakapitu" style:family="text">
      <style:text-properties style:text-underline-type="single" style:text-underline-style="solid" style:text-underline-width="auto" style:text-underline-mode="continuous"/>
    </style:style>
    <style:style style:name="T941" style:parent-style-name="Domyślnaczcionkaakapitu" style:family="text">
      <style:text-properties fo:background-color="#80FFFF" style:text-underline-type="single" style:text-underline-style="solid" style:text-underline-width="auto" style:text-underline-mode="continuous"/>
    </style:style>
    <style:style style:name="T942" style:parent-style-name="Domyślnaczcionkaakapitu" style:family="text">
      <style:text-properties style:text-underline-type="single" style:text-underline-style="solid" style:text-underline-width="auto" style:text-underline-mode="continuous"/>
    </style:style>
    <style:style style:name="T943" style:parent-style-name="Domyślnaczcionkaakapitu" style:family="text">
      <style:text-properties fo:background-color="#80FFFF" style:text-underline-type="single" style:text-underline-style="solid" style:text-underline-width="auto" style:text-underline-mode="continuous"/>
    </style:style>
    <style:style style:name="T944" style:parent-style-name="Domyślnaczcionkaakapitu" style:family="text">
      <style:text-properties style:text-underline-type="single" style:text-underline-style="solid" style:text-underline-width="auto" style:text-underline-mode="continuous"/>
    </style:style>
    <style:style style:name="P945" style:parent-style-name="Normalny" style:family="paragraph">
      <style:paragraph-properties fo:text-align="justify" fo:line-height="150%" fo:text-indent="0.2479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fo:text-indent="0.2479in"/>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style:style>
    <style:style style:name="T952" style:parent-style-name="Domyślnaczcionkaakapitu" style:family="text">
      <style:text-properties style:text-underline-type="single" style:text-underline-style="solid" style:text-underline-width="auto" style:text-underline-mode="continuous"/>
    </style:style>
    <style:style style:name="T953" style:parent-style-name="Domyślnaczcionkaakapitu" style:family="text">
      <style:text-properties fo:background-color="#80FFFF" style:text-underline-type="single" style:text-underline-style="solid" style:text-underline-width="auto" style:text-underline-mode="continuous"/>
    </style:style>
    <style:style style:name="T954" style:parent-style-name="Domyślnaczcionkaakapitu" style:family="text">
      <style:text-properties style:text-underline-type="single" style:text-underline-style="solid" style:text-underline-width="auto" style:text-underline-mode="continuous"/>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style:style>
    <style:style style:name="T961" style:parent-style-name="Domyślnaczcionkaakapitu" style:family="text">
      <style:text-properties style:text-underline-type="single" style:text-underline-style="solid" style:text-underline-width="auto" style:text-underline-mode="continuous"/>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style:style>
    <style:style style:name="T970" style:parent-style-name="Domyślnaczcionkaakapitu" style:family="text">
      <style:text-properties style:text-underline-type="single" style:text-underline-style="solid" style:text-underline-width="auto" style:text-underline-mode="continuous"/>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style:style>
    <style:style style:name="T975" style:parent-style-name="Domyślnaczcionkaakapitu" style:family="text">
      <style:text-properties style:text-underline-type="single" style:text-underline-style="solid" style:text-underline-width="auto" style:text-underline-mode="continuous"/>
    </style:style>
    <style:style style:name="T976" style:parent-style-name="Domyślnaczcionkaakapitu" style:family="text">
      <style:text-properties fo:background-color="#80FFFF"/>
    </style:style>
    <style:style style:name="P977" style:parent-style-name="Normalny" style:family="paragraph">
      <style:paragraph-properties fo:text-align="justify" fo:line-height="150%" fo:text-indent="0.2479in"/>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479in"/>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479in"/>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P994" style:parent-style-name="Normalny" style:family="paragraph">
      <style:paragraph-properties fo:text-align="justify" fo:line-height="150%"/>
    </style:style>
    <style:style style:name="T995" style:parent-style-name="Domyślnaczcionkaakapitu" style:family="text">
      <style:text-properties style:text-underline-type="single" style:text-underline-style="solid" style:text-underline-width="auto" style:text-underline-mode="continuous"/>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style:style>
    <style:style style:name="T1004" style:parent-style-name="Domyślnaczcionkaakapitu" style:family="text">
      <style:text-properties style:text-underline-type="single" style:text-underline-style="solid" style:text-underline-width="auto" style:text-underline-mode="continuous"/>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P1007" style:parent-style-name="Normalny" style:family="paragraph">
      <style:paragraph-properties fo:text-align="justify" fo:line-height="150%"/>
    </style:style>
    <style:style style:name="T1008" style:parent-style-name="Domyślnaczcionkaakapitu" style:family="text">
      <style:text-properties style:text-underline-type="single" style:text-underline-style="solid" style:text-underline-width="auto" style:text-underline-mode="continuous"/>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P1019" style:parent-style-name="Normalny" style:family="paragraph">
      <style:paragraph-properties fo:text-align="justify" fo:line-height="150%"/>
    </style:style>
    <style:style style:name="T1020" style:parent-style-name="Domyślnaczcionkaakapitu" style:family="text">
      <style:text-properties style:text-underline-type="single" style:text-underline-style="solid" style:text-underline-width="auto" style:text-underline-mode="continuous"/>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style:style>
    <style:style style:name="T1025" style:parent-style-name="Domyślnaczcionkaakapitu" style:family="text">
      <style:text-properties style:text-underline-type="single" style:text-underline-style="solid" style:text-underline-width="auto" style:text-underline-mode="continuous"/>
    </style:style>
    <style:style style:name="P1026" style:parent-style-name="Normalny" style:family="paragraph">
      <style:paragraph-properties fo:text-align="justify" fo:line-height="150%" fo:text-indent="0.2479in">
        <style:tab-stops>
          <style:tab-stop style:type="left" style:leader-style="solid" style:leader-text="_" style:position="1.35in"/>
        </style:tab-stops>
      </style:paragraph-properties>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style:tab-stops>
          <style:tab-stop style:type="left" style:leader-style="solid" style:leader-text="_" style:position="1.35in"/>
        </style:tab-stops>
      </style:paragraph-properties>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style:style>
    <style:style style:name="P1034" style:parent-style-name="Normalny" style:family="paragraph">
      <style:paragraph-properties fo:text-align="justify" fo:line-height="150%"/>
    </style:style>
    <style:style style:name="P1035" style:parent-style-name="Normalny" style:family="paragraph">
      <style:paragraph-properties fo:text-align="justify" fo:line-height="150%"/>
    </style:style>
    <style:style style:name="P1036" style:parent-style-name="Normalny" style:family="paragraph">
      <style:paragraph-properties fo:text-align="justify" fo:line-height="150%"/>
    </style:style>
    <style:style style:name="T1037" style:parent-style-name="Domyślnaczcionkaakapitu" style:family="text">
      <style:text-properties style:text-underline-type="single" style:text-underline-style="solid" style:text-underline-width="auto" style:text-underline-mode="continuous"/>
    </style:style>
    <style:style style:name="P1038" style:parent-style-name="Normalny" style:family="paragraph">
      <style:paragraph-properties fo:text-align="justify" fo:line-height="150%" fo:text-indent="0.2479in"/>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text-underline-type="single" style:text-underline-style="solid" style:text-underline-width="auto" style:text-underline-mode="continuous"/>
    </style:style>
    <style:style style:name="T1044" style:parent-style-name="Domyślnaczcionkaakapitu" style:family="text">
      <style:text-properties style:text-underline-type="single" style:text-underline-style="solid" style:text-underline-width="auto" style:text-underline-mode="continuous"/>
    </style:style>
    <style:style style:name="P1045" style:parent-style-name="Normalny" style:family="paragraph">
      <style:paragraph-properties fo:text-align="justify" fo:line-height="150%" fo:text-indent="0.2479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479in"/>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P1084" style:parent-style-name="Normalny" style:family="paragraph">
      <style:paragraph-properties fo:text-align="justify" fo:line-height="150%" fo:text-indent="0.2479in"/>
    </style:style>
    <style:style style:name="P1085" style:parent-style-name="Normalny" style:family="paragraph">
      <style:paragraph-properties fo:text-align="justify" fo:line-height="150%"/>
    </style:style>
    <style:style style:name="T1086" style:parent-style-name="Domyślnaczcionkaakapitu" style:family="text">
      <style:text-properties style:text-underline-type="single" style:text-underline-style="solid" style:text-underline-width="auto" style:text-underline-mode="continuous"/>
    </style:style>
    <style:style style:name="T1087" style:parent-style-name="Domyślnaczcionkaakapitu" style:family="text">
      <style:text-properties fo:background-color="#80FFFF" style:text-underline-type="single" style:text-underline-style="solid" style:text-underline-width="auto" style:text-underline-mode="continuous"/>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P1091" style:parent-style-name="Normalny" style:family="paragraph">
      <style:paragraph-properties fo:text-align="justify" fo:line-height="150%" fo:text-indent="0.2479in"/>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fo:text-indent="0.2479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P1112" style:parent-style-name="Normalny" style:family="paragraph">
      <style:paragraph-properties fo:text-align="justify" fo:line-height="150%" fo:text-indent="0.2479in"/>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fo:text-indent="0.2479in"/>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P1135" style:parent-style-name="Normalny" style:family="paragraph">
      <style:paragraph-properties fo:text-align="justify" fo:line-height="150%"/>
    </style:style>
    <style:style style:name="T1136" style:parent-style-name="Domyślnaczcionkaakapitu" style:family="text">
      <style:text-properties style:text-underline-type="single" style:text-underline-style="solid" style:text-underline-width="auto" style:text-underline-mode="continuous"/>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style:style>
    <style:style style:name="T1141" style:parent-style-name="Domyślnaczcionkaakapitu" style:family="text">
      <style:text-properties style:text-underline-type="single" style:text-underline-style="solid" style:text-underline-width="auto" style:text-underline-mode="continuous"/>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style:style>
    <style:style style:name="T1145" style:parent-style-name="Domyślnaczcionkaakapitu" style:family="text">
      <style:text-properties style:text-underline-type="single" style:text-underline-style="solid" style:text-underline-width="auto" style:text-underline-mode="continuous"/>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P1162" style:parent-style-name="Normalny" style:family="paragraph">
      <style:paragraph-properties fo:text-align="justify" fo:line-height="150%"/>
    </style:style>
    <style:style style:name="T1163" style:parent-style-name="Domyślnaczcionkaakapitu" style:family="text">
      <style:text-properties style:text-underline-type="single" style:text-underline-style="solid" style:text-underline-width="auto" style:text-underline-mode="continuous"/>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fo:text-indent="0.2479in"/>
    </style:style>
    <style:style style:name="P1166" style:parent-style-name="Normalny" style:family="paragraph">
      <style:paragraph-properties fo:text-align="justify" fo:line-height="150%"/>
    </style:style>
    <style:style style:name="T1167" style:parent-style-name="Domyślnaczcionkaakapitu" style:family="text">
      <style:text-properties style:text-underline-type="single" style:text-underline-style="solid" style:text-underline-width="auto" style:text-underline-mode="continuous"/>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P1173" style:parent-style-name="Normalny" style:family="paragraph">
      <style:paragraph-properties fo:text-align="justify" fo:line-height="150%"/>
    </style:style>
    <style:style style:name="T1174" style:parent-style-name="Domyślnaczcionkaakapitu" style:family="text">
      <style:text-properties style:text-underline-type="single" style:text-underline-style="solid" style:text-underline-width="auto" style:text-underline-mode="continuous"/>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fo:text-indent="0.2479in"/>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479in"/>
    </style:style>
    <style:style style:name="P1186" style:parent-style-name="Normalny" style:family="paragraph">
      <style:paragraph-properties fo:text-align="justify" fo:line-height="150%"/>
    </style:style>
    <style:style style:name="T1187" style:parent-style-name="Domyślnaczcionkaakapitu" style:family="text">
      <style:text-properties style:text-underline-type="single" style:text-underline-style="solid" style:text-underline-width="auto" style:text-underline-mode="continuous"/>
    </style:style>
    <style:style style:name="T1188" style:parent-style-name="Domyślnaczcionkaakapitu" style:family="text">
      <style:text-properties fo:background-color="#80FFFF"/>
    </style:style>
    <style:style style:name="P1189" style:parent-style-name="Normalny" style:family="paragraph">
      <style:paragraph-properties fo:text-align="justify" fo:line-height="150%" fo:text-indent="0.2479in"/>
    </style:style>
    <style:style style:name="P1190" style:parent-style-name="Normalny" style:family="paragraph">
      <style:paragraph-properties fo:text-align="justify" fo:line-height="150%"/>
    </style:style>
    <style:style style:name="T1191" style:parent-style-name="Domyślnaczcionkaakapitu" style:family="text">
      <style:text-properties style:text-underline-type="single" style:text-underline-style="solid" style:text-underline-width="auto" style:text-underline-mode="continuous"/>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style:style>
    <style:style style:name="T1207" style:parent-style-name="Domyślnaczcionkaakapitu" style:family="text">
      <style:text-properties style:text-underline-type="single" style:text-underline-style="solid" style:text-underline-width="auto" style:text-underline-mode="continuous"/>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P1213" style:parent-style-name="Normalny" style:family="paragraph">
      <style:paragraph-properties fo:text-align="justify" fo:line-height="150%"/>
    </style:style>
    <style:style style:name="T1214" style:parent-style-name="Domyślnaczcionkaakapitu" style:family="text">
      <style:text-properties style:text-underline-type="single" style:text-underline-style="solid" style:text-underline-width="auto" style:text-underline-mode="continuous"/>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style:style>
    <style:style style:name="T1223" style:parent-style-name="Domyślnaczcionkaakapitu" style:family="text">
      <style:text-properties style:text-underline-type="single" style:text-underline-style="solid" style:text-underline-width="auto" style:text-underline-mode="continuous"/>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P1226" style:parent-style-name="Normalny" style:family="paragraph">
      <style:paragraph-properties fo:text-align="justify" fo:line-height="150%"/>
    </style:style>
    <style:style style:name="T1227" style:parent-style-name="Domyślnaczcionkaakapitu" style:family="text">
      <style:text-properties style:text-underline-type="single" style:text-underline-style="solid" style:text-underline-width="auto" style:text-underline-mode="continuous"/>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fo:text-indent="0.2479in"/>
    </style:style>
    <style:style style:name="P1230" style:parent-style-name="Normalny" style:family="paragraph">
      <style:paragraph-properties fo:text-align="justify" fo:line-height="150%" fo:text-indent="0.2479in"/>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fo:text-indent="0.2479in"/>
    </style:style>
    <style:style style:name="P1238" style:parent-style-name="Normalny" style:family="paragraph">
      <style:paragraph-properties fo:text-align="justify" fo:line-height="150%"/>
    </style:style>
    <style:style style:name="T1239" style:parent-style-name="Domyślnaczcionkaakapitu" style:family="text">
      <style:text-properties style:text-underline-type="single" style:text-underline-style="solid" style:text-underline-width="auto" style:text-underline-mode="continuous"/>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fo:text-indent="0.2479in"/>
    </style:style>
    <style:style style:name="P1242" style:parent-style-name="Normalny" style:family="paragraph">
      <style:paragraph-properties fo:text-align="justify" fo:line-height="150%">
        <style:tab-stops>
          <style:tab-stop style:type="left" style:leader-style="dotted" style:leader-text="." style:position="0.6in"/>
          <style:tab-stop style:type="left" style:leader-style="dotted" style:leader-text="." style:position="1.0347in"/>
        </style:tab-stops>
      </style:paragraph-properties>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style:style>
    <style:style style:name="T1249" style:parent-style-name="Domyślnaczcionkaakapitu" style:family="text">
      <style:text-properties style:text-underline-type="single" style:text-underline-style="solid" style:text-underline-width="auto" style:text-underline-mode="continuous"/>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style:style>
    <style:style style:name="P1255" style:parent-style-name="Normalny" style:family="paragraph">
      <style:paragraph-properties fo:text-align="justify" fo:line-height="150%"/>
    </style:style>
    <style:style style:name="T1256" style:parent-style-name="Domyślnaczcionkaakapitu" style:family="text">
      <style:text-properties style:text-underline-type="single" style:text-underline-style="solid" style:text-underline-width="auto" style:text-underline-mode="continuous"/>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style:style>
    <style:style style:name="T1262" style:parent-style-name="Domyślnaczcionkaakapitu" style:family="text">
      <style:text-properties style:text-underline-type="single" style:text-underline-style="solid" style:text-underline-width="auto" style:text-underline-mode="continuous"/>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style:style>
    <style:style style:name="T1266" style:parent-style-name="Domyślnaczcionkaakapitu" style:family="text">
      <style:text-properties style:text-underline-type="single" style:text-underline-style="solid" style:text-underline-width="auto" style:text-underline-mode="continuous"/>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479in"/>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479in"/>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style:style>
    <style:style style:name="T1297" style:parent-style-name="Domyślnaczcionkaakapitu" style:family="text">
      <style:text-properties style:text-underline-type="single" style:text-underline-style="solid" style:text-underline-width="auto" style:text-underline-mode="continuous"/>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479in"/>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fo:text-indent="0.2479in"/>
    </style:style>
    <style:style style:name="P1306" style:parent-style-name="Normalny" style:family="paragraph">
      <style:paragraph-properties fo:text-align="justify" fo:line-height="150%"/>
    </style:style>
    <style:style style:name="T1307" style:parent-style-name="Domyślnaczcionkaakapitu" style:family="text">
      <style:text-properties style:text-underline-type="single" style:text-underline-style="solid" style:text-underline-width="auto" style:text-underline-mode="continuous"/>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style:style>
    <style:style style:name="T1316" style:parent-style-name="Domyślnaczcionkaakapitu" style:family="text">
      <style:text-properties style:text-underline-type="single" style:text-underline-style="solid" style:text-underline-width="auto" style:text-underline-mode="continuous"/>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fo:text-indent="0.2479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text-underline-type="single" style:text-underline-style="solid" style:text-underline-width="auto" style:text-underline-mode="continuous"/>
    </style:style>
    <style:style style:name="T1328" style:parent-style-name="Domyślnaczcionkaakapitu" style:family="text">
      <style:text-properties style:text-underline-type="single" style:text-underline-style="solid" style:text-underline-width="auto" style:text-underline-mode="continuous"/>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style:style>
    <style:style style:name="T1332" style:parent-style-name="Domyślnaczcionkaakapitu" style:family="text">
      <style:text-properties style:text-underline-type="single" style:text-underline-style="solid" style:text-underline-width="auto" style:text-underline-mode="continuous"/>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style:style>
    <style:style style:name="T1344" style:parent-style-name="Domyślnaczcionkaakapitu" style:family="text">
      <style:text-properties style:text-underline-type="single" style:text-underline-style="solid" style:text-underline-width="auto" style:text-underline-mode="continuous"/>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P1347" style:parent-style-name="Normalny" style:family="paragraph">
      <style:paragraph-properties fo:text-align="justify" fo:line-height="150%"/>
    </style:style>
    <style:style style:name="T1348" style:parent-style-name="Domyślnaczcionkaakapitu" style:family="text">
      <style:text-properties style:text-underline-type="single" style:text-underline-style="solid" style:text-underline-width="auto" style:text-underline-mode="continuous"/>
    </style:style>
    <style:style style:name="T1349" style:parent-style-name="Domyślnaczcionkaakapitu" style:family="text">
      <style:text-properties fo:background-color="#80FFFF" style:text-underline-type="single" style:text-underline-style="solid" style:text-underline-width="auto" style:text-underline-mode="continuous"/>
    </style:style>
    <style:style style:name="T1350" style:parent-style-name="Domyślnaczcionkaakapitu" style:family="text">
      <style:text-properties style:text-underline-type="single" style:text-underline-style="solid" style:text-underline-width="auto" style:text-underline-mode="continuous"/>
    </style:style>
    <style:style style:name="T1351" style:parent-style-name="Domyślnaczcionkaakapitu" style:family="text">
      <style:text-properties fo:background-color="#80FFFF" style:text-underline-type="single" style:text-underline-style="solid" style:text-underline-width="auto" style:text-underline-mode="continuous"/>
    </style:style>
    <style:style style:name="T1352" style:parent-style-name="Domyślnaczcionkaakapitu" style:family="text">
      <style:text-properties style:text-underline-type="single" style:text-underline-style="solid" style:text-underline-width="auto" style:text-underline-mode="continuous"/>
    </style:style>
    <style:style style:name="P1353" style:parent-style-name="Normalny" style:family="paragraph">
      <style:paragraph-properties fo:text-align="justify" fo:line-height="150%" fo:text-indent="0.2479in"/>
    </style:style>
    <style:style style:name="P1354" style:parent-style-name="Normalny" style:family="paragraph">
      <style:paragraph-properties fo:text-align="justify" fo:line-height="150%"/>
    </style:style>
    <style:style style:name="T1355" style:parent-style-name="Domyślnaczcionkaakapitu" style:family="text">
      <style:text-properties style:text-underline-type="single" style:text-underline-style="solid" style:text-underline-width="auto" style:text-underline-mode="continuous"/>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479in"/>
    </style:style>
    <style:style style:name="P1361" style:parent-style-name="Normalny" style:family="paragraph">
      <style:paragraph-properties fo:text-align="justify" fo:line-height="150%"/>
    </style:style>
    <style:style style:name="T1362" style:parent-style-name="Domyślnaczcionkaakapitu" style:family="text">
      <style:text-properties style:text-underline-type="single" style:text-underline-style="solid" style:text-underline-width="auto" style:text-underline-mode="continuous"/>
    </style:style>
    <style:style style:name="T1363" style:parent-style-name="Domyślnaczcionkaakapitu" style:family="text">
      <style:text-properties fo:background-color="#80FFFF" style:text-underline-type="single" style:text-underline-style="solid" style:text-underline-width="auto" style:text-underline-mode="continuous"/>
    </style:style>
    <style:style style:name="T1364" style:parent-style-name="Domyślnaczcionkaakapitu" style:family="text">
      <style:text-properties style:text-underline-type="single" style:text-underline-style="solid" style:text-underline-width="auto" style:text-underline-mode="continuous"/>
    </style:style>
    <style:style style:name="T1365" style:parent-style-name="Domyślnaczcionkaakapitu" style:family="text">
      <style:text-properties fo:background-color="#80FFFF" style:text-underline-type="single" style:text-underline-style="solid" style:text-underline-width="auto" style:text-underline-mode="continuous"/>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fo:text-indent="0.2479in">
        <style:tab-stops>
          <style:tab-stop style:type="left" style:position="1.1333in"/>
        </style:tab-stops>
      </style:paragraph-properties>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style:tab-stops>
          <style:tab-stop style:type="left" style:position="1.1333in"/>
        </style:tab-stops>
      </style:paragraph-properties>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P1374" style:parent-style-name="Normalny" style:family="paragraph">
      <style:paragraph-properties fo:text-align="justify" fo:line-height="150%"/>
    </style:style>
    <style:style style:name="T1375" style:parent-style-name="Domyślnaczcionkaakapitu" style:family="text">
      <style:text-properties style:text-underline-type="single" style:text-underline-style="solid" style:text-underline-width="auto" style:text-underline-mode="continuous"/>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style:style>
    <style:style style:name="T1382" style:parent-style-name="Domyślnaczcionkaakapitu" style:family="text">
      <style:text-properties style:text-underline-type="single" style:text-underline-style="solid" style:text-underline-width="auto" style:text-underline-mode="continuous"/>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style:style>
    <style:style style:name="T1387" style:parent-style-name="Domyślnaczcionkaakapitu" style:family="text">
      <style:text-properties style:text-underline-type="single" style:text-underline-style="solid" style:text-underline-width="auto" style:text-underline-mode="continuous"/>
    </style:style>
    <style:style style:name="T1388" style:parent-style-name="Domyślnaczcionkaakapitu" style:family="text">
      <style:text-properties fo:background-color="#80FFFF" style:text-underline-type="single" style:text-underline-style="solid" style:text-underline-width="auto" style:text-underline-mode="continuous"/>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P1393" style:parent-style-name="Normalny" style:family="paragraph">
      <style:paragraph-properties fo:text-align="justify" fo:line-height="150%"/>
    </style:style>
    <style:style style:name="T1394" style:parent-style-name="Domyślnaczcionkaakapitu" style:family="text">
      <style:text-properties style:text-underline-type="single" style:text-underline-style="solid" style:text-underline-width="auto" style:text-underline-mode="continuous"/>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style:style>
    <style:style style:name="T1399" style:parent-style-name="Domyślnaczcionkaakapitu" style:family="text">
      <style:text-properties style:text-underline-type="single" style:text-underline-style="solid" style:text-underline-width="auto" style:text-underline-mode="continuous"/>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P1402" style:parent-style-name="Normalny" style:family="paragraph">
      <style:paragraph-properties fo:text-align="justify" fo:line-height="150%"/>
    </style:style>
    <style:style style:name="T1403" style:parent-style-name="Domyślnaczcionkaakapitu" style:family="text">
      <style:text-properties style:text-underline-type="single" style:text-underline-style="solid" style:text-underline-width="auto" style:text-underline-mode="continuous"/>
    </style:style>
    <style:style style:name="T1404" style:parent-style-name="Domyślnaczcionkaakapitu" style:family="text">
      <style:text-properties fo:background-color="#80FFFF" style:text-underline-type="single" style:text-underline-style="solid" style:text-underline-width="auto" style:text-underline-mode="continuous"/>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style:style>
    <style:style style:name="T1412" style:parent-style-name="Domyślnaczcionkaakapitu" style:family="text">
      <style:text-properties style:text-underline-type="single" style:text-underline-style="solid" style:text-underline-width="auto" style:text-underline-mode="continuous"/>
    </style:style>
    <style:style style:name="T1413" style:parent-style-name="Domyślnaczcionkaakapitu" style:family="text">
      <style:text-properties fo:background-color="#80FFFF" style:text-underline-type="single" style:text-underline-style="solid" style:text-underline-width="auto" style:text-underline-mode="continuous"/>
    </style:style>
    <style:style style:name="T1414" style:parent-style-name="Domyślnaczcionkaakapitu" style:family="text">
      <style:text-properties style:text-underline-type="single" style:text-underline-style="solid" style:text-underline-width="auto" style:text-underline-mode="continuous"/>
    </style:style>
    <style:style style:name="T1415" style:parent-style-name="Domyślnaczcionkaakapitu" style:family="text">
      <style:text-properties fo:background-color="#80FFFF" style:text-underline-type="single" style:text-underline-style="solid" style:text-underline-width="auto" style:text-underline-mode="continuous"/>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style:style>
    <style:style style:name="T1421" style:parent-style-name="Domyślnaczcionkaakapitu" style:family="text">
      <style:text-properties style:text-underline-type="single" style:text-underline-style="solid" style:text-underline-width="auto" style:text-underline-mode="continuous"/>
    </style:style>
    <style:style style:name="T1422" style:parent-style-name="Domyślnaczcionkaakapitu" style:family="text">
      <style:text-properties fo:background-color="#80FFFF" style:text-underline-type="single" style:text-underline-style="solid" style:text-underline-width="auto" style:text-underline-mode="continuous"/>
    </style:style>
    <style:style style:name="T1423" style:parent-style-name="Domyślnaczcionkaakapitu" style:family="text">
      <style:text-properties style:text-underline-type="single" style:text-underline-style="solid" style:text-underline-width="auto" style:text-underline-mode="continuous"/>
    </style:style>
    <style:style style:name="T1424" style:parent-style-name="Domyślnaczcionkaakapitu" style:family="text">
      <style:text-properties fo:background-color="#80FFFF" style:text-underline-type="single" style:text-underline-style="solid" style:text-underline-width="auto" style:text-underline-mode="continuous"/>
    </style:style>
    <style:style style:name="T1425" style:parent-style-name="Domyślnaczcionkaakapitu" style:family="text">
      <style:text-properties style:text-underline-type="single" style:text-underline-style="solid" style:text-underline-width="auto" style:text-underline-mode="continuous"/>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style:style>
    <style:style style:name="T1432" style:parent-style-name="Domyślnaczcionkaakapitu" style:family="text">
      <style:text-properties fo:background-color="#80FFFF" style:text-underline-type="single" style:text-underline-style="solid" style:text-underline-width="auto" style:text-underline-mode="continuous"/>
    </style:style>
    <style:style style:name="T1433" style:parent-style-name="Domyślnaczcionkaakapitu" style:family="text">
      <style:text-properties style:text-underline-type="single" style:text-underline-style="solid" style:text-underline-width="auto" style:text-underline-mode="continuous"/>
    </style:style>
    <style:style style:name="T1434" style:parent-style-name="Domyślnaczcionkaakapitu" style:family="text">
      <style:text-properties fo:background-color="#80FFFF" style:text-underline-type="single" style:text-underline-style="solid" style:text-underline-width="auto" style:text-underline-mode="continuous"/>
    </style:style>
    <style:style style:name="P1435" style:parent-style-name="Normalny" style:family="paragraph">
      <style:paragraph-properties fo:text-align="justify" fo:line-height="150%" fo:text-indent="0.2479in"/>
    </style:style>
    <style:style style:name="P1436" style:parent-style-name="Normalny" style:family="paragraph">
      <style:paragraph-properties fo:text-align="justify" fo:line-height="150%" fo:text-indent="0.2479in"/>
    </style:style>
    <style:style style:name="P1437" style:parent-style-name="Normalny" style:family="paragraph">
      <style:paragraph-properties fo:text-align="justify" fo:line-height="150%"/>
    </style:style>
    <style:style style:name="T1438" style:parent-style-name="Domyślnaczcionkaakapitu" style:family="text">
      <style:text-properties style:text-underline-type="single" style:text-underline-style="solid" style:text-underline-width="auto" style:text-underline-mode="continuous"/>
    </style:style>
    <style:style style:name="T1439" style:parent-style-name="Domyślnaczcionkaakapitu" style:family="text">
      <style:text-properties fo:background-color="#80FFFF" style:text-underline-type="single" style:text-underline-style="solid" style:text-underline-width="auto" style:text-underline-mode="continuous"/>
    </style:style>
    <style:style style:name="T1440" style:parent-style-name="Domyślnaczcionkaakapitu" style:family="text">
      <style:text-properties style:text-underline-type="single" style:text-underline-style="solid" style:text-underline-width="auto" style:text-underline-mode="continuous"/>
    </style:style>
    <style:style style:name="P1441" style:parent-style-name="Normalny" style:family="paragraph">
      <style:paragraph-properties fo:text-align="justify" fo:line-height="150%"/>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fo:text-indent="0.2479in"/>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P1454" style:parent-style-name="Normalny" style:family="paragraph">
      <style:paragraph-properties fo:text-align="justify" fo:line-height="150%"/>
    </style:style>
    <style:style style:name="T1455" style:parent-style-name="Domyślnaczcionkaakapitu" style:family="text">
      <style:text-properties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P1461" style:parent-style-name="Normalny" style:family="paragraph">
      <style:paragraph-properties fo:text-align="justify" fo:line-height="150%"/>
    </style:style>
    <style:style style:name="T1462" style:parent-style-name="Domyślnaczcionkaakapitu" style:family="text">
      <style:text-properties style:text-underline-type="single" style:text-underline-style="solid" style:text-underline-width="auto" style:text-underline-mode="continuous"/>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style:style>
    <style:style style:name="T1468" style:parent-style-name="Domyślnaczcionkaakapitu" style:family="text">
      <style:text-properties style:text-underline-type="single" style:text-underline-style="solid" style:text-underline-width="auto" style:text-underline-mode="continuous"/>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fo:text-indent="0.2479in"/>
    </style:style>
    <style:style style:name="P1472" style:parent-style-name="Normalny" style:family="paragraph">
      <style:paragraph-properties fo:text-align="justify" fo:line-height="150%"/>
    </style:style>
    <style:style style:name="T1473" style:parent-style-name="Domyślnaczcionkaakapitu" style:family="text">
      <style:text-properties style:text-underline-type="single" style:text-underline-style="solid" style:text-underline-width="auto" style:text-underline-mode="continuous"/>
    </style:style>
    <style:style style:name="T1474" style:parent-style-name="Domyślnaczcionkaakapitu" style:family="text">
      <style:text-properties fo:background-color="#80FFFF" style:text-underline-type="single" style:text-underline-style="solid" style:text-underline-width="auto" style:text-underline-mode="continuous"/>
    </style:style>
    <style:style style:name="T1475" style:parent-style-name="Domyślnaczcionkaakapitu" style:family="text">
      <style:text-properties style:text-underline-type="single" style:text-underline-style="solid" style:text-underline-width="auto" style:text-underline-mode="continuous"/>
    </style:style>
    <style:style style:name="T1476" style:parent-style-name="Domyślnaczcionkaakapitu" style:family="text">
      <style:text-properties fo:background-color="#80FFFF" style:text-underline-type="single" style:text-underline-style="solid" style:text-underline-width="auto" style:text-underline-mode="continuous"/>
    </style:style>
    <style:style style:name="P1477" style:parent-style-name="Normalny" style:family="paragraph">
      <style:paragraph-properties fo:text-align="justify" fo:line-height="150%" fo:text-indent="0.2479in">
        <style:tab-stops>
          <style:tab-stop style:type="left" style:leader-style="solid" style:leader-text="_" style:position="1.3534in"/>
        </style:tab-stops>
      </style:paragraph-properties>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style:tab-stops>
          <style:tab-stop style:type="left" style:leader-style="solid" style:leader-text="_" style:position="1.3534in"/>
        </style:tab-stops>
      </style:paragraph-properties>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style:style>
    <style:style style:name="T1489" style:parent-style-name="Domyślnaczcionkaakapitu" style:family="text">
      <style:text-properties style:text-underline-type="single" style:text-underline-style="solid" style:text-underline-width="auto" style:text-underline-mode="continuous"/>
    </style:style>
    <style:style style:name="T1490" style:parent-style-name="Domyślnaczcionkaakapitu" style:family="text">
      <style:text-properties fo:background-color="#80FFFF" style:text-underline-type="single" style:text-underline-style="solid" style:text-underline-width="auto" style:text-underline-mode="continuous"/>
    </style:style>
    <style:style style:name="T1491" style:parent-style-name="Domyślnaczcionkaakapitu" style:family="text">
      <style:text-properties style:text-underline-type="single" style:text-underline-style="solid" style:text-underline-width="auto" style:text-underline-mode="continuous"/>
    </style:style>
    <style:style style:name="T1492" style:parent-style-name="Domyślnaczcionkaakapitu" style:family="text">
      <style:text-properties fo:background-color="#80FFFF" style:text-underline-type="single" style:text-underline-style="solid" style:text-underline-width="auto" style:text-underline-mode="continuous"/>
    </style:style>
    <style:style style:name="T1493" style:parent-style-name="Domyślnaczcionkaakapitu" style:family="text">
      <style:text-properties style:text-underline-type="single" style:text-underline-style="solid" style:text-underline-width="auto" style:text-underline-mode="continuous"/>
    </style:style>
    <style:style style:name="T1494" style:parent-style-name="Domyślnaczcionkaakapitu" style:family="text">
      <style:text-properties style:text-underline-type="single" style:text-underline-style="solid" style:text-underline-width="auto" style:text-underline-mode="continuous"/>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style:style>
    <style:style style:name="P1499" style:parent-style-name="Normalny" style:family="paragraph">
      <style:paragraph-properties fo:text-align="justify" fo:line-height="150%"/>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style:style>
    <style:style style:name="T1505" style:parent-style-name="Domyślnaczcionkaakapitu" style:family="text">
      <style:text-properties style:text-underline-type="single" style:text-underline-style="solid" style:text-underline-width="auto" style:text-underline-mode="continuous"/>
    </style:style>
    <style:style style:name="P1506" style:parent-style-name="Normalny" style:family="paragraph">
      <style:paragraph-properties fo:text-align="justify" fo:line-height="150%" fo:text-indent="0.2479in"/>
    </style:style>
    <style:style style:name="P1507" style:parent-style-name="Normalny" style:family="paragraph">
      <style:paragraph-properties fo:text-align="justify" fo:line-height="150%"/>
    </style:style>
    <style:style style:name="T1508" style:parent-style-name="Domyślnaczcionkaakapitu" style:family="text">
      <style:text-properties style:text-underline-type="single" style:text-underline-style="solid" style:text-underline-width="auto" style:text-underline-mode="continuous"/>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fo:text-indent="0.2479in"/>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fo:text-indent="0.2479in"/>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style:style>
    <style:style style:name="T1578" style:parent-style-name="Domyślnaczcionkaakapitu" style:family="text">
      <style:text-properties style:text-underline-type="single" style:text-underline-style="solid" style:text-underline-width="auto" style:text-underline-mode="continuous"/>
    </style:style>
    <style:style style:name="T1579" style:parent-style-name="Domyślnaczcionkaakapitu" style:family="text">
      <style:text-properties fo:background-color="#80FFFF" style:text-underline-type="single" style:text-underline-style="solid" style:text-underline-width="auto" style:text-underline-mode="continuous"/>
    </style:style>
    <style:style style:name="T1580" style:parent-style-name="Domyślnaczcionkaakapitu" style:family="text">
      <style:text-properties style:text-underline-type="single" style:text-underline-style="solid" style:text-underline-width="auto" style:text-underline-mode="continuous"/>
    </style:style>
    <style:style style:name="T1581" style:parent-style-name="Domyślnaczcionkaakapitu" style:family="text">
      <style:text-properties fo:background-color="#80FFFF" style:text-underline-type="single" style:text-underline-style="solid" style:text-underline-width="auto" style:text-underline-mode="continuous"/>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text-underline-type="single" style:text-underline-style="solid" style:text-underline-width="auto" style:text-underline-mode="continuous"/>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fo:text-indent="0.2479in"/>
    </style:style>
    <style:style style:name="P1606"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Podzespół do spraw Środków Masowego Przekazu</text:p>
      <text:p text:style-name="P3">TYTUŁ= STENOGRAM z szóstego posiedzenia Podzespołu do spraw Środków Masowego Przekazu</text:p>
      <text:p text:style-name="P4">DATA= 22 marca 1989 r.</text:p>
      <text:p text:style-name="P5">SYGNATURA= C9540/11</text:p>
      <text:p text:style-name="P6">INW= 46058</text:p>
      <text:p text:style-name="P7">TEKST=</text:p>
      <text:p text:style-name="P8">Stenogram z obrad Podzespołu do spraw Środków Masowego Przekazu odbytych dnia 22 marca<text:s/><text:span text:style-name="T9">1989</text:span><text:s/><text:span text:style-name="T10">r.</text:span></text:p>
      <text:p text:style-name="P11"><text:span text:style-name="T12">P</text:span><text:span text:style-name="T13">r</text:span><text:span text:style-name="T14">zewodniczący - Kr</text:span><text:span text:style-name="T15">z</text:span><text:span text:style-name="T16">yszto</text:span><text:span text:style-name="T17">f</text:span><text:span text:style-name="T18"><text:s/>Kozłowski</text:span>:</text:p>
      <text:p text:style-name="P19">Wit<text:span text:style-name="T20">a</text:span>m wszystki<text:span text:style-name="T21">c</text:span>h obecnych. Zgodnie z umową mnie przypada powitanie państwa i od razu pytanie<text:s/><text:span text:style-name="T22">-</text:span><text:s/>mamy przed sobą tekst komunikatu końcowego z Podzespołu<text:s/><text:span text:style-name="T23">Ś</text:span>r<text:span text:style-name="T24">o</text:span>dków Masowego Przekazu. Jakie s<text:span text:style-name="T25">ą</text:span><text:s/>propozycje drugiej strony na temat tego dokumentu?</text:p>
      <text:p text:style-name="P26">Krótko mówiąc<text:s/><text:span text:style-name="T27">-</text:span><text:s/>podpisujemy zgodnie z tym co ustaliliśmy w piątek, czy też są inne jeszcze propozycje i uwagi?</text:p>
      <text:p text:style-name="P28"><text:span text:style-name="T29">Red. B. J</text:span><text:span text:style-name="T30">a</text:span><text:span text:style-name="T31">chacz</text:span>:</text:p>
      <text:p text:style-name="P32">Panie przewodniczący, strona koalicyjno-rządowa z ogromną radością dzisiaj podpisałaby przekazanie owego sprawozdania zespołowi nadrzędnemu, tzn. zespołowi politycznemu, ponieważ strona koalicyjno-rządowa też myśli o nadchodzących świętach i nie myśli o tym, aby cały kwiecień spędzić na żmudnych negocjacjach. Je mam wrażenie, że powinniśmy dzisiaj dokonać przeglądu pracy komisji redakcyjnej, bowiem pamiętamy nasze ostatnie posiedzenie z ubiegłego piątku, które trwało 20 minut, a następnie za wolą obu stron postanowiliśmy kontynuować prace komisji redakcyjnej, która z natury rzeczy pracuje, pracowała w ograniczonym składzie. No, a dziś mamy możliwoś<text:span text:style-name="T33">ć</text:span><text:s/>spotkania się w składzie pełnego zespołu. A więc, aby zadośćuczynić demokracji, jesteśmy w stanie na sesji plenarnej zastanowić się w szczegółach nad wynikami pracy komisji redakcyjnej.</text:p>
      <text:p text:style-name="P34">A tu nie ukrywam w tym gronie, ponieważ myślę, że osiągnęliśmy takie minimum szczerości, o które wspólnie apelowaliśmy pięć tygodni temu, że w ciągu ostatnich dni strona koalicyjno-rządowa w pełnym składzie swojej delegacji spotykała się, aby zastanowić się nad wynikami prac komisji redakcyjnej<text:span text:style-name="T35">.</text:span><text:s/>I w wyniku tych spotkań, a także decyzji politycznych, będziemy jeszcze chcieli, w czasie tej, miejmy nadzieję<text:s/><text:span text:style-name="T36">-</text:span><text:s/>krótkiej dzisiejszej sesji plenarnej - panie przewodniczący zgłosić kilka propozycji uzupełnień redakcyjnych, kilka propozycji przeredagowań oraz kilka autopoprawek.</text:p>
      <text:p text:style-name="P37"><text:span text:style-name="T38">Przewodniczący</text:span>:</text:p>
      <text:p text:style-name="P39">Rozumiem, że bawimy się od początku. Uniewa<text:span text:style-name="T40">ż</text:span>niamy dotychczasowe wyniki pracy komisji redakcyjnej i zdanie po zdaniu redagujemy na nowo tekst. Nie powiem, żeby mnie to zachwycało, ale jeżeli panowie w momencie, kiedy dokument jest gotowy do podpisu wprowadzacie autopoprawki, przeredagowania, zmiany. Mimo, iż umówiliśmy się, że komisja będzie już tylko redagowała stylistycznie tekst, a nie merytorycznie, to ja poproszę o te poprawki, poproszę o przerwę. Spotkamy się za tydzień, przedstawimy nasze autopoprawki, nasze dopisy. My też potrafimy dopisywać, my też potrafimy zaostrzać tekst.</text:p>
      <text:p text:style-name="P41">Ja chciałbym, żebyśmy się traktowali w tym gronie w miarę poważnie. Nie ukrywam, że na tym etapie torpedowanie dokumentu jest decyzją polityczną, której nie rozumiem<text:span text:style-name="T42">.</text:span></text:p>
      <text:soft-page-break/>
      <text:p text:style-name="P43">Nie jest to absolutnie, proszę nie brać tego personalnie, cenię bardzo i podziwiam wręcz współprzewodniczącego za wolę doprowadzenia do maksymalnych uzgodnień, do zmian, wolt tego typu, że rozbieżności potrafił zamieniać w uzgodnienia. Bardzo to ceniłem, bardzo chcieliśmy iść w tym kierunku. Jeżeli okazuje się, że są przeszkody, to dobrze. Rozumiemy - sytuacja, uwarunkowania. Ale to nie my jesteśmy odpowiedzialni za taki wynik.</text:p>
      <text:p text:style-name="P44"><text:span text:style-name="T45">S</text:span>tąd ja bym prosił o przekazanie, może najpierw krótkie zreferowanie o co chodzi, w jakim kierunku chcecie panowie to zmieniać<text:span text:style-name="T46">.</text:span><text:s/>No i możemy podążyć do domu, a my si<text:span text:style-name="T47">ę</text:span><text:s/>zastanowimy nad tym. I po świętach się spotkamy, porozmawiamy, powołany nową komisję<text:span text:style-name="T48">.</text:span><text:s/>I zdanie po zdaniu będziemy analizować.</text:p>
      <text:p text:style-name="P49">Po prostu - mówiąc najkrócej - została podważona jakaś wiarygodność. Sądziłem, że pewne sprawy mogą być n<text:span text:style-name="T50">ie</text:span>dociśnięte nawet na piśmie, tylko intencje wyrażone wystarczą, ażeby zauf<text:span text:style-name="T51">a</text:span>ć, że to porozumienie będzie miało jakiś sens i jakieś skutki.</text:p>
      <text:p text:style-name="P52">No, ta sytuacja każe mi wątpi<text:span text:style-name="T53">ć</text:span><text:s/>w ten stopień zaufania i wobec czego będziemy i my uściślać<text:span text:style-name="T54">.</text:span><text:s/>Rzeczywiście wczoraj<text:s/><text:span text:style-name="T55">p</text:span>o południu dowiedzieliśmy się, że tekst jest pokreślony. Chciałbym prosić o te uwagi, o przedstawienie o co chodzi i z czego panowie się wycofujecie, co chcecie dopisać, co chcec<text:span text:style-name="T56">i</text:span>e przeredagować<text:span text:style-name="T57">.</text:span></text:p>
      <text:p text:style-name="P58"><text:span text:style-name="T59"><text:s text:c="29"/></text:span><text:span text:style-name="T60">:</text:span></text:p>
      <text:p text:style-name="P61">Nim przejdziemy do propozycji, o jakie prosi pan przewodniczący, to my mamy pytanie do współprzewodniczących komisji redakcyjnej. Ponieważ na ostatnim posiedzeniu przyjęto określoną koncepcję i miały być to zmiany stylistyczne, jak pamiętamy. W związku z<text:s/><text:span text:style-name="T62">t</text:span>ym tutaj się bardzo wiele zmieniło, a więc wobec tego jest podstawowe pytanie do współprzewodniczących komisji redakcyjnej - dlaczego ten tekst jest tak różny od tego, na co się po prostu wtedy zgodzono?</text:p>
      <text:p text:style-name="P63"><text:span text:style-name="T64">Ob.<text:s/></text:span><text:span text:style-name="T65">M</text:span><text:span text:style-name="T66">. Iłowiecki</text:span><text:span text:style-name="T67">:</text:span></text:p>
      <text:p text:style-name="P68">Wraz z panem Toeplitzem i jeszcze z panami to redagowaliśmy. Otóż moim zdaniem, poza właściwie jednym słowem merytorycznym nie ma tam ani<text:s/><text:span text:style-name="T69">j</text:span>ednej zmiany merytorycznej. Tam są tylko zmiany stylistyczne. Tyle, dziękuję<text:span text:style-name="T70">.</text:span></text:p>
      <text:p text:style-name="P71"><text:span text:style-name="T72">Ob. K. T. Toeplitz</text:span>:</text:p>
      <text:p text:style-name="P73">Jeżeli mogę w tej sytuacji jako drugi współprzewodniczący,<text:s/>t<text:span text:style-name="T74">o</text:span><text:s/>potwierdzam to co mówi pan Iłowiecki<text:span text:style-name="T75">.</text:span><text:s/>Tekst<text:span text:style-name="T76">,</text:span><text:s/>który dała komisja redakcyjna, uważając go za ostatecznie dopracowany, to jest ten tekst bez poprawek, który panowie wszyscy macie w r<text:span text:style-name="T77">ę</text:span>ku<text:span text:style-name="T78">.</text:span><text:s/>Uważaliśmy, że w ten sposób kończymy zapisywanie, po prostu stylizowanie już przedyskutowanych poprawek<text:span text:style-name="T79">.</text:span></text:p>
      <text:p text:style-name="P80">Ja mogę tylko d<text:span text:style-name="T81">o</text:span>da<text:span text:style-name="T82">ć</text:span><text:s/>od siebie, że w pierwszym moim wystąpieniu prz<text:span text:style-name="T83">y</text:span><text:s/>tym stole powiedziałem, że moja sytuacja tutaj jest komfortowa, to znaczy, że nie reprezentuję ani żadnego stronnictwa, ani żadnej partii, ani żadnej siły społecznej tylko samego siebie<text:span text:style-name="T84">.</text:span><text:s/>I przystępując do tych negocjacji, siadając po tej stronie, założyłem sobie<text:span text:style-name="T85">,</text:span><text:s/>że obowiązuje mnie jakby potrójna lojalnoś<text:span text:style-name="T86">ć:</text:span><text:s/>lojalność wobec strony, po której usiadłem, lojalnoś<text:span text:style-name="T87">ć</text:span><text:s/>wobec partnerów, których racje, argumenty, powinienem wysłuchać, uwzględniać i uważać za formułowane w dobrej wierze oraz lojalność wobec samego siebie, wobec swojego poglądu na to jak sobie wyobrażam system ładu informacyjnego w nowych warunkach.</text:p>
      <text:p text:style-name="P88">Otóż jeśli o mnie chodzi, to może - być może<text:s/><text:span text:style-name="T89">-</text:span><text:s/>poza jednym słowem, które znalazło się, moim zdaniem, w tym protokole przez przeoczenie, uważam, że ten protokół, który złożyliśmy z panem Iłowieckim spełnia<text:s/><text:soft-page-break/>warunki tych trzech lojalności. Mówię o jednym słowie, ponieważ zdaje mi się, że na stronie piątej w pkt. k - wyraz<text:s/>„rozgłośni<text:span text:style-name="T90">”</text:span><text:s/>dostał się po prostu przez przeoczenie, ponieważ sprawę rozgłośni przekazywaliśmy do ustawy o ładzie w eterze. To jest jedyna myśl, która mi po prostu przyszła do głowy później. Uważałem, że wpisaliśmy ją przez - no po prostu przez niedopatrzenie. To jest wszystko co mogę w tej sprawie powiedzieć.</text:p>
      <text:p text:style-name="P91">Dziękuję<text:span text:style-name="T92">.</text:span></text:p>
      <text:p text:style-name="P93"><text:span text:style-name="T94"><text:s text:c="29"/></text:span><text:span text:style-name="T95">:</text:span></text:p>
      <text:p text:style-name="P96">Może tylko dla rozładowania napięcia<text:span text:style-name="T97">.</text:span><text:s/><text:span text:style-name="T98">Je</text:span>dna uwaga<text:s/><text:span text:style-name="T99">j</text:span>est tylko do tego potrzebna, co panowie przewodniczący powiedzieli. Jako członek te<text:span text:style-name="T100">j</text:span><text:s/>komisji redakcyjnej chciałbym dodać,<text:s/><text:span text:style-name="T101">ż</text:span>e dyskutując nawet stylistyczne poprawki do tego tekstu, który leży na stole, nie mieliśmy ani na chwilę wątpliwości, że ostateczna wersja będzie dziełem plenarnego posiedzenia tego stołu, a nie... ani przez moment też nie przypuszczałem, że może to być tekst przyjęty na dzisiejszym posiedzeniu bez dyskusji, bez dyskusji merytorycznej<text:span text:style-name="T102">.</text:span><text:s/>Zatem, aby rozładowa<text:span text:style-name="T103">ć<text:s/></text:span>dramatyzm sytuacji chciałem przypomnieć, że w tym<text:s/><text:span text:style-name="T104">4</text:span>-os<text:span text:style-name="T105">obow</text:span>ym zespole traktowaliśmy ciągle ten dokument jako projekt do ostatecznej weryfikacji<text:span text:style-name="T106">.</text:span><text:s/>Tak chyba wszyscy czterej to rozumieliśmy również. Po prostu dla wyjaśnienia do końca tych spraw dyskusyjnych. Dziękuję.</text:p>
      <text:p text:style-name="P107"><text:span text:style-name="T108">P</text:span><text:span text:style-name="T109">rze</text:span><text:span text:style-name="T110">wodn</text:span><text:span text:style-name="T111">icz</text:span><text:span text:style-name="T112">ą</text:span><text:span text:style-name="T113">c</text:span><text:span text:style-name="T114">y</text:span>:</text:p>
      <text:p text:style-name="P115">Proszę bardzo - pan Tabkowski.</text:p>
      <text:p text:style-name="P116"><text:span text:style-name="T117">O</text:span><text:span text:style-name="T118">b.</text:span><text:span text:style-name="T119"><text:s/>Sławomir Tabkowski:</text:span></text:p>
      <text:p text:style-name="P120">Jeśli mogę zwrócić uwagę to rozpoczęliśmy nasze dzisiejsze spotkanie od propozycji ewentualnego zawieszenia obrad, przeniesienia ich na po świętach. Natomiast jeszcze wszyscy członkowie naszego zespołu nie zostali zapoznani z propozycjami tych zmian, autopoprawek itd.</text:p>
      <text:p text:style-name="P121">Czyli niejako rozpoczynamy dyskusję n<text:span text:style-name="T122">i</text:span>e<text:s/><text:span text:style-name="T123">ja</text:span>ko o meritum sprawy, tylko o zupełnie czymś innym.<text:s/><text:span text:style-name="T124">W</text:span><text:s/>związku z tym po pierwsze proponowałbym, abyśmy nie nagrzewali wzajemnie atmosfery, tylko abyśmy po prostu mogli spokojnie tak jak czyniliśmy to przez dosy<text:span text:style-name="T125">ć</text:span><text:s/>długi okres czasu wzajemnie poinformować o tych propozycjach, jak też o państwa zgodzie, braku zgody itd<text:span text:style-name="T126">.</text:span></text:p>
      <text:p text:style-name="P127"><text:span text:style-name="T128">P</text:span>o drugie - żadnej mowy nie ma o tym, iż ma być to<text:s/><text:span text:style-name="T129">r</text:span>edagowanie no<text:span text:style-name="T130">we</text:span>go materiału. Przecież ten materiał, który mam przed sobą w olbrzymim stopniu jest nie ruszony. Pewne zmiany są takie czy inne, które być może, że jeszcze będą podlegały z tej czy z tamtej strony, również i dalszym naszym na przykład autopoprawkom czy państwa argumentom. Ale sądz<text:span text:style-name="T131">ę</text:span>, że powinniśmy zachować jednak, tak jak zachowywaliśmy przez cały okres wzajemną możliwość dyskusji i wymiany zdań, a nie zamykać w taki katego<text:span text:style-name="T132">r</text:span>yczny sposób. Przecież w kategoryczny sposób moglibyśmy zamknąć dyskusję już po pierwszym, bądź też po drugim posiedzeniu.</text:p>
      <text:p text:style-name="P133">Po trzecie - chciałbym powiedzieć, że jako osoba, która pracowała z panem Krzysztofem Pr<text:span text:style-name="T134">ot</text:span>ak<text:span text:style-name="T135">ie</text:span>wi<text:span text:style-name="T136">cze</text:span>m w<text:s/>zespole do spraw drugiego obiegu, miałem okazję ze strony państwa, trzykrotnie doznać pewnego rodzaju afrontu<text:s/><text:span text:style-name="T137">-</text:span><text:s/>jeśli mogę - u<text:span text:style-name="T138">ż</text:span>ywam tego w cudzysłowie, kiedy uzgodnienia w jeden dzień, na następny dzień przez stronę państwa były wycofywane. Wobec tego nie jest to nic nadzwyczajnego, nie jest to żadna reguła strony koalicyjno-rządowej. Są to po prostu negocjacje.</text:p>
      <text:p text:style-name="P139">Po czwarte - z uwagi na to, że podstawowe kwestie, z tego co ja znam te poprawki, czy propozycje, podstawowe kwestie są nienaruszone, to byłaby tylko sprawa ewentualnie faktu, że 4-osobowa komisja<text:s/><text:soft-page-break/>przygotowała, a teraz zaczynamy dyskusję. Ale jeśliby tamta decyzja komisji, też<text:s/><text:span text:style-name="T140">4</text:span>-osobowej była ostateczna, to chciałbym zapytać - po co żeśmy się dzisiaj spotkali. Przecież chyba w sposób naturalny spotkaliśmy się, aby przedyskutować to co zespół redakcyjny przygotował. Tak samo zresztą, jak to było w sprawa drug<text:span text:style-name="T141">ie</text:span>go obiegu.</text:p>
      <text:p text:style-name="P142">Czyli ja, proszę mi wybaczyć, chciałbym uprzejmie zaapelowa<text:span text:style-name="T143">ć</text:span><text:s/>o to, aby<text:s/><text:span text:style-name="T144">w</text:span><text:s/>takiej atmosferze jak do chwili obecnej, abyśmy mogli w dniu dzisiejszym obradować i aby nie traktować spraw takich, że proponowana poprawka taka czy inna stanowi zachowanie niepoważne, czy wycofywanie, czy zaczynamy od początku. My niczego nie zaczynamy od początku, bo już to co do chwili obecnej zostało zrobione, jest olbrzymim niewątpliwie osiągnięciem<text:span text:style-name="T145">.</text:span></text:p>
      <text:p text:style-name="P146">I wobec tego może nie decydujmy - czy się m<text:span text:style-name="T147">am</text:span>y rozstać i spotkać za tydzień, czy za dwa tygodnie, tylko może wysłuchajmy tego, mo<text:span text:style-name="T148">ż</text:span>e wróćmy<text:s/><text:span text:style-name="T149">je</text:span>dnak do rozmowy. Chyba że po prostu propozycja tak kategoryczna p<text:span text:style-name="T150">rz</text:span>edstawiona przez państwa, ma stanowić liczący się element wymuszenia po prostu na stronie naszej, po prostu niemożliwość przedstawienia, czy też dyskusji proponowanych zmian.</text:p>
      <text:p text:style-name="P151"><text:span text:style-name="T152">Przewodniczący</text:span>:</text:p>
      <text:p text:style-name="P153">Dziękuję bardzo. Nie chodzi o żadne wymuszenie. Chodzi po prostu o to, że jeżeli do uzgodnionego tekstu wprowadza się na tym etapie poprawki, to my też po prostu musimy siąść i zdanie po zdaniu przepatrzeć. Na tej samej zasadzie.</text:p>
      <text:p text:style-name="P154">Prowadzimy dalej negocjacje, tylko zamiast je kończyć dzisiaj, kończymy je w bliżej nieokreślonym terminie. Przy tego rodzaju metodzie oczywiście będziemy je kontynuować. Nikt się z niczego nie wycofuje, poza wyrażeniem ubolewania z naszej strony, że pewien wkład pracy okazał się - być może<text:s/><text:span text:style-name="T155">-</text:span><text:s/>nieco zmarnowany.</text:p>
      <text:p text:style-name="P156">Proszę o przedstawienie poprawek, czy autopoprawek, czy zmian, które proponujecie do tekstu, do projektu tekstu komunikatu końcowego, który mamy przed sobą<text:span text:style-name="T157">.</text:span></text:p>
      <text:p text:style-name="P158"><text:span text:style-name="T159"><text:s text:c="29"/></text:span><text:span text:style-name="T160">:</text:span></text:p>
      <text:p text:style-name="P161">Panie Przewodniczący, Panie i Panowie<text:span text:style-name="T162">!</text:span><text:s/>Nerwy oczywiście<text:s/>są złym doradcą.</text:p>
      <text:p text:style-name="P163">A więc oczywiście, że spora część uczestników dzisiejszych obrad jest ogromnie przywiązana już do tez, ocen, a niekiedy słów. Wszak i przy mojej przytomności odbywała się niekiedy wielogodzinna dyskusja nad p<text:span text:style-name="T164">oj</text:span>edynczym słowem. I jest dla mnie bardzo zrozumiałe i szanuję taką postawę, kiedy ludzie przywiązani do tych ustaleń, w gronach mniejszych, a przecież niestanowiących. I myślę, że przyznacie panie i panowie, że te grona, które do tej pory pracowały nad tekstami nie były ciałami stanowiącymi, były przez nas obdarzone zaufaniem. Natomiast nie miały tej mocy stanowiącej w sensie nadawania ostatecznego kształtu naszemu dokumentowi, z naszego zespołu.</text:p>
      <text:p text:style-name="P165">Stąd zrozumiałe jest kiedy na sam dźwięk zapowiedź autopoprawek czy zmian, czy jakichś doredagowań mierzymy się wewnętrznie. Potrafię się wczuć w nastawienia strony solidarnościow<text:span text:style-name="T166">o</text:span>-opozycyjnej kiedy dowiaduje się przed godziną 9<text:span text:style-name="T167">.</text:span>00, a właściwie już wczoraj, że strona koalicyjno-rządowa zmierza do takich uzupełnień, bądź korekt. Z tym, że gwoli prawdzie, myślę, że ponieważ szczerość sobie ogromnie cenię, panowie nie zakwestion<text:span text:style-name="T168">uj</text:span>ecie tezy, iż materiały, które do tej pory były opracowywane miały i mają charakter jednak roboczy. No nie są dokumentem, który mamy wyłącznie przyjąć do wiadomości i rozstać się. Jeśliby tak rozumować, to wtedy nasze spotkanie byłoby bez sensu. To<text:s/><text:soft-page-break/>podpisaliby dokument czy sprawozdanie panowie Iłowiecki i Toeplitz, panowie Kozłowski i Jachacz, i wtedy niepotrzebne byłoby to spotkanie całego zespołu.</text:p>
      <text:p text:style-name="P169">Oczywiście mamy trzy wyjścia przed sobą. Albo spr<text:span text:style-name="T170">ó</text:span>bować do upadłego - to znaczy wysłuchać owych propozy<text:span text:style-name="T171">cj</text:span>i strony koalicyjno-rządowej i si<text:span text:style-name="T172">ę</text:span><text:s/>z nimi zmierzyć, po uznaniu, że są one nie do przyjęcia<text:s/><text:span text:style-name="T173">-</text:span><text:s/>zawiesić pracę naszego zespołu i spotkać się po świętach.</text:p>
      <text:p text:style-name="P174">Albo spr<text:span text:style-name="T175">ó</text:span>bować osiągnąć dzisiaj porozumienie wierząc, że towarzyszyła nam cały czas i dobra wola, i chę<text:span text:style-name="T176">ć</text:span><text:s/>osiągnięcia tego porozumienia. No, pohukiwaniem i nerwami wiele tutaj nie zwojujemy.</text:p>
      <text:p text:style-name="P177">A teraz przechodzę do zreferowania mandatu, który otrzymałem od delegacji koalicyjno-rządowej w ciągu ostatnich dni<text:span text:style-name="T178">.</text:span><text:s/>Przy okazji dziękuję za dobre słowo pana przewodni<text:span text:style-name="T179">cz</text:span>ącego skierowane pod moim adresem<text:span text:style-name="T180">.</text:span></text:p>
      <text:p text:style-name="P181">Po pierwsze - myślę - czeka nas wspólne rozstrzygnięcie jaki ma być tytuł naszego materiału, a tego jeszcze w żadnej fazie naszych rozmów nie rozstrzygnęliśmy. Ja nie pamiętam gremium, grona, nawet małej grupki, która by się tym zajmowała, A jest to sprawa dla nas ważna - czy to będzie komunikat końcowy, czy protokół, czy sprawozdanie, czy dokument, czy ustalenia. Nic w tej chwili nie jest powiedziane na ten temat.</text:p>
      <text:p text:style-name="P182">Chcemy prosić o wzięcie pod uwagę na pierwszej stronie w trzecim od końca akapicie możliwości uzupełnienia tego zdania, które brzmi:<text:s/>„Kontrolować władze w szerokim zakresie tego pojęcia oraz bronić swobód obywate<text:span text:style-name="T183">ls</text:span>kich, interesów jednostki”<text:s/>uzupełnić o dwa słowa<text:s/><text:span text:style-name="T184">„</text:span>społeczeństwa i państwa”<text:span text:style-name="T185">.</text:span></text:p>
      <text:p text:style-name="P186">Znamy państwa alergię na tle tych słów, dobrze wiemy. I nie chcemy być posądzani, broń panie Boże o to, że pr<text:span text:style-name="T187">ó</text:span>bujemy państwa nakłonić do jakiejś<text:s/>„lojalki”<text:s/>czy czegoś tam jeszcze tego typu. Ale wydaje się nam, to znaczy mówię o stronie koalicyjno-rządowej, że bylibyśmy nie w porządku wobec tych wszystkich,<text:s/>którzy z kolei nam mandat dali. Ale myślę także, że wobec<text:s/>opinii publicznej, gdyby w naszej preambule, naszego zespołu, zabrakło tych słów<text:span text:style-name="T188">.</text:span></text:p>
      <text:p text:style-name="P189">Na stronie drugiej - w akapicie drugim<text:s/><text:span text:style-name="T190">-</text:span><text:s/>„Szanując to,<text:s/><text:span text:style-name="T191">że<text:s/></text:span>obie strony zamierzają swoją wizję ładu informacyjnego realizowa<text:span text:style-name="T192">ć</text:span>, tj. zachowują prawo do realizacji własnej wizji nowego ładu informacyjnego”<text:s/>/na stronie drugiej, drugi akapit<text:span text:style-name="T193">/.</text:span></text:p>
      <text:p text:style-name="P194">Ja myślę, że to sformułowanie, ważne dla strony solidarnościowo-o<text:span text:style-name="T195">po</text:span>zycyjn<text:span text:style-name="T196">ej</text:span>, tak domniemam, ma wyrażać to czym się między innymi różniliśmy - filozofią podejścia. Ale ogromnie zależy nam na tym, szanując owo prawo do dążenia do własnej wizji, aby dopisać tam słowa<text:s/><text:span text:style-name="T197">„</text:span>w ramach obowiązu<text:span text:style-name="T198">ją</text:span>cego porządku prawnego”<text:span text:style-name="T199">.</text:span></text:p>
      <text:p text:style-name="P200">I znowu obawiam się, że panie i panowie zjeżycie się na te pię<text:span text:style-name="T201">ć</text:span><text:s/>słów dodatkowych:<text:s/>„w ramach obowiązu<text:span text:style-name="T202">ją</text:span>cego porządku praw<text:span text:style-name="T203">ne</text:span>go<text:span text:style-name="T204">”</text:span><text:span text:style-name="T205">.</text:span></text:p>
      <text:p text:style-name="P206">Nam zależy bardzo na legalizmie i pragniemy wierzy<text:span text:style-name="T207">ć</text:span>, że również państwo, skoro zakładacie ewolucyjną drogę rozwoju naszego kraju, przemian demokratycznych także możecie by<text:span text:style-name="T208">ć</text:span><text:s/>skłonni przynajmniej do podjęcia dyskusji nad ty<text:span text:style-name="T209">m</text:span><text:s/>co rozumieć przez<text:s/><text:span text:style-name="T210">ra</text:span>m<text:span text:style-name="T211">y</text:span><text:s/>obowiązującego porządku prawnego, jako warunki realizacji własnej wizji nowego ładu informacyjnego. Zarówno dziś jak i w pr<text:span text:style-name="T212">zy</text:span>szło<text:span text:style-name="T213">ści</text:span>.</text:p>
      <text:p text:style-name="P214">W każdym razie odczuwaliśmy, mówię to za siebie, w ciągu tych pięciu tygodni, iż państwo także bardzo pragniecie stać na gruncie prawa i poszanowania prawa. I myślę,<text:s/><text:span text:style-name="T215">ż</text:span>e tej tezy, w tym środowisku dziennikarzy, ludzi prasy, trudno zakwestionować.</text:p>
      <text:soft-page-break/>
      <text:p text:style-name="P216">To znaczy panie Jacku, ten który obowiązuje i który będzie obowiązywał jutro. Na przykład po zmianie prawa prasowego, po zniesieniu cenzury, zawsze będzie obowiązywał jakiś porządek prawny<text:span text:style-name="T217">.</text:span><text:s/>Myślę, że on się też będzie zmieniał, on też będzie<text:s/>ewoluował<text:span text:style-name="T218">.</text:span><text:s/><text:span text:style-name="T219">I</text:span><text:s/>to wszystko na stronie drugiej<text:span text:style-name="T220">.</text:span></text:p>
      <text:p text:style-name="P221">Na stronie trzeciej - chcemy prosić o rozważenie czy w punkcie pierwszym wiersz trzeci sł<text:span text:style-name="T222">o</text:span>wa<text:s/>„ustalenie”<text:s/>nie zamieni<text:span text:style-name="T223">ć</text:span><text:s/>słowem<text:s/>„propozycja”<text:span text:style-name="T224">.</text:span><text:s/>Zaraz<text:span text:style-name="T225">a</text:span><text:s/>wytłumaczę się paniom i panom dlaczego przywiązujemy wagę do tej zmiany. Otóż<text:s/><text:span text:style-name="T226">w</text:span><text:s/>całym tym<text:s/>„podrozdzialiku”, numerowanym a/, b/, c/, d/<text:s/><text:span text:style-name="T227">-</text:span><text:s/>użyliśmy świadomie, a może nieświadomie<text:s/><text:span text:style-name="T228">-</text:span><text:s/>z naszej strony nie przyw<text:span text:style-name="T229">ią</text:span>zywaliśmy takiej ogromnej wagi tutaj do słów<text:span text:style-name="T230">.</text:span><text:s/>Używamy bardzo kategorycznych sformułowań: uchylenie, ustanowienie, ustalono, ustalono, ustalono, ustalono, uznano. Odczytałem pierwsze słowa w punktach a/, b/, c/, d/<text:span text:style-name="T231">.</text:span></text:p>
      <text:p text:style-name="P232">Wszystkie te punkciki, podpunkciki dotyczą zmian legislacy<text:span text:style-name="T233">j</text:span>nych, zmian prawa. Zmian, których wprowadzenia oczekujemy od Sejmu<text:span text:style-name="T234">.</text:span><text:s/>Chcielibyśmy, aby najwyższa izba ustawodawcza w państwie potraktowała ów dokument tak kategoryczn<text:span text:style-name="T235">ie,</text:span><text:s/>p<text:span text:style-name="T236">rot</text:span>okół czy sprawozdanie tak kategorycznie sformułowany jednak jako propozycj<text:span text:style-name="T237">ę,</text:span><text:s/>a nie jako ustalenia wiążące tę najwyższą izbę ustawodawczą. Co nie zmienia w niczym sformułowań w punkcie a/, b/, c/,<text:s/>d/. In<text:span text:style-name="T238">n</text:span>ymi słowy idzie o osłabienie wrażenia, że są to ustalenia, których<text:span text:style-name="T239">..</text:span>.</text:p>
      <text:p text:style-name="P240">A już mó<text:span text:style-name="T241">w</text:span>iąc zupełnie wprost - dobrze panie i panowie wiec<text:span text:style-name="T242">i</text:span>e,<text:span text:style-name="T243"><text:s/></text:span>że i ta najwyższa izba byłaby gotowa bardziej<text:s/><text:span text:style-name="T244">p</text:span>rzychylnym, życzliwym okiem spojrze<text:span text:style-name="T245">ć</text:span><text:s/>na pakiety ustaw, które w tej chwili płyną do niej i które musi ona, czy ma ona w trybie pilnym, prawie awaryjnym, w ciągu niewielu tygodni jakie zostały jej do zakończenia kadencji rozpatrzeć.</text:p>
      <text:p text:style-name="P246">Na stronie czwartej - w punkcie<text:s/><text:span text:style-name="T247">„</text:span>j”, ostatnim. Chcemy prosić o rozważenie wprowadzenia poprawki wręcz formalnej. Ale naszym zdaniem oczywistej, którą przez gapiostwo bodaj nie została<text:s/><text:span text:style-name="T248">-</text:span><text:s/>wspólne gapiostwo - wniesiona do tej pory. Mianowicie - proponujemy, aby to zdanie brzmiało:<text:s/>„uznano, że organizacje redakcji oraz zakres działania określa statut albo regulamin redakcji, a jej linię programową określa wydawca”<text:span text:style-name="T249">.<text:s/></text:span>Podkreślam,<text:s/>„a jej linię programową określa wydawca”<text:span text:style-name="T250">.</text:span></text:p>
      <text:p text:style-name="P251"><text:span text:style-name="T252"><text:s text:c="29"/></text:span><text:span text:style-name="T253">:</text:span></text:p>
      <text:p text:style-name="P254">Czy można prosić o odczytanie raz jeszcze tego fragmentu?</text:p>
      <text:p text:style-name="P255"><text:span text:style-name="T256"><text:s text:c="29"/></text:span><text:span text:style-name="T257">:</text:span></text:p>
      <text:p text:style-name="P258">Uznano, że organizację redakcji /tu proponujemy skreślić/ oraz zakres działania określa statut albo regulamin redakcji, a jej linię programową określa wydawca. Jest tak na całym świecie<text:span text:style-name="T259">.</text:span></text:p>
      <text:p text:style-name="P260"><text:span text:style-name="T261"><text:s text:c="29"/></text:span><text:span text:style-name="T262">:</text:span></text:p>
      <text:p text:style-name="P263">Ale zostaje<text:s/><text:span text:style-name="T264">„</text:span>zakres działania określa statut lub regulamin”<text:s/>- to zostaje?</text:p>
      <text:p text:style-name="P265"><text:span text:style-name="T266"><text:s text:c="29"/></text:span><text:span text:style-name="T267">:</text:span></text:p>
      <text:p text:style-name="P268">Na stronie piąt<text:span text:style-name="T269">e</text:span>j nie zgłaszamy zmian<text:span text:style-name="T270">.</text:span></text:p>
      <text:p text:style-name="P271">Prosiłbym jeszcze może o komentarz ko<text:span text:style-name="T272">l.</text:span><text:s/>Brodzkiego do tej sp<text:span text:style-name="T273">r</text:span>awy<text:span text:style-name="T274">.</text:span></text:p>
      <text:p text:style-name="P275">Panie przewodniczący, nie zgłaszamy zmian.</text:p>
      <text:p text:style-name="P276">Do strony szóst<text:span text:style-name="T277">e</text:span>j nie zgłaszamy.</text:p>
      <text:p text:style-name="P278"><text:span text:style-name="T279"><text:s text:c="29"/></text:span><text:span text:style-name="T280">:</text:span></text:p>
      <text:p text:style-name="P281">Do strony piątej.</text:p>
      <text:p text:style-name="P282"><text:span text:style-name="T283"><text:s text:c="29"/></text:span><text:span text:style-name="T284">:</text:span></text:p>
      <text:soft-page-break/>
      <text:p text:style-name="P285">Do strony piątej i szóstej panie mecenasie nie zgłaszamy.</text:p>
      <text:p text:style-name="P286">Do strony siódm<text:span text:style-name="T287">e</text:span>j nie zgłaszamy<text:span text:style-name="T288">.</text:span></text:p>
      <text:p text:style-name="P289">Do strony ósm<text:span text:style-name="T290">e</text:span>j nie zgłaszamy.</text:p>
      <text:p text:style-name="P291">Do strony dziewiąt<text:span text:style-name="T292">e</text:span>j nie zgłaszamy.</text:p>
      <text:p text:style-name="P293">Do strony dziewiątej i dziesiąt<text:span text:style-name="T294">e</text:span>j w połączeniu<text:s/><text:span text:style-name="T295">/</text:span>aż się boję przedstawić, bo obawiam się, że spowoduje to hałas/.</text:p>
      <text:p text:style-name="P296">Mianowicie zostałem zobowiązany do zaproponowania skrócenia pierwszego akapitu w rozdziale piątym dotyczącym papieru /strona dziewiąta z przenies<text:span text:style-name="T297">ie</text:span>niem na stronę dziesiątą do zaproponowania skrócenia tego akapitu do jednego zdania, że strony krytycznie oceniły obecny stan produkcji papieru i przemysłu poligraficznego<text:span text:style-name="T298">.</text:span><text:s/><text:span text:style-name="T299">I</text:span><text:s/>następnie strony opowiadają się za pełnym urynkowieniem obrotu papierem<text:span text:style-name="T300">.</text:span></text:p>
      <text:p text:style-name="P301">I tu panie przewodniczący kreślimy - od<text:s/><text:span text:style-name="T302">je</text:span>dnocześnie<text:span text:style-name="T303">.</text:span>..<text:s/><text:span text:style-name="T304">-</text:span><text:s/>do produkcji papieru<text:span text:style-name="T305">.</text:span></text:p>
      <text:p text:style-name="P306">W tym punkcie pierwszym chcemy zapr<text:span text:style-name="T307">opon</text:span>ować. I myślę osobiście, że nie będzie to sporne, aby ostatnie zdanie w tym punkcie uzupełni<text:span text:style-name="T308">ć</text:span><text:s/>sformułowaniem<text:s/>„przez subwencjonowanie produkcji finalnej”.</text:p>
      <text:p text:style-name="P309"><text:span text:style-name="T310">O</text:span><text:span text:style-name="T311">b</text:span><text:span text:style-name="T312">.<text:s/></text:span><text:span text:style-name="T313">M.</text:span><text:span text:style-name="T314"><text:s/>Król</text:span>:</text:p>
      <text:p text:style-name="P315">Gdyby pan zechciał przeczytać zdanie.</text:p>
      <text:p text:style-name="P316"><text:span text:style-name="T317"><text:s text:c="29"/></text:span><text:span text:style-name="T318">:</text:span></text:p>
      <text:p text:style-name="P319">Bardzo proszę panie Marcinie - aby w przyszłości unikną<text:span text:style-name="T320">ć<text:s/></text:span>negatywnych następstw komercjalizacji, zwłaszcza przy głębokim niedoborze papieru, należy chroni<text:span text:style-name="T321">ć</text:span><text:s/>sfery i systemy wartości szczególnie ważne dla kultury narodowej i edukacji oraz niezbędne dla funkcjonowan<text:span text:style-name="T322">ia</text:span><text:s/><text:span text:style-name="T323">pa</text:span>ństwa.</text:p>
      <text:p text:style-name="P324">Jak pamiętacie państwo z komisji redakcyjnej, nad tym zdaniem męczyliśmy się przez godzinę czy półtorej. Chcemy zaproponować uzupełnienie tego zdania o cztery słowa:<text:s/><text:span text:style-name="T325">„</text:span>przez subwen<text:span text:style-name="T326">c</text:span>jonowan<text:span text:style-name="T327">i</text:span>e produkcji finalnej<text:span text:style-name="T328">”</text:span>.</text:p>
      <text:p text:style-name="P329"><text:span text:style-name="T330"><text:s text:c="29"/></text:span><text:span text:style-name="T331">:</text:span></text:p>
      <text:p text:style-name="P332">Na końcu rozumiem.</text:p>
      <text:p text:style-name="P333"><text:span text:style-name="T334"><text:s text:c="29"/></text:span><text:span text:style-name="T335">:</text:span></text:p>
      <text:p text:style-name="P336">Tak<text:s/><text:span text:style-name="T337">-</text:span><text:s/>przez subwen<text:span text:style-name="T338">cj</text:span>onowan<text:span text:style-name="T339">ie</text:span><text:s/>produk<text:span text:style-name="T340">cj</text:span>i finalnej<text:span text:style-name="T341">.</text:span></text:p>
      <text:p text:style-name="P342">Na stronie jedenastej chcemy prosić o rozważenie w akapicie drugim poprawki oczywistej w naszym rozumieniu<text:span text:style-name="T343">.</text:span><text:s/>I znów przypomnę, że o ten punkt toczyła się bardzo gorąca kłótnia w piątek, zwłaszcza między mną i panem Kofmanem, chociaż nie tylko.</text:p>
      <text:p text:style-name="P344">Byliśmy w sumie zgodni co do potrzeby wyrażenia naszego stosunku jeśli chodzi o nowo powstające wydawnictwa, drukarnie, firmy poligraficzne, co do potrzeby wyrażenia jakiejś naszej deklaracji w sprawach statusu i warunków powstawania i pracy tego wszystkiego co uzupełnia nasze moce poligrafi<text:span text:style-name="T345">cz</text:span>ne.</text:p>
      <text:p text:style-name="P346">Chcemy zapropo<text:span text:style-name="T347">n</text:span>ować, aby końcówka tej myśli brzmiała:<text:span text:style-name="T348"><text:s/></text:span>„jeśli spełniają funkcje istotne dla społeczeństwa i kultury narodowej”. Koniec tego akapitu.</text:p>
      <text:p text:style-name="P349">Powtórzę raz jeszcze -<text:s/>„jeśli spełniają funkcje istotne dla społeczeństwa i kultury narodowej”<text:span text:style-name="T350">.</text:span></text:p>
      <text:p text:style-name="P351">Aby wyjaśnić w gruncie rzeczy tę formalną redakcyjną poprawkę - sądzimy, że uzyskamy wsparcie czy zrozumienie strony koalicyjno-rządowej dla myśli, że owe obniżania podatków preferencje czy ulgi, poparcie dla wydawnictw, drukarni itd. w tym nowo zakładanych, powinno dotyczyć tych, którzy pomnażają dobra kultury.</text:p>
      <text:soft-page-break/>
      <text:p text:style-name="P352"><text:span text:style-name="T353">Ob. M. I</text:span><text:span text:style-name="T354">ł</text:span><text:span text:style-name="T355">owieck</text:span><text:span text:style-name="T356">i</text:span>:</text:p>
      <text:p text:style-name="P357">To znaczy, że to ostatnie zdanie wypada.</text:p>
      <text:p text:style-name="P358"><text:span text:style-name="T359"><text:s text:c="29"/></text:span><text:span text:style-name="T360">:</text:span></text:p>
      <text:p text:style-name="P361">Panie Macieju, zamiast z racji ich społecznego znaczenia i funkcji spełnianych w kulturze narodowej, to - jeśli spełniają funkcje istotne dla społeczeństwa i kultury narodowej.</text:p>
      <text:p text:style-name="P362"><text:span text:style-name="T363"><text:s text:c="29"/></text:span><text:span text:style-name="T364">:</text:span></text:p>
      <text:p text:style-name="P365">To znaczy skreślamy tamto...</text:p>
      <text:p text:style-name="P366"><text:span text:style-name="T367"><text:s text:c="29"/></text:span><text:span text:style-name="T368">:</text:span></text:p>
      <text:p text:style-name="P369">Tak, jeśli spełniają funkcje istotne dla społeczeństwa i kultury narodowej<text:span text:style-name="T370">.</text:span></text:p>
      <text:p text:style-name="P371">Chciałbym prosi<text:span text:style-name="T372">ć</text:span>, a<text:span text:style-name="T373">że</text:span>byście państwo przy tej zmianie, którą traktujemy naprawdę<text:s/><text:span text:style-name="T374">ja</text:span>ko redakcyjną nie węszyli, czy nie upatrywali żadnego podstępu, ponieważ mamy świadomość<text:s/><text:span text:style-name="T375">w</text:span><text:s/>każdym razie w naszym gronie, że komercjalizacja, której si<text:span text:style-name="T376">ę</text:span><text:s/>tak bardzo boimy na rynku prasowo-<text:span text:style-name="T377">w</text:span>ydawniczym przyniesie nam utworki, czy producentów, czy wydawców, których trudno by zaliczyć do tych spełniających społecznie użyteczne czy powiedzmy ważne dla kultury narodowej funkcje<text:span text:style-name="T378">.</text:span></text:p>
      <text:p text:style-name="P379">Na tejże stronie - chciałem poinfo<text:span text:style-name="T380">rm</text:span>ować o treści zapisu rozbieżności. Mianowicie...</text:p>
      <text:p text:style-name="P381"><text:span text:style-name="T382"><text:s text:c="29"/></text:span><text:span text:style-name="T383">:</text:span></text:p>
      <text:p text:style-name="P384">To w tym pustym miejscu trzeba zapisać<text:span text:style-name="T385">.</text:span><text:s/>Tu jest puste miejsce zostawione na t<text:span text:style-name="T386">ę</text:span><text:s/>rozbieżność.</text:p>
      <text:p text:style-name="P387"><text:span text:style-name="T388"><text:s text:c="29"/></text:span><text:span text:style-name="T389">:</text:span></text:p>
      <text:p text:style-name="P390">Tak - strona koalicyjno-rządowa uważa, że każdy wydawca jest niezależny i nikt z zewnątrz nie ma prawa ingerować w jego zgodne z prawem poczynania oraz struktury.</text:p>
      <text:p text:style-name="P391">Powtórzę: strona koalicyjno-rządowa uważa, że każdy wydawca jest niezależny i nikt z zew<text:span text:style-name="T392">n</text:span>ątrz nie ma prawa ingerować w jego zgodne z prawem poczynania oraz struktury<text:span text:style-name="T393">.</text:span></text:p>
      <text:p text:style-name="P394"><text:span text:style-name="T395"><text:s text:c="29"/></text:span><text:span text:style-name="T396">:</text:span></text:p>
      <text:p text:style-name="P397">Poprosimy to jeszcze raz...</text:p>
      <text:p text:style-name="P398"><text:span text:style-name="T399"><text:s text:c="29"/></text:span><text:span text:style-name="T400">:</text:span></text:p>
      <text:p text:style-name="P401">Strona koalicyjno-rządowa uważa, że każdy wydawca jest niezależny i nikt z zewnątrz nie ma prawa ingerować w jego zgodne z prawem poczynania oraz struktury<text:span text:style-name="T402">.</text:span></text:p>
      <text:p text:style-name="P403">No, mówiąc wprost, szanow<text:span text:style-name="T404">n</text:span>i państwo, jest to odpowiedź na waszą ocenę monopolistycznego stanu w RSW<text:span text:style-name="T405">.</text:span><text:s/>Taka jest odpowiedź strony koalicyjno-rządowej<text:span text:style-name="T406">.</text:span></text:p>
      <text:p text:style-name="P407">Jeśli potraktujemy to jako odpowiedź, to wtedy panie przewodniczący proponuję żebyśmy po.<text:span text:style-name="T408">..</text:span></text:p>
      <text:p text:style-name="P409"><text:span text:style-name="T410"><text:s text:c="29"/></text:span><text:span text:style-name="T411">:</text:span></text:p>
      <text:p text:style-name="P412">Gdzie chcecie to umieścić, to jest wasza decyzja<text:span text:style-name="T413">.</text:span></text:p>
      <text:p text:style-name="P414"><text:span text:style-name="T415"><text:s text:c="29"/></text:span><text:span text:style-name="T416">:</text:span></text:p>
      <text:p text:style-name="P417"><text:span text:style-name="T418">J</text:span>e<text:span text:style-name="T419">ś</text:span>li chodzi o rozdział szósty<text:s/><text:span text:style-name="T420">w</text:span><text:s/>punkcie pierwszym chcemy zaproponować wyłącznie redakcyjną poprawkę<text:span text:style-name="T421">.</text:span><text:s/>A mianowicie - następujące brzmienie.</text:p>
      <text:p text:style-name="P422">Strony zgadzają się na wprowadzenie na antenę radia i telewizji programów autorskich - teraz uwaga<text:s/><text:span text:style-name="T423">-</text:span><text:s/>pr<text:span text:style-name="T424">ze</text:span>n<text:span text:style-name="T425">ie</text:span>s<text:span text:style-name="T426">ie</text:span>n<text:span text:style-name="T427">ie<text:s/></text:span>z następnej strony<text:s/><text:span text:style-name="T428">-</text:span><text:s/>osób /przepraszam bardzo/ - programów autorskich w nawiasie - na zasadzie umowy o dzieło - koniec nawiasu<text:span text:style-name="T429">.</text:span><text:s/>O<text:span text:style-name="T430">sób</text:span><text:s/>wspólnego zaufania, proponowanych przez stronę opozycyjno-solidarnościową. To jest z tej następnej strony. I tutaj kropka.</text:p>
      <text:soft-page-break/>
      <text:p text:style-name="P431">Programy te mogą mieć zróżnicowaną formę /<text:span text:style-name="T432">i</text:span><text:s/>dalej jak w treści/<text:s/><text:span text:style-name="T433">-</text:span><text:s/>o wymiarze co najmniej 30 minut w telewizji, 60 minut w radio - raz w tygodniu w dobrym czasie antenowym.</text:p>
      <text:p text:style-name="P434">W istocie jest tu tylko...</text:p>
      <text:p text:style-name="P435">/Głos z sali: Bardzo prosimy o powtórzenie/.</text:p>
      <text:p text:style-name="P436">Proszę bardzo - strony zgadzają się na wprowadzenie na antenę radia i telewizji programów autorskich /na zasadzie umowy o dzieło/ osób wspólnego zaufania proponowanych przez stronę opozycyjno-solidarnościową<text:span text:style-name="T437">.</text:span></text:p>
      <text:p text:style-name="P438">Jak zauważyliście doszedł nawias, a w nim na zasadzie umowy o dzieło.</text:p>
      <text:p text:style-name="P439"><text:span text:style-name="T440">/</text:span>Głos z sali na wyciszeniu/.</text:p>
      <text:p text:style-name="P441">Nie, stronę opozycyjno-solidarnościową.</text:p>
      <text:p text:style-name="P442"><text:span text:style-name="T443"><text:s text:c="29"/></text:span><text:span text:style-name="T444">:</text:span></text:p>
      <text:p text:style-name="P445">Tak, a teraz formy i wymiar tych programów.</text:p>
      <text:p text:style-name="P446"><text:span text:style-name="T447"><text:s text:c="29"/></text:span><text:span text:style-name="T448">:</text:span></text:p>
      <text:p text:style-name="P449">Programy te mogą mieć zróżnicowaną formę i dalej - jak w tekście - w wymiarze co najmniej 30 minut w telewizji, 60 minut w Polskim Radio, raz w tygodniu, w dobrym czasie antenowym. /Kropka/.</text:p>
      <text:p text:style-name="P450">I<text:s/><text:span text:style-name="T451">w</text:span><text:s/>następnym zdaniu<text:s/><text:span text:style-name="T452">-</text:span><text:s/>podobne rozwiązania mogą dotyczyć innych organizacji politycznych. Zwracamy się z propozycją, prośbą do rozważenia o uzupełnienie o jedno słowo, ale bardzo ważne dla strony koalicyjno-rządow<text:span text:style-name="T453">ej</text:span><text:s/>- organizacji politycznych związkowych, społecznych i wyznaniowych. O słowo politycznych związkowych.</text:p>
      <text:p text:style-name="P454"><text:span text:style-name="T455"><text:s text:c="29"/></text:span><text:span text:style-name="T456">:</text:span></text:p>
      <text:p text:style-name="P457">Co to zmienia?</text:p>
      <text:p text:style-name="P458"><text:span text:style-name="T459"><text:s text:c="29"/></text:span><text:span text:style-name="T460">:</text:span></text:p>
      <text:p text:style-name="P461">Na stronie trzynastej w pkt 5 chcemy zaproponować rozważenie wspólne usunięcia zakończenia pierwszego akapitu<text:span text:style-name="T462">.<text:s/></text:span>Ostatniego akapitu z ostatniego zdania lub gruntownego jego p<text:span text:style-name="T463">rz</text:span>eredagowani<text:span text:style-name="T464">a.</text:span></text:p>
      <text:p text:style-name="P465"><text:span text:style-name="T466">Ob.<text:s/></text:span><text:span text:style-name="T467">T</text:span><text:span text:style-name="T468">.<text:s/></text:span><text:span text:style-name="T469">M</text:span><text:span text:style-name="T470">az</text:span><text:span text:style-name="T471">ow</text:span><text:span text:style-name="T472">ie</text:span><text:span text:style-name="T473">ck</text:span><text:span text:style-name="T474">i</text:span>:</text:p>
      <text:p text:style-name="P475">Jak brzmi to zakończenie?</text:p>
      <text:p text:style-name="P476"><text:span text:style-name="T477"><text:s text:c="29"/></text:span><text:span text:style-name="T478">:</text:span></text:p>
      <text:p text:style-name="P479">Strony zadeklarowały potrzebę - aż do komisji kolaudacyjnych.</text:p>
      <text:p text:style-name="P480"><text:span text:style-name="T481"><text:s text:c="29"/></text:span><text:span text:style-name="T482">:</text:span></text:p>
      <text:p text:style-name="P483">To znaczy po<text:s/>„rozpatrzeniu”<text:s/>jest kropka i koniec akapitu.</text:p>
      <text:p text:style-name="P484"><text:span text:style-name="T485"><text:s text:c="29"/></text:span><text:span text:style-name="T486">:</text:span></text:p>
      <text:p text:style-name="P487">Do strony czternastej nie zgłaszamy uwag.</text:p>
      <text:p text:style-name="P488">Strona piętnasta.</text:p>
      <text:p text:style-name="P489"><text:span text:style-name="T490"><text:s text:c="29"/></text:span><text:span text:style-name="T491">:</text:span></text:p>
      <text:p text:style-name="P492"><text:span text:style-name="T493">/</text:span>Głos z sali na wyciszeniu/.</text:p>
      <text:p text:style-name="P494"><text:span text:style-name="T495"><text:s text:c="29"/></text:span><text:span text:style-name="T496">:</text:span></text:p>
      <text:p text:style-name="P497">Tak, oczywiste. Trzeba chyba w pełni - w telewizji.</text:p>
      <text:p text:style-name="P498">Na stronie piętnastej jak wiadomo panie i panowie, tu jesteśmy winni stanowisko, czy rozbieżność strony koalicyjno-rządowej<text:span text:style-name="T499">.</text:span><text:s/>Nie wiem czy tekst tej naszej rozbieżności, bo tak to można nazwać - został<text:s/><text:soft-page-break/>rozdany<text:span text:style-name="T500">.</text:span></text:p>
      <text:p text:style-name="P501">Nie został<text:span text:style-name="T502">.</text:span><text:s/>A<text:span text:style-name="T503">l</text:span>e pozwolicie państwo, że odczytam ten tekst:</text:p>
      <text:p text:style-name="P504"><text:span text:style-name="T505">„</text:span>Strona koalicyjno-rządowa stoi zdecydowanie na stanowisku integralności prawno-organizacyjnej Komitetu do spraw Radia i Telewizji, jako instytucji państwowej pozostającej pod administracją rządu”<text:span text:style-name="T506">.</text:span></text:p>
      <text:p text:style-name="P507">Panie Marcinie, kończyliśmy nasze spotkanie komisji redakcyjnej takim upoważnieniem, że strony zachowują prawo do sformułowania tekstów rozbieżności dla siebie<text:span text:style-name="T508">.</text:span></text:p>
      <text:p text:style-name="P509"><text:span text:style-name="T510"><text:s text:c="29"/></text:span><text:span text:style-name="T511">:</text:span></text:p>
      <text:p text:style-name="P512">Przepraszam bardzo chciałbym zrozumieć - zamiast strony piętnastej proponuje się?</text:p>
      <text:p text:style-name="P513"><text:span text:style-name="T514"><text:s text:c="29"/></text:span><text:span text:style-name="T515">:</text:span></text:p>
      <text:p text:style-name="P516">Proponujemy tę nową stronę piętnastą jako ostateczną naszą propozycję tekstu rozbieżności.</text:p>
      <text:p text:style-name="P517"><text:span text:style-name="T518"><text:s text:c="29"/></text:span><text:span text:style-name="T519">:</text:span></text:p>
      <text:p text:style-name="P520">Tak, rozumiem<text:span text:style-name="T521">.</text:span></text:p>
      <text:p text:style-name="P522"><text:span text:style-name="T523"><text:s text:c="29"/></text:span><text:span text:style-name="T524">:</text:span></text:p>
      <text:p text:style-name="P525">I brzmiałoby to tak:<text:s/><text:span text:style-name="T526">„</text:span>strona koalicyjno-rządowa stoi zdecydowanie na stanowisku integralności prawno-organizacyjnej Komitetu do spraw Radia i Telewizji, jako instytucji pozostającej pod administracją rządu<text:span text:style-name="T527">.</text:span></text:p>
      <text:p text:style-name="P528">Strona koalicyjno-rządowa uważa jednocześnie, że na radiu i telewizji spoczywa obowiązek służby społecznej polegającej na tworzeniu reprezentującego jak najwyższy poziom programu, przy stałej trosce o zaspokojenie potrzeb całego pluralisty<text:span text:style-name="T529">cz</text:span>nego społeczeństwa.</text:p>
      <text:p text:style-name="P530">Strona koali<text:span text:style-name="T531">cy</text:span>jno-<text:span text:style-name="T532">rz</text:span>ądowa uważa, że zarówno w programie<text:s/>radiowym, jak i telewizyjnym więcej mie<text:span text:style-name="T533">js</text:span>ca należy poświęci<text:span text:style-name="T534">ć<text:s/></text:span>tematyce związkowej i religijnej, a także problemom mniejszości narodowych i ich niepowtarzalnej kulturze, obyczajom, przejawom życia organizacyjnego.</text:p>
      <text:p text:style-name="P535">Strona koalicyjno-rządowa uważa równie<text:span text:style-name="T536">ż</text:span>, że Komitet do spraw Radia i Telewizji w porozumieniu z Sejmem powinien przystąpić do organizowania transmisji z posiedzeń parlamentu w porozumieniu z Konferencją Polskiej Rady Ekumenicznej oraz Konferencją Episkopatu Polski powinien przystąpi<text:span text:style-name="T537">ć</text:span><text:s/>do organizowania transmisji telewizyjnych nabożeństw.</text:p>
      <text:p text:style-name="P538">Strona koalicyjno-rządowa uważa, że mogą by<text:span text:style-name="T539">ć</text:span><text:s/>przyjmowane do emisji w Komitecie do spraw Radia i Telewizji na zasadzie umowy kupna - sprzedaży programy audio-wizualne tworzone poza Komitetem, przez niezależnych producentów.</text:p>
      <text:p text:style-name="P540">Strona koalicyjno-rządowa stwierdza, że istnieją warunki uruchomienia programu III Telewizji Polskiej oraz programu<text:s/><text:span text:style-name="T541">V</text:span><text:s/>Krajowego Polskiego Radia, stanowiących integralną czę<text:span text:style-name="T542">ś</text:span>ć Komitetu do spraw Radia i Telewizji, które głównie służyłyby przedstawianiu problemów i stanowisk związków, stowarzyszeń, organizacji, kościołów i innych podmiotów pluralistycznego życia społeczno-politycznego.</text:p>
      <text:p text:style-name="P543">To jest strona piętnasta<text:span text:style-name="T544">.</text:span></text:p>
      <text:p text:style-name="P545">Strona szesnasta, która jest zaznaczeniem stanowiska ZSL i SD w sprawach radia i telewizji, pozostaje bez zmian<text:span text:style-name="T546">.</text:span></text:p>
      <text:p text:style-name="P547">Strona siedemnasta<text:span text:style-name="T548">.</text:span><text:s/>Zostałem zobowiązany do zaproponowania nowej wersji strony siedemnastej, zresztą w duchu bardzo długiej dyskusji, jaką w tej kwestii toczymy od pięciu tygodni z myślą o ustosunkowaniu się naszego podzespołu do bardzo bolesnego problemu dla obu stron, jakim była weryfikacja dziennikarzy<text:span text:style-name="T549"><text:s/></text:span>w 1982 r<text:span text:style-name="T550">.</text:span><text:span text:style-name="T551"><text:s/></text:span>A więc kwestia naprawiania indywidualnych krzywd, jakie wynikały z<text:s/><text:soft-page-break/>tytułu wypaczeń stanu wojennego i owej weryfikacji<text:span text:style-name="T552">.</text:span></text:p>
      <text:p text:style-name="P553">Jak pamiętacie panie i panowie, uznaliśmy wspólnie, że sprawa ta przerasta kompetencje polityczne, możliwości naszego podzespołu.<text:s/><text:span text:style-name="T554">A</text:span><text:s/>ponieważ wiąże się z kwestiami poruszanymi na wielu innych<text:s/>„stolikach”, uz<text:span text:style-name="T555">n</text:span>aliśmy wspólnie, że należą ją przekazać do rozpatrzenia zespołowi nadrzędnemu, czyli Zespołowi do spraw Reform Politycznych.</text:p>
      <text:p text:style-name="P556">W świetle tej wspólnej konstatacji chcemy się zwrócić, a właściwie zwracamy się o uchylenie pierwszego akapitu w tym rozdziale.</text:p>
      <text:p text:style-name="P557"><text:span text:style-name="T558"><text:s text:c="29"/></text:span><text:span text:style-name="T559">:</text:span></text:p>
      <text:p text:style-name="P560">To znaczy dokładnie?</text:p>
      <text:p text:style-name="P561"><text:span text:style-name="T562"><text:s text:c="29"/></text:span><text:span text:style-name="T563">:</text:span></text:p>
      <text:p text:style-name="P564">Od<text:s/>„<text:span text:style-name="T565">st</text:span>rony uważają za konieczne”<text:s/>do końca akapitu<text:span text:style-name="T566">.</text:span></text:p>
      <text:p text:style-name="P567"><text:span text:style-name="T568">Ob</text:span><text:span text:style-name="T569"><text:s/></text:span><text:span text:style-name="T570">.<text:s/></text:span><text:span text:style-name="T571">T.</text:span><text:span text:style-name="T572"><text:s/>Mazowieck</text:span><text:span text:style-name="T573">i</text:span>:</text:p>
      <text:p text:style-name="P574">A co z drugim akapitem w takim razie, który wisi w powietrzu?</text:p>
      <text:p text:style-name="P575"><text:span text:style-name="T576"><text:s text:c="29"/></text:span><text:span text:style-name="T577">:</text:span></text:p>
      <text:p text:style-name="P578">Mówi<text:span text:style-name="T579">ę</text:span><text:s/>o pierwszym akapicie<text:span text:style-name="T580">.</text:span></text:p>
      <text:p text:style-name="P581"><text:span text:style-name="T582">O</text:span><text:span text:style-name="T583">b</text:span><text:span text:style-name="T584">.</text:span><text:span text:style-name="T585"><text:s/>T. Mazowiecki</text:span>:</text:p>
      <text:p text:style-name="P586">Ponieważ sprawa ta, jaka sprawa?</text:p>
      <text:p text:style-name="P587"><text:span text:style-name="T588"><text:s text:c="29"/></text:span><text:span text:style-name="T589">:</text:span></text:p>
      <text:p text:style-name="P590">Ponieważ sprawa weryfikacji dziennikarzy<text:span text:style-name="T591">...</text:span><text:s/>jest częścią szerszego zagadnienia /zamiast ta/ jest częścią szerszego zagadnienia, Podzespół do spraw Środków Masowego Przekazu przesyła ją do rozpatrzenia Zespołowi do spraw Reform Politycznych<text:span text:style-name="T592">.</text:span></text:p>
      <text:p text:style-name="P593">Jak dochodzą do nas słuchy, przy wielu podzespołach a także i w zespołach, pracuje się bardzo intensywnie nad formułami politycznymi, które by ujmowały i w kategoriach politycznych, moralnych i prawnych kwestie zadośćuczynienia temu co nazywam wypaczeniami stanu wojennego<text:span text:style-name="T594">.</text:span></text:p>
      <text:p text:style-name="P595"><text:span text:style-name="T596"><text:s text:c="29"/></text:span><text:span text:style-name="T597">:</text:span></text:p>
      <text:p text:style-name="P598">Czy to już wszystko?</text:p>
      <text:p text:style-name="P599"><text:span text:style-name="T600"><text:s text:c="29"/></text:span><text:span text:style-name="T601">:</text:span></text:p>
      <text:p text:style-name="P602">Nie, jeszcze nie<text:span text:style-name="T603">.</text:span><text:s/>Ale zbliżam się do końca<text:span text:style-name="T604">.</text:span></text:p>
      <text:p text:style-name="P605"><text:span text:style-name="T606">O</text:span><text:span text:style-name="T607">b. M. Król</text:span>:</text:p>
      <text:p text:style-name="P608">Nie mam w ogóle strony osiemnastej<text:span text:style-name="T609">.</text:span></text:p>
      <text:p text:style-name="P610"><text:span text:style-name="T611"><text:s text:c="29"/></text:span><text:span text:style-name="T612">:</text:span></text:p>
      <text:p text:style-name="P613">Zaraz do tego dojdę panie Marcinie. Chcemy zaproponować, aby także akapit trzeci, które określa naszą wspólną deklarację co do braku przyzwolenia dla karania poglądów polity<text:span text:style-name="T614">c</text:span>znych, prześladowania poglądów - umiejscowi<text:span text:style-name="T615">ć</text:span><text:s/>w rozdziale<text:s/><text:span text:style-name="T616">„</text:span>Etyka zawodowa”.</text:p>
      <text:p text:style-name="P617">Jest na tejże stronie bardzo jednoznacznie i wyraźnie zaznaczone stanowisko strony solidarnościowo-opozycyjnej w sprawie weryfikacji. Jednoznacznie i mocno.<text:s/><text:span text:style-name="T618">Iż</text:span><text:s/>była weryfikacja formą karania za poglądy polityczne i jako taka była niemoralna i powinna zosta<text:span text:style-name="T619">ć</text:span><text:s/>potępiona - jednoznacznie i mocne<text:span text:style-name="T620">.</text:span></text:p>
      <text:p text:style-name="P621">I jak rozumiem, a tak rozumiałem od początku, określające, czy będące częścią tożsamości strony koalicyjno-rządowej w te<text:span text:style-name="T622">j</text:span><text:s/>kwestii. Chcemy zapozna<text:span text:style-name="T623">ć</text:span><text:s/>państwa ze stanowis<text:span text:style-name="T624">ki</text:span>em strony koalicyjno-rządowej<text:s/><text:soft-page-break/>w tejże kwestii tzn. z rozbieżnością strony koalicyjno-rządowej. B<text:span text:style-name="T625">rz</text:span>miałaby ona następująco:</text:p>
      <text:p text:style-name="P626">„Strona koalicyjno-rządowa uważa, że w czasie weryfikacji dziennikarzy mogły b<text:span text:style-name="T627">yć</text:span><text:s/>podjęte nietrafne, decyzje nietrafne, nieuzasadnione lub błędne. Gotowa jest dać zadośćuczynienie<text:s/><text:span text:style-name="T628">w</text:span><text:s/>tych indywidualnych przypadkach<text:span text:style-name="T629">.</text:span><text:s/>Oświadcza równocześnie, że to czy ktoś był czy nie był zweryfikowany nie waży na dzisiejszych decyzjach personalnych.</text:p>
      <text:p text:style-name="P630">I wreszcie strona ostatnia. Szanowni państwo, ja nie mam wytłumac<text:span text:style-name="T631">ze</text:span>nia dlaczego zabrakło panu Krzysztofowi i panu Maciejowi strony osiemnastej.</text:p>
      <text:p text:style-name="P632"><text:span text:style-name="T633">/</text:span>Głosy z sali: Nikt z nas nie ma, w ogóle w tym dokumencie nie ma/.</text:p>
      <text:p text:style-name="P634">Szanowni panowie, no nie przyjmuję do wiadomości, ponieważ ja w tekście roboczym z ubiegłego piątku mam ten rozdział VIII<text:span text:style-name="T635">.</text:span></text:p>
      <text:p text:style-name="P636"><text:span text:style-name="T637"><text:s text:c="29"/></text:span><text:span text:style-name="T638">:</text:span></text:p>
      <text:p text:style-name="P639"><text:span text:style-name="T640">W</text:span><text:s/>roboczych tekstach to my mamy. Ale nie mamy w tym tekście ostatecznym.</text:p>
      <text:p text:style-name="P641">I to była strona najmniej kontrowersyjna w dodatku.</text:p>
      <text:p text:style-name="P642"><text:span text:style-name="T643"><text:s text:c="29"/></text:span><text:span text:style-name="T644">:</text:span></text:p>
      <text:p text:style-name="P645">Ja myślę, że nie będziemy obarcza<text:span text:style-name="T646">ć</text:span><text:s/>odpowiedzialnością czwórki naszych panów. I jesteśmy w stanie tę akurat mało kolizyjną stronę odszukać i włączyć z tekstu roboczego nawet, do tekstu, nad którym się w tej chwili biedzimy. I nie czyniłbym z tego proceduralnej kwestii, bo chyba nie ma żadnego powodu do tego<text:span text:style-name="T647">.</text:span></text:p>
      <text:p text:style-name="P648"><text:span text:style-name="T649"><text:s text:c="29"/></text:span><text:span text:style-name="T650">:</text:span></text:p>
      <text:p text:style-name="P651">Ale może wobec tego trzeba przeczytać te poprawki, które żeśmy z panem Toeplitzem i z panem Łoziński, panem Kofmanem...</text:p>
      <text:p text:style-name="P652"><text:span text:style-name="T653"><text:s text:c="29"/></text:span><text:span text:style-name="T654">:</text:span></text:p>
      <text:p text:style-name="P655">Tak panie redaktorze, już do tego przechodzę. Może w całości pozwolę sobie odczytać całą tę stronę z braku<text:s/><text:span text:style-name="T656">je</text:span>j tekstu przed panami<text:span text:style-name="T657">.</text:span><text:span text:style-name="T658"><text:s/></text:span>Rozdz<text:span text:style-name="T659">.</text:span><text:s/>VIII brzmia<text:span text:style-name="T660">ł</text:span>by:<text:s/><text:span text:style-name="T661">„</text:span>Strony wyrażają przekonanie, że w nowym, mającym powstać wielopodmio<text:span text:style-name="T662">to</text:span>wym systemie komunikacji społecznej, tym bardziej stanowczo przestrzegane być muszą zasady wzajemnego poszanowania”<text:span text:style-name="T663">.</text:span><text:s/>Było tam słowo lojalności, jak pamiętacie - usunęliśmy słowo lojalności wspólnie<text:span text:style-name="T664">.</text:span></text:p>
      <text:p text:style-name="P665">A więc muszą być przestrzegane zasady wzajemnego poszanowania.</text:p>
      <text:p text:style-name="P666"><text:span text:style-name="T667">„</text:span>Dążenia do wysokiego poziomu kultury politycznej i wolnej od wrogości, nienawiści, uprzedzeń narodowośc<text:span text:style-name="T668">io</text:span>wych, religijnych czy grupowych, przy równoczesnym zachowaniu własnej to<text:span text:style-name="T669">ż</text:span>samości politycznej, światopoglądowej i społecznej przez poszczególne siły pluralistycznego układu społecznego”<text:span text:style-name="T670">.</text:span></text:p>
      <text:p text:style-name="P671"><text:span text:style-name="T672"><text:s text:c="29"/></text:span><text:span text:style-name="T673">:</text:span></text:p>
      <text:p text:style-name="P674">Społeczeństwa -<text:s/>zamiast układu.</text:p>
      <text:p text:style-name="P675"><text:span text:style-name="T676"><text:s text:c="29"/></text:span><text:span text:style-name="T677">:</text:span></text:p>
      <text:p text:style-name="P678">Społeczeństwa<text:span text:style-name="T679">.</text:span><text:s/>Następny akapit:<text:s/>„Strony przeciwstawiają się stanowczo<text:span text:style-name="T680">...</text:span></text:p>
      <text:p text:style-name="P681"><text:span text:style-name="T682"><text:s text:c="29"/></text:span><text:span text:style-name="T683">:</text:span></text:p>
      <text:p text:style-name="P684">Jeśli -<text:s/><text:span text:style-name="T685">..</text:span>.jakie zrobiliśmy przy ostatniej wersji to proponowaliśmy ten akapit jako najbardziej deklaratywny, jak gdyby taki inten<text:span text:style-name="T686">cj</text:span>onalno-etyczny, przenieś<text:span text:style-name="T687">ć</text:span><text:s/>na sam koniec.</text:p>
      <text:p text:style-name="P688"><text:span text:style-name="T689"><text:s text:c="29"/></text:span><text:span text:style-name="T690">:</text:span></text:p>
      <text:p text:style-name="P691">Ten trzeci?</text:p>
      <text:soft-page-break/>
      <text:p text:style-name="P692"><text:span text:style-name="T693"><text:s text:c="29"/></text:span><text:span text:style-name="T694">:</text:span></text:p>
      <text:p text:style-name="P695">Ten, który pan czytał teraz, żeby kończył cały ten dokument<text:span text:style-name="T696">.</text:span><text:s/>Natomiast zaczynałoby się - strony przeciwstawiają się stanowczo - to byłby pierwszy<text:span text:style-name="T697">.</text:span></text:p>
      <text:p text:style-name="P698">Drugi akapit - strony zgodnie uważają.</text:p>
      <text:p text:style-name="P699"><text:span text:style-name="T700">I</text:span><text:s/>wreszcie trzeci - to miałby być ten, który pan w tej chwili odczytał<text:span text:style-name="T701">.</text:span><text:span text:style-name="T702"><text:s/></text:span>Tak proponowaliśmy po prostu jakby ze względu na taki deklaratywny.</text:p>
      <text:p text:style-name="P703">Jeśli chodzi o akapit drugi - czyli byłby to akapit pierwszy: Strony przeciwstawiają się stanowczo wszelkim proponujemy jedno słowo dodać<text:s/>„<text:span text:style-name="T704">p</text:span>ozaprawnym<text:span text:style-name="T705">”</text:span>, co wydaje się być<text:span text:style-name="T706">...</text:span></text:p>
      <text:p text:style-name="P707"><text:span text:style-name="T708">Ob</text:span><text:span text:style-name="T709">.</text:span><text:span text:style-name="T710"><text:s/>Adam Michnik</text:span>:</text:p>
      <text:p text:style-name="P711">Cóż to tajemnica zawodowa?</text:p>
      <text:p text:style-name="P712"><text:span text:style-name="T713"><text:s text:c="29"/></text:span><text:span text:style-name="T714">:</text:span></text:p>
      <text:p text:style-name="P715">Panie Adamie, nie wybroni pan słowa<text:s/>„p<text:span text:style-name="T716">oz</text:span>aprawnym”, chociaż rzeczywiście to jest spór o słowo.<text:s/><text:span text:style-name="T717">W</text:span><text:s/>moim przekonaniu chroniona jest prawnie, czy tajemnica wojskowa, czy gospodarcza<text:span text:style-name="T718">.</text:span></text:p>
      <text:p text:style-name="P719">I tak<text:s/>„pozaprawnym próbom ograniczania dostępu dziennikarzy do źródeł informacji”<text:s/>oraz dostępu do zdarzeń publicznych mających znaczenie dla wykonywanego przez nich zawodu<text:span text:style-name="T720">.</text:span><text:s/>Profil pisma, orientacja polityczna i światopoglądowa nie będą powodem do żadnych ograniczeń w te<text:span text:style-name="T721">j</text:span><text:s/>mierze.</text:p>
      <text:p text:style-name="P722"><text:span text:style-name="T723"><text:s text:c="29"/></text:span><text:span text:style-name="T724">:</text:span></text:p>
      <text:p text:style-name="P725">Przepraszam, ale może ja od razu przeczytam wersję stylistycznie zmienioną. Ostatnie zdanie:<text:s/>„Profil, orientacja polityczna i światopoglądowa pisma lub innego publikatora nie mogą być powodem stosowania ograniczeń w te<text:span text:style-name="T726">j</text:span><text:s/>mierze.</text:p>
      <text:p text:style-name="P727">Była przecież znowu półgodzinna dyskusja dlaczego musi być rozróżnienie mi<text:span text:style-name="T728">ę</text:span>dzy pismem a innym. Możecie uży<text:span text:style-name="T729">ć</text:span><text:s/>innego słowa zamiast publikator, ale nie znaleźliśmy innego<text:span text:style-name="T730">.</text:span></text:p>
      <text:p text:style-name="P731"><text:span text:style-name="T732"><text:s text:c="29"/></text:span><text:span text:style-name="T733">:</text:span></text:p>
      <text:p text:style-name="P734">I chcemy zaproponować, aby na zakończenie tego akapitu skonsumować zawartość myśli te<text:span text:style-name="T735">j</text:span><text:s/>ze strony siedemnastej<text:span text:style-name="T736">.</text:span><text:s/>Mianowicie -<text:s/>„jednocześnie strony uważają, że nigdy i w żadnych<text:s/><text:span text:style-name="T737">oko</text:span><text:span text:style-name="T738">l</text:span><text:span text:style-name="T739">iczności</text:span>ach pracownicy środków masowego przekazu nie mogą być karani za poglądy polityczne<text:span text:style-name="T740">.</text:span></text:p>
      <text:p text:style-name="P741"><text:span text:style-name="T742"><text:s text:c="29"/></text:span><text:span text:style-name="T743">:</text:span></text:p>
      <text:p text:style-name="P744">Ta wersja się różn<text:span text:style-name="T745">i.</text:span></text:p>
      <text:p text:style-name="P746"><text:span text:style-name="T747"><text:s text:c="29"/></text:span><text:span text:style-name="T748">:</text:span></text:p>
      <text:p text:style-name="P749">Jednocześnie strony uważają, że nigdy i w żadnych okolicznościach pracownicy środków masowego przekazu nie mogą być karani za poglądy polityczne.</text:p>
      <text:p text:style-name="P750">Oczywiście - pan przewodniczący ma rację, różni się. Ponieważ nie stawiamy tutaj wymogu, aby miarodajne czynniki uroczyście i święcie obwieściły Polsce i światu, że nigdy i w żadnych okolicznościach nie będą dziennikarze, czy pracownicy środków masowego przekazu.</text:p>
      <text:p text:style-name="P751">Jeszcze raz powtarzam.<text:s/>„Jednocześnie strony uważają, że nigdy i w żadnych okolicznościach pracownicy środków masowego przekazu nie mogą być karani za poglądy polityczne”.</text:p>
      <text:p text:style-name="P752"><text:span text:style-name="T753"><text:s text:c="29"/></text:span><text:span text:style-name="T754">:</text:span></text:p>
      <text:p text:style-name="P755">Tak, tylko że pan tak uważa, a miarodajne czynniki nie.</text:p>
      <text:p text:style-name="P756"><text:span text:style-name="T757"><text:s text:c="29"/></text:span><text:span text:style-name="T758">:</text:span></text:p>
      <text:soft-page-break/>
      <text:p text:style-name="P759">Nie, panie Jacku ja uważam za siebie po prostu. Uważam, że to jest deklaracja, pod którą muszę i powinienem się podpisać.</text:p>
      <text:p text:style-name="P760">Panie przewodniczący, zakończyłem re<text:span text:style-name="T761">fe</text:span>rowanie.</text:p>
      <text:p text:style-name="P762">Przepraszam, jeszcze jedno - ostatni akapit<text:s/><text:span text:style-name="T763">je</text:span>st bez zmian. Pozwolę sobie jeszcze przypomnieć jego brzmienie:</text:p>
      <text:p text:style-name="P764">„Strony zgodnie uważają, że korzystanie z prawa do repliki i sprostowań powinno być wzajemne, domagają się od partnerów prostowania informacji podawanych przez nich od krajowych i zagranicznych środków przekazu, w tym wszystkich rozgłośni polskojęzycznych. Jeśli są to informacje nieprawdziwe, a firmowane przez organizacje, związki lub ich działaczy.<text:s/>Jeżeli krajowe lub zagraniczne środki przekazu nie będą sprostowań zam<text:span text:style-name="T765">ie</text:span>szczać, należy umieszczać te sprostowania w analogicznych krajowych lub zagranicznych środkach przekazu”.</text:p>
      <text:p text:style-name="P766">Panie przewodniczący, zreferowałem wszystko co miałem do zreferowania. Chciałbym prosić, aby panowie w swoim sumieniu rozważyli ciężar gatunkowy i jego znaczenie tych proponowanych zmian, uzupełnień, poprawek redakcyjnych, a także autopoprawek<text:s/><text:span text:style-name="T767">me</text:span>rytory<text:span text:style-name="T768">cz</text:span>nych. Abyśmy<text:span text:style-name="T769">.</text:span>.. Może w tym celu byłaby niezbędna przerwa. Może<text:s/><text:span text:style-name="T770">je</text:span>dnak podjęlibyśmy trud dojścia i osiągnięcia do kompromisu i osiągnięcia go w dniu dz<text:span text:style-name="T771">isiejs</text:span>zym.</text:p>
      <text:p text:style-name="P772"><text:span text:style-name="T773"><text:s text:c="29"/></text:span><text:span text:style-name="T774">:</text:span></text:p>
      <text:p text:style-name="P775">Ja proszę w takim razie o przerwę 20-minutową. Nie wydaje mi się wysłuchawszy tego, żeby dzisiaj można było ustosunkować się do tych wszystkich autopoprawek, żeby to było wykonalne. Tym bardziej, że to nas zmusza do propozycji pewnych<text:span text:style-name="T776"><text:s/></text:span>innych przeredagowań, co jest oczywiste w tych warunkach.</text:p>
      <text:p text:style-name="P777">Jeżeli zebrani nie mieliby nic przeciwko temu i pan współprzewodniczący, proponowałbym spotkać się tutaj o godzinie 10.40.</text:p>
      <text:p text:style-name="P778"/>
      <text:p text:style-name="P779">/Przerwa/.</text:p>
      <text:p text:style-name="P780"/>
      <text:p text:style-name="P781"><text:span text:style-name="T782">P</text:span><text:span text:style-name="T783">rze</text:span><text:span text:style-name="T784">wodn</text:span><text:span text:style-name="T785">icz</text:span><text:span text:style-name="T786">ą</text:span><text:span text:style-name="T787">cy</text:span><text:span text:style-name="T788">:</text:span></text:p>
      <text:p text:style-name="P789">Proszę o zajęcie miejsc. Przez minutę będziemy filmowani proszę o miły wyraz twarzy.</text:p>
      <text:p text:style-name="P790">Proszę państwa, przepraszam za opóźnienie, ale dyskusja wewnętrzna nam się nieco przeciągnęła. Krótko chciałbym zreferować stanowisko strony opozycyjno-solidarnoś<text:span text:style-name="T791">ci</text:span>owej wobec zgłoszonych zmian w tekście.</text:p>
      <text:p text:style-name="P792">Oczywiście tytuł tego tekstu jest do uzgodnienia<text:span text:style-name="T793">.<text:s/></text:span>Nie mamy tutaj żadnych oporów, może być to komunikat, rzeczywiście ta sprawa nie była do tej pory rozstrzygnięta i możemy ją rozstrzygnąć. To jest po prostu rzecz, którą można zrobić natychmiast, szybko i sprawnie.</text:p>
      <text:p text:style-name="P794">Jeśli chodzi o dalsze sprawy:</text:p>
      <text:p text:style-name="P795"><text:span text:style-name="T796">W</text:span><text:s/>stosunku do pierwszej poprawki na stronie pierwszej<text:s/><text:span text:style-name="T797">„</text:span>interesów jednostki i sp<text:span text:style-name="T798">oł</text:span>e<text:span text:style-name="T799">cz</text:span>eństwa”<text:s/>- tu si<text:span text:style-name="T800">ę</text:span><text:s/>zgadzamy z państwem. Kontrolować władzę, a jednocześnie zabiegać - wydaje mi się, że ten punkt jest doś<text:span text:style-name="T801">ć</text:span><text:s/>karkołomny - jeżeli włączymy tu i państwo. Interesy<text:s/><text:span text:style-name="T802">j</text:span>ednostki i społeczeństwa - na to oczywiście się godzimy.</text:p>
      <text:p text:style-name="P803"><text:span text:style-name="T804">N</text:span>a stronie drugiej -<text:s/>„w ramach obowiązującego porządku prawnego”<text:span text:style-name="T805">.</text:span><text:s/>Dla nas jest to sprawa pewnego<text:s/><text:soft-page-break/>poczucia - mówiąc górnolotnie - godności. Oczywistą jest rzeczą, że należy przestrzegać porządku prawnego w państwie. Natomiast zmuszanie nas do deklaracji tego rodzaju przy każdej okazji, uważamy za małą przesadę<text:span text:style-name="T806">.</text:span><text:s/>Jeżeli panowie by się upierali przy tym dodatku, to my proponujemy skreślenie całego akapitu. Natomiast nie możemy przy każdej okazji deklarować, że będziemy działać zgodnie z prawem.</text:p>
      <text:p text:style-name="P807">Punkt pierwszy - w świetle tego co usłyszeliśmy, wymaga przeredagowania. To jest na stronie trzeciej /?/<text:s/><text:span text:style-name="T808">„</text:span>Strony uzn<text:span text:style-name="T809">aj</text:span>ą, że po zarejestrowaniu.<text:span text:style-name="T810">.</text:span>.<text:span text:style-name="T811">”</text:span></text:p>
      <text:p text:style-name="P812">Rzecz polega na tym, że nastąpił mimo wszystko pewien kryzys zaufania w świetle autopoprawek strony rządowej.<text:s/>I w tej sytuacji jesteśmy zmuszeni po prostu ten rozdzialik uściślić. Jeżeli panowie p<text:span text:style-name="T813">rz</text:span>e<text:span text:style-name="T814">re</text:span>dagow<text:span text:style-name="T815">uj</text:span>ecie i proponujecie przeredagowania, to my w takim razie nie możemy zgodzić się na to, że przewidzi si<text:span text:style-name="T816">ę</text:span><text:s/>pewną ilość papieru. Nie, to w takim razie pan min.<text:s/><text:span text:style-name="T817">K</text:span>waśniewski zgodnie z umową poda tony, i my tu będziemy wpisywać co komu w tym roku, ile. Po prostu musimy w tym miejscu stwierdzić jaka ilość papieru, ponieważ przestaję wierzyć w sformułowania o dobrej woli i inten<text:span text:style-name="T818">cj</text:span>ach.</text:p>
      <text:p text:style-name="P819">Ponadto w świetle tego co pan Rydygier zadeklarował na łamach<text:s/>„Polityki”, że nie wpuści do warszawskich drukarni tygodnika<text:s/>„Solidarność”<text:s/>jesteśmy zmuszeni prosić o zobowiązanie, że dziennik niezależny będzie wydawany i drukowany na terenie m<text:span text:style-name="T820">.</text:span><text:s/>s<text:span text:style-name="T821">t.</text:span><text:s/>Warszawy. Nie możemy też sobie wyobrazić tego. Możemy dyskutować sprawy tygodnika, jeżeli tygodnik jest wyobrażalną sprawą druku gdzie indziej, aczkolwiek też jest to rodzaj dyskrymina<text:span text:style-name="T822">cj</text:span>i. Natomiast jeżeli chodzi o dziennik, w ogóle nie ma o czym mówić. Wydawało się to nam jasne i oczywiste. Ponieważ pan Rydygier twierdzi, że nie wpuści, wobec czego będziemy zmuszeni domagać się tutaj wyraźnego stwierdzenia, że będzie to możliwe.</text:p>
      <text:p text:style-name="P823">Również w świetle tego, co państwo zadeklarowaliście,<text:s/><text:span text:style-name="T824">w</text:span><text:s/>rozbieżności, że nie możemy ingerować w struktury RSW<text:s/>„P<text:span text:style-name="T825">ra</text:span>sa<text:span text:style-name="T826">”</text:span>, musimy domagać się deklaracji, że RSW<text:s/>„Prasa”<text:s/>nie tylko będzie drukować na terenie Warszawy dziennik, ale<text:s/>weźmie prasę łącznie z dziennikiem, pras<text:span text:style-name="T827">ę</text:span><text:s/>opozycyjną do kolpor<text:span text:style-name="T828">ta</text:span>żu.</text:p>
      <text:p text:style-name="P829">To są po prostu konsekwencje stanowiska zajętego raz przez pana Rydygiera, dwa przez wpisaną rozbieżność na temat tego, że nic nam do RSW<text:s/><text:span text:style-name="T830">„</text:span>Prasy”. Otóż jest, dopóki jest monopolistą, jeżeli chodzi o drukarnie, i kolportaż, jest nam do tego i będziemy musieli w tej sytuacji domagać się przeredagowania tego rozdzialiku<text:span text:style-name="T831">.</text:span></text:p>
      <text:p text:style-name="P832">I rozdział pierwszy w nowej wersji zostanie przedstawiony stronie rządowo-koalicyjnej.</text:p>
      <text:p text:style-name="P833">Na stronie trzeciej nie widzimy żadnego powodu, żeby zamieniać s<text:span text:style-name="T834">ło</text:span>w<text:span text:style-name="T835">o</text:span><text:s/>„u<text:span text:style-name="T836">st</text:span>a<text:span text:style-name="T837">le</text:span>n<text:span text:style-name="T838">ia</text:span><text:span text:style-name="T839">”</text:span><text:s/>na<text:s/>„propozy<text:span text:style-name="T840">cj</text:span>e”. Są to ustalenia naszego Zespołu. Otóż to nie są propozycje tutaj sobie wymieniane wzajemnie, tylko to są oczywiście ustalenia. Przecież cały pakiet ustaleń<text:s/><text:span text:style-name="T841">„</text:span>okrągłego stołu<text:span text:style-name="T842">”</text:span><text:s/>jest propozycją p<text:span text:style-name="T843">o</text:span>d adresem Sejmu, ale myśmy ustalili, że takie stanowisko zajmujemy. Natomiast nie widzę żadnej niezgodności... Oczywistą jest rzeczą, że nie jesteśmy izbą władzy ustawodawczej, która decyduje. Natomiast ustaliliśmy i to słowo prosimy, żeby zostało zachowane.</text:p>
      <text:p text:style-name="P844">Na stronie czwartej jest tutaj poprawka dotycząca linii programowej, którą określa wydawca. Otóż z chwilą - znów wracam do monopol<text:span text:style-name="T845">is</text:span>tycznych struktur, do których nie wolno nam się mieszać - jak stwierdziliśc<text:span text:style-name="T846">ie</text:span><text:s/>w swojej rozbieżności.<text:s/><text:span text:style-name="T847">O</text:span>tóż w tych warunkach nie możemy się zgodzić, że monopolistyczny, jeżeli chodzi o prasę codzienną z całą pewnością, wydawca ma prawo ustalać - ponieważ jest to oddanie w ręce wyłącznie partii linii programowej wszystkich przynajmniej dzienników, czy prawie wszystkich dzienników, bo dziewięćdz<text:span text:style-name="T848">ie</text:span>siąt parę procent. W tych warunkach nie możemy na ten<text:s/>zapis przystać.</text:p>
      <text:soft-page-break/>
      <text:p text:style-name="P849">W przypadku pluralizmu, wielości wydawców, możliwości wyboru - tak, oczywiście. Natomiast w sytuacji monopolistycznej na to przystać nie możemy. Możemy, co najwyżej przystać, że linię programową określa redaktor naczelny. Natomiast wydawca kiedy pisma będą mogły wybierać między wydawcami czy zespoły redakcyjne. A takiej możliwości na razie nie ma<text:span text:style-name="T850">.</text:span></text:p>
      <text:p text:style-name="P851">Na stronie dziewiąt<text:span text:style-name="T852">e</text:span>j ta nasza autopoprawka w punkcie:<text:s/><text:span text:style-name="T853">„</text:span>Strona solidarnościowo-opozycyjna uważa, ż<text:span text:style-name="T854">e</text:span><text:s/>do chwili osiągnięcia warunków umożliwiających normalne funk<text:span text:style-name="T855">cj</text:span>onowanie publikacji, represje karne i administracyjne powinny być zastąpione walką polityczną...”. I teraz w zdaniu:<text:s/>„Jednocześnie strona opozycyjno-solidarnościowa /to jest w połowie strony/ uważa, że w publikacjach kreślimy słowo<text:s/><text:span text:style-name="T856">„</text:span>tych”,<text:span text:style-name="T857"><text:s/></text:span>nie powinno się nawoływać do używania przemocy w jakichkolwiek celach, w tym pol<text:span text:style-name="T858">it</text:span>y<text:span text:style-name="T859">cz</text:span>nych”.</text:p>
      <text:p text:style-name="P860">Po prostu zgłaszamy usunięcie słowa<text:s/><text:span text:style-name="T861">„</text:span>tych”. Nie ukrywamy, że byłaby to jednostronna deklaracja z naszej strony. Natomiast dopuszczalibyśmy możliwość nawoływania do przemocy w innych, nie naszych pismach. Otóż chcemy tego uniknąć.</text:p>
      <text:p text:style-name="P862">Sprawa rozdziału<text:s/><text:span text:style-name="T863">V</text:span><text:s/>/dó<text:span text:style-name="T864">ł</text:span><text:s/>strony dziewiątej/<text:span text:style-name="T865">.</text:span><text:s/>No, proszę szanownej strony koalicyjno-rządowej, zostawienie słów<text:s/>„strony krytycznie oceniły obecny stan produkcji papieru i przemysłu poligraficznego”<text:s/>/kropka/ jest nie do przyjęcia ze względów na to, że to ośmiesza, no przynajmniej nas ośmiesza to zdanie. To tak nie można. To po to kilka tygodni dyskutujemy, żeby dowiedzieć się, że oceniły krytycznie. No to prasa ostatecznie pisze od miesięcy o tym. I nagle<text:s/><text:span text:style-name="T866">„</text:span>okrągły stół”<text:s/>doszedł do tego, że krytycznie. I na tym kropka.<text:s/><text:span text:style-name="T867">W</text:span><text:s/>ten sposób nie możemy do tego podchodzić<text:span text:style-name="T868">.</text:span></text:p>
      <text:p text:style-name="P869">Jeżeli stwierdzenie, że dotychczasowe bilanse, zasady rozdziału i gospodarki papierem budzą poważne zastrzeżenia i wymagają zmian, jeżeli to jest n<text:span text:style-name="T870">ie</text:span>dopuszczalne, to w takim razie o czym my mówimy. W takim razie właśnie dlatego musimy domagać się co do kilograma stwierdzenia<text:s/><text:span text:style-name="T871">-</text:span><text:s/>ile dacie. Bo jeżeli nie ma możliwości. Ja nie wiem, czy izba papieru i druku jest najlepszą, najidealn<text:span text:style-name="T872">iejs</text:span>zą propozycją. Ale nie<text:s/>dyskutowanie<text:s/><text:span text:style-name="T873">w</text:span><text:s/>ogóle, to znaczy zepchnięcie tego problemu z naszego dokumentu końcowego, jest rzeczą na tyle bulw<text:span text:style-name="T874">ersuj</text:span>ącą, że to właśnie zmusza nas do wyliczeń dokładnych - co i ile. Jeżeli mamy się nie porozumiewać w tej sprawie, no to będziemy żąda<text:span text:style-name="T875">ć.</text:span></text:p>
      <text:p text:style-name="P876">Przez subwen<text:span text:style-name="T877">cj</text:span>onowanie produkcji finalnej to<text:s/><text:span text:style-name="T878">je</text:span>st końcówka dodana w autopop<text:span text:style-name="T879">ra</text:span>wkach w punkcie pierwszym. Prosimy o wyjaśnienie co to znaczy - nie rozumiemy tego. Nie rozumiemy kto te subwencje ma otrzymywać - wydawca czy ministerstwo, czy kto? Jeżeli założymy, że podręczniki szkolne powinny być subwencjonowane, to nie jest obojętne czy te subwencje wpływają na konto ministra Krawczuka, czy na konto wydawcy, czy i w jaki sposób to subwencjonowanie ma przebiegać w produkcji finalnej. Po prostu jest to dla nas niejasne.</text:p>
      <text:p text:style-name="P880">Na stronie jedenastej - zmiana<text:s/><text:span text:style-name="T881">„</text:span>jeśli spełniają funkcje istotne dla społeczeństwa i kultury narodowej”<text:s/>- tak mam zapisane.<text:span text:style-name="T882"><text:s/></text:span>Otó<text:span text:style-name="T883">ż</text:span><text:s/>to sugeruje, że ktoś o tym ma decydować, kto spełnia te funkcje, a kto nie spełnia tych funkcji. Otóż nie wiem kto miałby sobie uzurpować te uprawnienia. W tej formie nie możemy się zgodzić, ponieważ znamy ten sposób argumentacji, że coś jest społecznie n<text:span text:style-name="T884">ie</text:span>uzasadnione, czy nie leży w interesie społecznym. No tak wszelkie odmowy na przestrzeni lat, tak były formułowane w stosunku do rozmaitych inicjatyw<text:s/>społecznych. Znów spotykamy się z sytuacją, że ktoś ma decydowa<text:span text:style-name="T885">ć</text:span><text:s/>co jest dobre dla kultury i dla społeczeństwa, a co nie. W porządku, tylko porozummy się, kto ma decydować. Dla nas nie jest to obojętne, w tak anonimowej formie oczywiście zgodzi<text:span text:style-name="T886">ć<text:s/></text:span>się na to nie możemy.</text:p>
      <text:soft-page-break/>
      <text:p text:style-name="P887">Tak samo u dołu na stronie jedenastej tutaj jest zmiana, która nas również dziwi, ponieważ za dużo było dyskusji na temat telewizji, żeby obecnie wprowadzać jeszcze jedną barierę na zasadzie umów o dzieło. Co to znaczy? No, naszym zdaniem znaczy to tylko tyle, że porozumienie - porozumien<text:span text:style-name="T888">ie</text:span>m, programy autorskie - programami, ale telewizja po prostu może nie podpisać umowy o dzieło lub rozwiązać. I cała wtedy nasza umowa leży.</text:p>
      <text:p text:style-name="P889">Otóż umówmy się - czy umowę o dzieło do tej pory telewizja chyba też mogła podpisywać i nie było powodów, żeby zwoływać<text:s/><text:span text:style-name="T890">„</text:span>stół<text:span text:style-name="T891">”</text:span><text:s/>i podpisywać porozumienia. Jeżeli to robimy, to nie po to, żeby zostawiać f<text:span text:style-name="T892">u</text:span>rtkę, która pozwala sprawę przewrócić. Jeżeli to ma być osoba, do której ma zaufanie i strona opozycyjna i jest do przyjęcia przez stronę rządową, no to jeszcze wstawiać, że umowa o dzieło, którą możemy podpisać lub nie, osłabia oczywiście cały ten układ.<text:s/><text:span text:style-name="T893">W</text:span><text:s/>tym sensie jesteśmy przeciwni<text:s/><text:span text:style-name="T894">te</text:span>j wstaw<text:span text:style-name="T895">ce</text:span>.</text:p>
      <text:p text:style-name="P896">Nie rozumiemy też, dlaczego programy te mogą mie<text:span text:style-name="T897">ć</text:span><text:s/>zróżnicowaną formę, skąd ta forma<text:s/>„mogą mieć zróżnicowaną formę”. Mogą mieć - lub mogą nie mieć.</text:p>
      <text:p text:style-name="P898">/Głos z sali na wyciszeniu: Tak, ale to myśmy prosili, to jest dobrze/.</text:p>
      <text:p text:style-name="P899">Tak, ale mogą, tu jest jakaś jakby dla mnie n<text:span text:style-name="T900">ie</text:span>zrozumiała...</text:p>
      <text:p text:style-name="P901">Oczywiście na stronie dwunastej związkowych nie ma problemu.</text:p>
      <text:p text:style-name="P902">Na stronie trzynastej<text:s/>„strony zadeklarowały potrzebę udziału<text:s/>środowisk opozycyjno-solidarnościowych. No bardzo przepraszam, ale ja przestają rozumieć co jest grane. Do tej pory strona rządowa naciskała żebyśmy wchodzili maksymalnie do wszystkich, łącznie z cenzurą kolegiów. To była propozycja ministra Urbana, to była przecież wasza propozycja. To myśmy się opierali przed wchodzeniem do kolegium cenzorskiego.<text:s/>A teraz się okazuje, że nie. Czy to jest zmiana stanowiska i jak mamy to rozumieć. Bo możemy wchodzić lub nie wchodzić, ale jednak chciałbym wiedzieć o co chodzi.</text:p>
      <text:p text:style-name="P903">To skreślenie po prostu każe mi wątpić w trwałość naszych zapisów i ustaleń. No, na przestrzeni paru dni nastąpiła tu jakaś zmiana i to dość istotna. Dlatego domagamy się zostawienia tego jako potwierdzenie waszych intencji.</text:p>
      <text:p text:style-name="P904"><text:span text:style-name="T905">W</text:span><text:s/>sprawie rozbieżności telewizyjnych. No, tutaj nas trochę z<text:span text:style-name="T906">a</text:span>skoczyła sprawa mniejszości narodowych. Sądziliśmy, że to jest w ogóle punkt do uzgodnień, a nie do rozbieżności.<text:s/><text:span text:style-name="T907">O</text:span>czywiście nie protestujemy przeciwko mniejszoś<text:span text:style-name="T908">c</text:span>i narodowej, ale robienie z tego rozbieżności wydaje się nam niepotrzebne. Jeżeli natomiast miałoby to pozostać w rozbieżnościach, no to też musimy dodać w tych<text:s/><text:span text:style-name="T909">„</text:span>oddane do dyspozycji”<text:s/>naszych rozbieżności, że<text:s/><text:span text:style-name="T910">„</text:span>strona solidarnościowo-opozycyjna popiera idee stworzenia programu<text:s/><text:span text:style-name="T911">I</text:span>II, IV krajowego Polskiego Radia i uważa, że programy te powinny być oddane do dyspozycji pełnomocnika wyznaczonego przez Lecha Wałęsę<text:span text:style-name="T912">”</text:span>. Tu mus<text:span text:style-name="T913">ie</text:span>libyśmy dodać, ponieważ tu jest po prostu sprawa niejasna.<text:s/><text:span text:style-name="T914">„</text:span>Do dyspozycji niezależnych sił społecznych, związkowych, Kościoła katolickiego, a także mniejszości narodowych”. Bo nie widzimy powodu dlaczego te mniejszości miałyby być tylko w waszych rozbieżnościach. Pro<text:span text:style-name="T915">p</text:span>onowalibyśmy raczej wspólne stanowisko w tej<text:s/>sprawie.</text:p>
      <text:p text:style-name="P916">Jeśli chodzi o sprawę nabożeństw, którą strona rządowa wprowadza do rozbieżności. No, to nas zmusza również - my też musimy wprowadzić wtedy do rozbieżności punkt, że sprawa nabożeństw, a szczególnie transmisji mszy świętej w telewizji powinna<text:s/><text:span text:style-name="T917">b</text:span>yć uzgodniona w porozumieniu z Episkopatem i Episkopat może tylko o tym decydować.<text:s/><text:span text:style-name="T918">T</text:span>o jest po prostu konsekwencja wprowadzenia tego do rozbieżności. Taki punkt musielibyśmy również dodać<text:span text:style-name="T919">.</text:span><text:s/></text:p>
      <text:soft-page-break/>
      <text:p text:style-name="P920">Jeśli chodzi o stronę siedemnastą, to jest rzeczywiście sprawa najpoważn<text:span text:style-name="T921">ie</text:span>jsza i po prostu nie możemy zgodzić się na tę zmianę. Nie może zostać zdanie:<text:s/><text:span text:style-name="T922">^</text:span>odsyłamy to do reform politycznych”, ponieważ wówczas cały ten punkt jest jedną rozbieżnością. Wydaje się nam, że uzyskaliśmy tutaj porozumienie co do indywidualnych wypadków. Nikt tego nie negował w Polsce ostatnio, że indywidualne wypadki należy<text:span text:style-name="T923">.</text:span>.. Dlaczego to nie ma być uzgodnienie tylko deklaracja jednostronna rządowa, nie wiem. Nie jesteśmy tu osamotnieni. Pan prezes Howzan chyba potwierdzi, że jego Stowarzyszenie również wystąpiło w tej sprawie o weryfikację pełnym głosem. Jeżeli - przepraszam - Stowarzyszenie Dziennikarzy PRL to robi, no to wybaczcie, ale my nie możemy być w tyle za Stowarzyszeniem Dziennikarzy<text:span text:style-name="T924">.</text:span><text:s/>Nie chodzi o pierwszeństwo, ale chodzi o to, że domagamy się pozostawienia pierwotnej wersji.</text:p>
      <text:p text:style-name="P925">P<text:span text:style-name="T926">rz</text:span>e<text:span text:style-name="T927">r</text:span>e<text:span text:style-name="T928">d</text:span>ag<text:span text:style-name="T929">owa</text:span>n<text:span text:style-name="T930">i</text:span>a etyki zawodowej nie budzą większych oporów, to jest sprawa dość jasna.</text:p>
      <text:p text:style-name="P931">Tyle w sumie jeżeli chodzi o nasze stanowisko.</text:p>
      <text:p text:style-name="P932"><text:span text:style-name="T933"><text:s text:c="29"/></text:span><text:span text:style-name="T934">:</text:span></text:p>
      <text:p text:style-name="P935">Rozumiem, że rozpoczynamy dyskusję. Ponieważ nie sądzę żeby można było doredagowa<text:span text:style-name="T936">ć</text:span><text:s/>ten tekst dzisiaj na kolanie, ale może wymienimy poglądy.</text:p>
      <text:p text:style-name="P937"><text:span text:style-name="T938">Ob</text:span><text:span text:style-name="T939">.</text:span><text:span text:style-name="T940"><text:s/></text:span><text:span text:style-name="T941">B.</text:span><text:span text:style-name="T942"><text:s/></text:span><text:span text:style-name="T943">Ja</text:span><text:span text:style-name="T944">chacz</text:span>:</text:p>
      <text:p text:style-name="P945">Panie przewodniczący, ja chc<text:span text:style-name="T946">ę</text:span><text:s/>wyrazić zadowolenie z okazanej dobrej woli, aby w sposób konstruktywny pracować w naszym zespole w stronę consensusu. A to już dużo. Osobiście sądzę, że rozbieżności jakie dziś są tematem naszego posiedzenia są do przezwyciężen<text:span text:style-name="T947">ia</text:span><text:s/>w dniu dzisiejszym. Oczywiście w kilku kwestiach będzie potrzebny czas stronie koalicyjno-rządowej. Nie będę ich w tej chwili wymieniał, ale zdaje mi się, że co najmniej dwie czy trzy kwestie wymagają namysłu z naszej strony. Natomiast jak powiedziałem, odnoszę wrażenie może nazbyt optymistyczne, że bylibyśmy w stanie dziś zakończyć prace, a byłaby to bodaj dobra wiadomość dla innych uczestników<text:s/>„okrągłego stołu”<text:s/>i dla opinii publicznej.</text:p>
      <text:p text:style-name="P948">Pytanie tylko czy starczy nam siły i cierpliwości żeby<text:s/><text:span text:style-name="T949">t</text:span>en dzień spędzić wierząc w pomyślne jego zakończenie. Tyle ogólnej deklaracji. Stąd też osobiście proponowałbym abyśmy jednak przeszli do dyskusji nad poszczególnymi stronami<text:span text:style-name="T950">,</text:span><text:s/>nad poszczególnymi sprawami, wniesionymi zarówno przez naszą stronę jak i stronę państwa. Tak po prostu - strona po stronie.</text:p>
      <text:p text:style-name="P951"><text:span text:style-name="T952">Ob</text:span><text:span text:style-name="T953">.</text:span><text:span text:style-name="T954"><text:s/>Adam Michnik</text:span>:</text:p>
      <text:p text:style-name="P955">Mam propozycję, abyśmy zrobili może teraz przerwę, żebyście się panowie zastanowili i p<text:span text:style-name="T956">rz</text:span>ekonsu<text:span text:style-name="T957">lt</text:span>owali. I wznowimy obrady ja nie wiem czy po obiedzie, czy jak. Bo tutaj to przecież nie jest sprawa sformułowań redakcyjnych tylko decyzji politycznych. Wszystko to co było do redakcyjnego sformuł<text:span text:style-name="T958">ow</text:span>ania to już to prze<text:span text:style-name="T959">ci</text:span>ągnęliśmy przez wszystkie możliwe szpary. I dla nas też, dla nas też. To już jest sprawa decyzji politycznych.</text:p>
      <text:p text:style-name="P960"><text:span text:style-name="T961"><text:s text:c="29"/></text:span><text:span text:style-name="T962">:</text:span></text:p>
      <text:p text:style-name="P963">Zwłaszcza,<text:s/><text:span text:style-name="T964">ż</text:span>e tutaj ta kwestia określenia ilości papieru i warunków technicznych związanych z pismami<text:s/><text:span text:style-name="T965">„</text:span>Solidarności”<text:s/><text:span text:style-name="T966">z</text:span><text:s/>dziennikiem, to też<text:s/><text:span text:style-name="T967">w</text:span><text:s/>zasadzie trudno cokolwiek wydyskutować na ten temat. Wi<text:span text:style-name="T968">ę</text:span>c albo tak i podane są konkretne cyfry tego papieru, albo nie. A więc nie sądzę, żeby bez tego można było dzisiaj ten dokument podpisać. Więc jeśli panowie jesteście w stanie przygotować to tak szybko, to oczywiście. Ale ponieważ przez okres dwóch miesięcy nie nastąpiły te decyzje, to jest to raczej trudne.</text:p>
      <text:soft-page-break/>
      <text:p text:style-name="P969"><text:span text:style-name="T970"><text:s text:c="29"/></text:span><text:span text:style-name="T971">:</text:span></text:p>
      <text:p text:style-name="P972">Ale jak zrozumiałem pana przewodniczą<text:span text:style-name="T973">ce</text:span>go, być może jestem w błędzie, to mieliśmy w tej sprawie konkretnej, a bardzo istotnej - właśnie ją zaliczam do rzędu wymagających konsultacji poza tym budynkiem, że w tej sprawie otrzymany propozycję sformułowań od państwa.</text:p>
      <text:p text:style-name="P974"><text:span text:style-name="T975"><text:s text:c="29"/></text:span><text:span text:style-name="T976">:</text:span></text:p>
      <text:p text:style-name="P977">Problem polega na tym, że chodzi o ustalenie ile papieru da się wyg<text:span text:style-name="T978">os</text:span>podarować jeszcze<text:s/><text:span text:style-name="T979">w</text:span><text:s/>tym roku na cele ekstra. No, bo ostatecznie tworzymy tu jakieś fakty nowe. Ten papier może by<text:span text:style-name="T980">ć</text:span><text:s/>wygospodarowany w minimalnym stopniu prawda z rezerw, natomiast jest kwestia eksportu. Jak twierdzi sam minister Kwaśniewski - bardzo nieo<text:span text:style-name="T981">pł</text:span>acalnego eksportu. Stąd rezygnacja z eksportu, czy w dużej mierze by dawała taką pulę i szansę?</text:p>
      <text:p text:style-name="P982">Ta sprawa jest do wyjaśnienia, nie wiem czy dzisiaj, bo wciąż jest w wyjaśnianiu. Natomiast stanowisko pana Rydygiera i<text:s/><text:span text:style-name="T983">je</text:span>go monopolistyczna opinia, że nic wam do<text:s/><text:span text:style-name="T984">R</text:span>S<text:span text:style-name="T985">W</text:span><text:s/><text:span text:style-name="T986">„</text:span>Prasy<text:span text:style-name="T987">”</text:span><text:s/>i ja będę decydował kogo będę drukował w Warszawie, zmusza nas<text:s/><text:span text:style-name="T988">d</text:span>o wyjaśnienia tej sprawy poligraficzn<text:span text:style-name="T989">ej</text:span><text:s/>i kolportażowej<text:span text:style-name="T990">.</text:span></text:p>
      <text:p text:style-name="P991">Bo jeżeli usłyszę za chwilę, że nic wam do tego kogo kolportuję<text:s/><text:span text:style-name="T992">-</text:span><text:s/>to jednak...</text:p>
      <text:p text:style-name="P993">Dlatego nasze opory i nasza walka z monopolistami nie jest taka bezpodstawna. No po prostu to się ujawnia już na samym początku. A dyskutować możemy do upadłego. Dziś, jutro, przez całe święta.</text:p>
      <text:p text:style-name="P994"><text:span text:style-name="T995"><text:s text:c="29"/></text:span><text:span text:style-name="T996">:</text:span></text:p>
      <text:p text:style-name="P997">Ja najzupełniej poważnie traktuję deklaracje pana Michnika, pana Moskwy i pana przewodniczącego zwłaszcza. I z naszej strony także jest sporo gotowości do tego, żeby przed świętami zakończy<text:span text:style-name="T998">ć</text:span><text:s/>prace. Nie chciałbym demonizować spraw, które w tej chwili są na stole, zważywszy wstępną deklarację jaką usłyszeliśmy po przerwie ze strony pana przewodniczącego w imieniu delegacji solidarnościowo-opozycyjnej. Uważam, oczywiście możemy wziąć czas - godzinę czy dwie, spotkać się o określonej porze po obiedzie, bo to chyba tak należałoby widzieć<text:span text:style-name="T999">.</text:span><text:s/>Licząc na to, że w godzinach poobiednich doszlibyśmy do ostatecznego tekstu.</text:p>
      <text:p text:style-name="P1000">Cóż, w odpowiedzi na stanowisko strony koalicyjno-<text:span text:style-name="T1001"><text:s/></text:span>przepraszam - opozycyjno-solidarnościowej. Poprawki na pierwszej stronie - czy możliwość osiągnięcia porozumienia jest bardzo prosta. Tak samo zresztą na stronie drugiej. Możliwość... podpowiada mi moje delegacja, aby jednak wzią<text:span text:style-name="T1002">ć<text:s/></text:span>czas.</text:p>
      <text:p text:style-name="P1003"><text:span text:style-name="T1004"><text:s text:c="29"/></text:span><text:span text:style-name="T1005">:</text:span></text:p>
      <text:p text:style-name="P1006">Nie mam nic przeciwko temu. Ale zaraz, żeby może ludziom umożliwić planowanie życia przynajmniej na najbliższe parę godzin. Czy rzeczywiście 15 minut i ciągniemy dalej, czy spotkamy się po obiedzie?</text:p>
      <text:p text:style-name="P1007"><text:span text:style-name="T1008"><text:s text:c="29"/></text:span><text:span text:style-name="T1009">:</text:span></text:p>
      <text:p text:style-name="P1010">Ja mam propozycję<text:span text:style-name="T1011">.</text:span><text:s/>Proponuję, żeby nasza strona teraz miała 15 minut na możliwość wewnętrznych konsultacji, a następnie proponuję, aby odbyło się spotkanie<text:s/><text:span text:style-name="T1012">czterech</text:span><text:s/>czy sześciu osób, po trzy osoby z jednej i z drugiej delega<text:span text:style-name="T1013">c</text:span>ji, że być może rozwiązałoby ono szereg tych spraw szczeg<text:span text:style-name="T1014">ół</text:span>owych, o których pan przewodniczący mówił<text:span text:style-name="T1015">.</text:span></text:p>
      <text:p text:style-name="P1016">Wobec tego może byśmy zaproponowali takie rozwiązanie, iż spotkalibyśmy się wszyscy razem o godzinie<text:s/><text:span text:style-name="T1017">1</text:span>2.00, z tego za 15 minut po trzy osoby z jednej i z drugiej strony.</text:p>
      <text:p text:style-name="P1018">Czy można taką propozycję zaproponować?</text:p>
      <text:p text:style-name="P1019"><text:span text:style-name="T1020"><text:s text:c="29"/></text:span><text:span text:style-name="T1021">:</text:span></text:p>
      <text:soft-page-break/>
      <text:p text:style-name="P1022">Nie, za 15 minut w zmniejszonym gronie, a w pełnym gronie o godzinie 12<text:span text:style-name="T1023">.</text:span>00.</text:p>
      <text:p text:style-name="P1024"><text:span text:style-name="T1025">Przewodniczący</text:span>:</text:p>
      <text:p text:style-name="P1026">Dobrze, zgadzamy się<text:span text:style-name="T1027">.</text:span></text:p>
      <text:p text:style-name="P1028"><text:span text:style-name="T1029"><text:s text:c="29"/></text:span><text:span text:style-name="T1030">:</text:span></text:p>
      <text:p text:style-name="P1031">My byśmy tu zostali i zaprosilibyśmy ze strony państwa trzy osoby<text:span text:style-name="T1032">.</text:span></text:p>
      <text:p text:style-name="P1033"/>
      <text:p text:style-name="P1034">/Przerwa 15 minut/.</text:p>
      <text:p text:style-name="P1035"/>
      <text:p text:style-name="P1036"><text:span text:style-name="T1037">Przewodniczący</text:span>:</text:p>
      <text:p text:style-name="P1038">Proszę wybaczyć opóźnienie, ale rozumiem, że pan współprzewodniczący chciałby zabra<text:span text:style-name="T1039">ć</text:span><text:s/>głos<text:span text:style-name="T1040">.</text:span></text:p>
      <text:p text:style-name="P1041"><text:span text:style-name="T1042">Ob. B.</text:span><text:span text:style-name="T1043"><text:s/></text:span><text:span text:style-name="T1044">Jachacz</text:span>:</text:p>
      <text:p text:style-name="P1045">Dziękuję panie przewodniczący za udzielenie głosu. Chciałbym panie przewodniczący, panie i panowie poin<text:span text:style-name="T1046">fo</text:span>rmować,<text:s/><text:span text:style-name="T1047">że</text:span><text:s/>w wyniku roboczych konsultacji pr<text:span text:style-name="T1048">ze</text:span>dstawic<text:span text:style-name="T1049">ie</text:span>li obu naszych stron osiągamy kompromis, który może być optymistyczną wiadomością dzisiaj dla opinii publicznej, a także dla szerzej rozumianych stron<text:s/><text:span text:style-name="T1050">„</text:span>okrągłego stołu”<text:span text:style-name="T1051">.</text:span><text:s/>Słowem, że mamy szansę<text:s/><text:span text:style-name="T1052">w</text:span>yjść z poczuciem ulgi, a może i także dobrze spełnionego obowiązku wobec<text:s/><text:span text:style-name="T1053">„</text:span>okrągłego stołu”<text:s/>w dniu dzisiejszym.</text:p>
      <text:p text:style-name="P1054">W związku z tym przewidywaniem dalszego biegu prac naszego podzespołu i pomyślnym jego zwieńczeniem, chciałbym po pierwsze przeprosić wszystkich obecnych, a zatem stronę solidarnościowo-opozycyjną, stronę koalicyjno-rządową za zamieszanie jakie spowodowałem w czasie dzisiejszego posiedzenia naszego zespołu<text:span text:style-name="T1055">.</text:span><text:s/>I pragnę zaproponować publicznie rezygnację z naszych sugestii p<text:span text:style-name="T1056">rz</text:span>e<text:span text:style-name="T1057">re</text:span>dagowań, d<text:span text:style-name="T1058">or</text:span>edagowań, doprecyzowań tego dokumentu, choć pozostaję osobiście przy swoim zdaniu, że przydałby mu się taki chłodny, obiektywny, spokojny przegląd poszczególnych zdań, które powstawały - jak wiadomo - w wyniku żmudnego procesu nego<text:span text:style-name="T1059">cj</text:span>acyjnego, w wyniku także i wielu nerwowych, i bardzo szczerych sporów, dyskusji, kłótni<text:span text:style-name="T1060">.</text:span><text:s/>A zatem ma on pewne piętno n<text:span text:style-name="T1061">ie</text:span>doredag<text:span text:style-name="T1062">ow</text:span>an<text:span text:style-name="T1063">ia,</text:span><text:s/>mimo wysiłków włożonych do tej pory w jego kształt<text:span text:style-name="T1064">.</text:span><text:s/>Słowem, nie j<text:span text:style-name="T1065">e</text:span>st<text:span text:style-name="T1066"><text:s/></text:span>on z pewnością idealny, ale wszak nie spotykamy się po to, przy<text:s/>„okrągłym stole<text:span text:style-name="T1067">”</text:span>, aby redagować konstytucję, której każde słowo powinno znaczyć to co znaczyć powinno<text:span text:style-name="T1068">.</text:span><text:s/>I nie musi nasz dokument by<text:span text:style-name="T1069">ć</text:span><text:s/>pięknym<text:span text:style-name="T1070">.</text:span><text:s/>Ważniejsze, aby był konkretnym, rzeczowym, aby był faktycznym kompromisem, wywalczonym w trudzie i w bólu<text:span text:style-name="T1071">.</text:span></text:p>
      <text:p text:style-name="P1072">Po drugie - skoro zdeklarowałem gotowość przystąpienia do ostatecznego przyjęcia tego dokumentu, a jednocześnie gotowość do wycofania się z wszelkich prób ingerowania w tekst, który był przedmiotem pracy grup roboczych i komisji redakcyjnych, to pozostawałoby nam jeszcze dzisiaj na tej<text:s/><text:span text:style-name="T1073">s</text:span>esji plenarnej zespołu ostateczna czynność nazwania tego dokumentu<text:s/>doprecyzowania tekstu rozbieżności zgłoszonej przez stronę solidarnościowo-opozycyjną w części dotyczącej Rad<text:span text:style-name="T1074">i</text:span>a i Telewizji<text:span text:style-name="T1075">.</text:span><text:s/><text:span text:style-name="T1076">I</text:span><text:s/>gdybyśmy osiągnęli porozumienie co do sformułowań w tych dwóch sprawach, to moglibyśmy za parę minut uznać naszą pracę Podzespołu do spraw Masowego Przekazu za zakończoną<text:span text:style-name="T1077">.</text:span><text:s/>Wtedy pozostawałoby wyłącznie złożenie słów uszanowania i podziękowania za wspólnie przepracowane pięć tygodni.</text:p>
      <text:p text:style-name="P1078">Ja chcę z góry, uprzedzając fakty może, bardzo serdecznie do wszystkich zwrócić się z podziękowan<text:span text:style-name="T1079">ia</text:span>mi za wkład włożony w osiągnięcie tego consensusu, tego kompromisu, a zwłaszcza chciałbym serdecznie podziękować panom<text:span text:style-name="T1080">,</text:span><text:s/>kolegom,<text:s/>którzy nad jego wersją redakcyjną tak się<text:s/><text:soft-page-break/>napracowali. Myślę o panu Iłowieckim i panu Kofmanie, myślę o panu Krzysztofowie Teodorze Toeplitzu i panu<text:s/><text:span text:style-name="T1081">Ł</text:span>ozi<text:span text:style-name="T1082">ń</text:span>skim, którym zawdzięczamy ten ostateczny tekst, jaki mamy przed sobą.</text:p>
      <text:p text:style-name="P1083">No i pozostawałoby jeszcze jedno - złożyć jeszcze paniom, ale również i panom, najlepsze życzenia świąteczne.</text:p>
      <text:p text:style-name="P1084">Tyle z mojej strony panie przewodniczący.</text:p>
      <text:p text:style-name="P1085"><text:span text:style-name="T1086">P</text:span><text:span text:style-name="T1087">rze</text:span><text:span text:style-name="T1088">wodniczą</text:span><text:span text:style-name="T1089">c</text:span><text:span text:style-name="T1090">y</text:span>:</text:p>
      <text:p text:style-name="P1091">Dziękuję bardzo. Nie muszę chyba zapewniać, że słowa wypowiedziane przez pana współprzewodniczącego są mi bardzo bliskie i nie pozostaje mi nic innego jak podpisać się pod nimi.</text:p>
      <text:p text:style-name="P1092">Jeszcze raz podkreślam, że doceniamy, cenimy i bardzo uważamy za prognostyk dla nas dobry<text:s/><text:span text:style-name="T1093">-</text:span><text:s/>chęć szukania punktów wspólnych, a nie rozbieżnych. To co reprezentował pan Bogdan<text:s/><text:span text:style-name="T1094">J</text:span>a<text:span text:style-name="T1095">c</text:span>ha<text:span text:style-name="T1096">c</text:span>z w tych negocjacjach ważniejsze jest sądzę i dla nas, i dla spraw, które reprezentu<text:span text:style-name="T1097">je</text:span>my, możliwość porozumienia się, możliwość pchnięcia czegoś do przodu, niż manifestowania swoich odrębności, które są, będą i pozostaną.</text:p>
      <text:p text:style-name="P1098">Nie łudźmy się<text:span text:style-name="T1099">.</text:span><text:s/>Jeste<text:span text:style-name="T1100">ś</text:span>my pracownikami masowego przekazu czyli ludźmi walki. I co do tego nie może być wątpliwości, byle była to walka o wartości, o te ideały, które nam przyświecają, a nie bijatyka pomiędzy ludźmi,<text:s/><text:span text:style-name="T1101">k</text:span>tóra najmniej chyba wnosi dobrego i do klimatu, i do meritów sprawy.</text:p>
      <text:p text:style-name="P1102">Chciałbym rzeczywiście raz jeszcze podkreślić wkład i zasługi przede wszystkim pana Krzysztofa Teodora T<text:span text:style-name="T1103">oe</text:span>plitza w redagowaniu tekstu. Wszyscy widzieli<text:s/><text:span text:style-name="T1104">j</text:span>ak męcząca i fizycznie, i psychicznie była to rola. Bardzo mu serdecznie dziękujemy za ten wkład pracy.</text:p>
      <text:p text:style-name="P1105">Nie znaczy to, że chcę pominąć zasługi innych, ale może wypada podkreślić szczególnie.</text:p>
      <text:p text:style-name="P1106">Nie ukrywam, że przy całym optymizmie i przy całym - można chyba powiedzieć - że jakoś spełniliśmy zadanie nam postawione, że jakoś odpow<text:span text:style-name="T1107">ie</text:span>dzieliśmy na to. Ale nie ukrywam, że pole porozumienia jest nadal wąskie. Przestrzeń, po której się poruszamy jest ograniczona ścianami, barierami czy jak to nazwiemy. O te ściany my się, nasza strona opozycyjno- solidarnościowa rozbija się o te ściany, ale i waszą rządową stronę te ściany ograniczają i krępują. Myślę o ścianie wprost - jaką stanowi doktryna kierowniczej roli partii.<text:s/><text:span text:style-name="T1108">Jej</text:span><text:s/>interpretacja i jej zastosowanie<text:span text:style-name="T1109">.</text:span><text:s/>To jest problem, który w tym wydaniu, w tej swojej dotychczasowej, powiem anachroniczn<text:span text:style-name="T1110">ej</text:span><text:s/>- naszym zdaniem - wersji jest przeszkodą, jest tą ścianą, która ogranicza pole manewru a tym samym pole porozumienia.</text:p>
      <text:p text:style-name="P1111">A drugą barierą - sądząc po tych negocjacjach, to jednak wciąż dająca znać o sobie i przypominająca się nie tylko przy tym stole, nie tylko tutaj między nami, ale mentalność i sposób myślenia stanu wojennego. To cień i pozostałości tego okresu, które powodują nieufność, fobie, urazy. Cały ten splot, który utrudnia wzajemne porozumienie.</text:p>
      <text:p text:style-name="P1112">Bardzo byśmy chcieli, żeby ten okres odszedł w historię naprawdę, żeby nie pozostawiał śladów w faktach, w przepisach, sposobie mówienia, sposobie rozumowania.</text:p>
      <text:p text:style-name="P1113">Wiem, że i po naszej stronie istnieje niemało urazów z tym związanych, ale przede wszystkim ta mentalność stanu wojennego - naszym zdaniem - przejawia się w wielu poczynaniach, a nawet i w zapisach formułowanych przy tych czy innych okazjach przez stron<text:span text:style-name="T1114">ę</text:span><text:s/>rządową<text:span text:style-name="T1115">.</text:span><text:s/>To są te bariery, te ściany, które muszą by<text:span text:style-name="T1116">ć</text:span><text:s/>rozsuwane na przyszłość, by powiększyć pole porozumienia, by był to proces, który zaowocuje czymś więcej niż to co wypracowal<text:span text:style-name="T1117">iś</text:span>my przez tych kilka tygodni.</text:p>
      <text:soft-page-break/>
      <text:p text:style-name="P1118">Gdybyśmy rzeczywiście na tym mieli poprzestać stawiając kropkę i podpis pod tym dokumentem, gdyby to miało zamknąć sprawę, a nie otwierać to byłbym pesymistą.</text:p>
      <text:p text:style-name="P1119"><text:span text:style-name="T1120">M</text:span>a<text:span text:style-name="T1121">m</text:span><text:s/>nadzieję, że wiele spraw, o których tutaj mówiliśmy, o których żeśmy się kłócili, już za niewiele miesięcy przejdą w ogóle do lamusa. Życie nas wyprzedzi i nie o to będziemy się kłócić, i nie w ten sposób, i nie tak redagować przyszłe teksty, przyszłe uzgodnienia.</text:p>
      <text:p text:style-name="P1122">Był to początek, był to precedens po raz pierwszy siedliśmy naprzeciw siebie i dobrze się stało. Bo bez względu na to co ten<text:s/>„stół”<text:s/>da, bez względu na to cośmy uzgodnili zostanie wcielone w życie szybko, wspaniale i bezawaryjnie, czy też nastąpią dalsze problemy, dalsze zacięcia. Bez względu i na to i jak zostanie oceniona, bo nie do nas to należy, nasza rola i nasze osiągnięcia przy tym stole, fakt że ludzie tak różni mogli siąść, rozmawiać i coś jednak uzgodnić między sobą, jest faktem, który się liczy. No, nasza działalność wspólna nie kończy się dziś po obiedzie, tylko będziemy się spotykać, drogi nasze będą się krzyżować w przyszłości. Myślę, że to, iż mogliśmy w jakiejś mierze się wspólnie porozumieć, a w każdym razie rozmawiać i chyba z wzajemnym szacunkiem i w sposób rzeczowy, to ułatwi naprawdę, ułatwi życie nie tylko nam, ale naszym środowiskom. To pozwoli - być może - przełamać przyszłe impasy, konflikty.</text:p>
      <text:p text:style-name="P1123">Bardzo ceni<text:span text:style-name="T1124">ę</text:span><text:s/>sobie stosunki międzyludzkie i nie chciałbym, żeby to było i minęło. By<text:span text:style-name="T1125">ć</text:span><text:s/>może sytuacja będzie wymagała jeszcze w przyszłości uzgodnień, komisji,<text:s/>„stołów”<text:s/>- nie wiem. Oby te doświadczenia, te pozytywne doświadczenia<text:s/>„stołu”, faktów<text:s/>„stołu”, były i na przyszłość wytyczną.</text:p>
      <text:p text:style-name="P1126">Dziś po kilku tygodniach wydaje się nam rzeczą zupełnie normalną, że siedzimy przy jednym stole w takim składzie, w jakim siedzimy. To zdziwiło wielu obserwatorów tych<text:s/>„stołów”, to budziło sensację w prasie zagranicznej. Oby stało się to rzeczą normalną.</text:p>
      <text:p text:style-name="P1127">Nie wiem czy podziały między nami znikną z dnia na dzień. Sądzę, że będą trwały, natomiast stanowimy mimo wszystkich podziałów, mimo wszystkich przeciwstawnych poglądów i postaw - stanowimy jeden obieg<text:span text:style-name="T1128">.</text:span><text:s/>Jeżeli jeszcze nie dziś<text:s/><text:span text:style-name="T1129">-</text:span><text:s/>to jutro i pojutrze<text:s/><text:span text:style-name="T1130">-</text:span><text:s/>jeden polski<text:s/>ob<text:span text:style-name="T1131">ie</text:span>g informacyjny, jeden obieg części kultury polskie<text:span text:style-name="T1132">j.</text:span><text:s/>I chciałbym, żeby już nikt w przyszłości z tego obiegu nie wypadał, nie był spisywany na straty, nie był ścigany, nie był represjonowany. Zarówno po naszej, jak i po waszej stronie. Przecież represje w przeszłości dotykały wszystkie strony i wszystkich uczestników dialogu. Stąd żałuję, że n<text:span text:style-name="T1133">ie</text:span><text:s/>ma czym wznieść toastu końcowego.<text:s/>Nanieśmy poprawki, spróbujmy to przepisać, spróbujmy czy nie zatną się nam długopisy czy pióra w momencie podpisywania.</text:p>
      <text:p text:style-name="P1134">I wszystkie dobrego panowie.</text:p>
      <text:p text:style-name="P1135"><text:span text:style-name="T1136"><text:s text:c="29"/></text:span><text:span text:style-name="T1137">:</text:span></text:p>
      <text:p text:style-name="P1138"><text:span text:style-name="T1139">D</text:span>ziękuję. Panie przewodniczący, a czy moglibyśmy usłyszeć propozycje owych zmian w waszym zapisie rozbieżności?</text:p>
      <text:p text:style-name="P1140"><text:span text:style-name="T1141"><text:s text:c="29"/></text:span><text:span text:style-name="T1142">:</text:span></text:p>
      <text:p text:style-name="P1143">Proszę bardzo. Jeżeli chodzi o pierwszą stronę jest jedna<text:s/>zmiana, zresztą uzgodniona, że to się nazywa sprawozdanie z prac Podzespołu do spraw Środków Masowego Przekazu.</text:p>
      <text:p text:style-name="P1144"><text:span text:style-name="T1145"><text:s text:c="29"/></text:span><text:span text:style-name="T1146">:</text:span></text:p>
      <text:p text:style-name="P1147">To od razu może rozstrzygn<text:span text:style-name="T1148">ij</text:span>my na sesji plenarnej - czy byłaby wielostronna zgodność co do tego tytułu?</text:p>
      <text:p text:style-name="P1149"><text:span text:style-name="T1150"><text:s text:c="29"/></text:span><text:span text:style-name="T1151">:</text:span></text:p>
      <text:soft-page-break/>
      <text:p text:style-name="P1152">Nie ma sprzeciwu - to chyba tak. Ponadto cały tekst jest w br<text:span text:style-name="T1153">z</text:span>mieniu integralnym, takim jak był ustalony na zespole redakcyjnym.</text:p>
      <text:p text:style-name="P1154">Wi<text:span text:style-name="T1155">ę</text:span>c pierwsza i druga strona - bez zmian. Tak jak<text:s/><text:span text:style-name="T1156">p</text:span>aństwo mają dor<text:span text:style-name="T1157">ęc</text:span>zone.</text:p>
      <text:p text:style-name="P1158">Strona trzecia, czwarta, piąta, szósta, siódma, ósma, dziewiąta, dziesiąta - bez zmian.</text:p>
      <text:p text:style-name="P1159">Na jedenastej stronie, było dyktowane tu przez pana red. Jachacza, stanowisko strony koal<text:span text:style-name="T1160">ic</text:span>yjno-rządowej, które wypadło. Więc to zdanie, które brzmiało według propozycji, że strona koalicyjno-rządowa uważa, że każdy wydawca jest niezależny i nikt z zewnątrz nie ma prawa ingerowania w jego zgodne z prawem struktury i poczynania - zostało usunięte. A więc jest pierwotny tekst.</text:p>
      <text:p text:style-name="P1161">Strona<text:s/>dwunasta<text:s/>- bez zmiany.</text:p>
      <text:p text:style-name="P1162"><text:span text:style-name="T1163"><text:s text:c="29"/></text:span><text:span text:style-name="T1164">:</text:span></text:p>
      <text:p text:style-name="P1165">Przepraszam bardzo ,ale ja mam jeszcze pytanie - pkt 6 na stronie<text:s/>jedenastej.</text:p>
      <text:p text:style-name="P1166"><text:span text:style-name="T1167"><text:s text:c="29"/></text:span><text:span text:style-name="T1168">:</text:span></text:p>
      <text:p text:style-name="P1169">Bez zmian. Odczytu<text:span text:style-name="T1170">ję</text:span>:<text:s/><text:span text:style-name="T1171">„</text:span>Podobne rozwiązania mogą dotyczyć innych organizacji politycznych, społecznych i wyznaniowych, związkowych”<text:s/>- się tutaj dopisuje. Nie ma zastrzeżeń.</text:p>
      <text:p text:style-name="P1172">Tutaj się dopisuje.</text:p>
      <text:p text:style-name="P1173"><text:span text:style-name="T1174"><text:s text:c="29"/></text:span><text:span text:style-name="T1175">:</text:span></text:p>
      <text:p text:style-name="P1176">Tego nie rozstrzygaliśmy, jest to przedmiot dyskusji - czy uznajemy tekst poranny jako integralny, a wi<text:span text:style-name="T1177">ę</text:span>c nie zmieniamy w nim ani słowa, czy t<text:span text:style-name="T1178">e</text:span>ż wolą wszystkich stron i to jedno słowo dopiszemy<text:span text:style-name="T1179">.</text:span></text:p>
      <text:p text:style-name="P1180"><text:span text:style-name="T1181">W</text:span><text:s/>każdym razie myśmy stanęli, co zaproponowane zostało 10 minut temu, na gruncie integralności tekstu, a więc nie zmieniania ani jednego słowa.</text:p>
      <text:p text:style-name="P1182"><text:span text:style-name="T1183"><text:s text:c="29"/></text:span><text:span text:style-name="T1184">:</text:span></text:p>
      <text:p text:style-name="P1185">Tak jest, z tym że gdyby wolą strony koalicyjno-rządowej było dopisanie tego, to my nie wnosimy sprzeciwu.</text:p>
      <text:p text:style-name="P1186"><text:span text:style-name="T1187"><text:s text:c="29"/></text:span><text:span text:style-name="T1188">:</text:span></text:p>
      <text:p text:style-name="P1189">Tak jest, taka była nasza wola.</text:p>
      <text:p text:style-name="P1190"><text:span text:style-name="T1191"><text:s text:c="29"/></text:span><text:span text:style-name="T1192">:</text:span></text:p>
      <text:p text:style-name="P1193">Jeżeli chodzi o stronę czternastą - jest to tam, gdzie jest stanowisko strony solidarnościowo-opozycyjnej, w przedostatnim akapicie, który się zaczyna:<text:s/><text:span text:style-name="T1194">„</text:span>strona solidarnościowo- opozycyjna popiera ideę utworzenia”<text:s/>po słowach<text:s/><text:span text:style-name="T1195">„</text:span>i innych wyznań”<text:s/>dopisujemy<text:s/><text:span text:style-name="T1196">„</text:span>mniejszości narodowych”. Tylko tyle.</text:p>
      <text:p text:style-name="P1197">Na stronie w tym przedostatnim akapicie, który się zaczyna od słów<text:s/><text:span text:style-name="T1198">„</text:span>strona solidarnościowo-opozycyjna popiera ideę utworzenia<text:span text:style-name="T1199">”</text:span><text:s/>po słowie<text:s/><text:span text:style-name="T1200">„</text:span>innych wyznań”<text:s/>dopisujemy<text:s/>„oraz mniejszości narodowych”.</text:p>
      <text:p text:style-name="P1201">I teraz na tejże stronie - jako ostatni akapit strona solidarnościowa dopisuje, co pozwolę sobie podyktować:<text:s/><text:span text:style-name="T1202">„</text:span>strona solidarnościowo-opozycyjna uważa, że sprawa transmisji telewizyjnych mszy świętych i nabożeństwa winna pozostać w gestii Episkopatu Polski, innych Kościołów i związków wyznaniowych”<text:span text:style-name="T1203">.</text:span></text:p>
      <text:p text:style-name="P1204">Jeżeli chodzi o stronę<text:s/>piętnastą<text:s/>- czyli stanowisko strony koalicyjno-rządowej zostaje bez zmian<text:span text:style-name="T1205">.</text:span></text:p>
      <text:p text:style-name="P1206"><text:span text:style-name="T1207"><text:s text:c="29"/></text:span><text:span text:style-name="T1208">:</text:span></text:p>
      <text:p text:style-name="P1209">Przepraszam bardzo, tam jest oczywiste przestawienie w<text:s/>tekście - więc na pierwszym miejscu<text:s/><text:span text:style-name="T1210">„</text:span>w<text:s/><text:soft-page-break/>porozumieniu z Sejmem transmisji z posiedzeń parlamentu, a na drugim miejscu...<text:span text:style-name="T1211">”</text:span></text:p>
      <text:p text:style-name="P1212">To tak jak dyktowałem czytając.</text:p>
      <text:p text:style-name="P1213"><text:span text:style-name="T1214"><text:s text:c="29"/></text:span><text:span text:style-name="T1215">:</text:span></text:p>
      <text:p text:style-name="P1216">Strona<text:s/>szesnasta<text:s/>- to jest wspólne oświadczenie<text:s/><text:span text:style-name="T1217">-</text:span><text:s/>bez zmian.</text:p>
      <text:p text:style-name="P1218">Strona<text:s/>siedemnasta<text:s/>- bez zmian.<text:s/><text:span text:style-name="T1219">Z</text:span><text:s/>jednym dopiskiem, który dzisiaj zadeklarowała strona koali<text:span text:style-name="T1220">cy</text:span>jno-r<text:span text:style-name="T1221">zą</text:span>dowa.</text:p>
      <text:p text:style-name="P1222"><text:span text:style-name="T1223"><text:s text:c="29"/></text:span><text:span text:style-name="T1224">:</text:span></text:p>
      <text:p text:style-name="P1225">To znaczy z treścią naszej rozbieżności.</text:p>
      <text:p text:style-name="P1226"><text:span text:style-name="T1227"><text:s text:c="29"/></text:span><text:span text:style-name="T1228">:</text:span></text:p>
      <text:p text:style-name="P1229">Tak jest, to znaczy że strona koalicyjno-rządowa uważa, że w czasie weryfikacji dziennikarzy itd. - to zostaje.</text:p>
      <text:p text:style-name="P1230">Strona<text:s/>osiemnasta<text:s/>- ulega tylko skreśleniu ten tytuł etyka zawodowa, ponieważ inne rozdziały nie miały tytułów.</text:p>
      <text:p text:style-name="P1231">I p<text:span text:style-name="T1232">rz</text:span>estawienie tej kolejności, zresztą tak już<text:s/><text:span text:style-name="T1233">je</text:span>st wydrukowane.</text:p>
      <text:p text:style-name="P1234"><text:span text:style-name="T1235"><text:s text:c="29"/></text:span><text:span text:style-name="T1236">:</text:span></text:p>
      <text:p text:style-name="P1237">Oczywiście panie mecenasie, jeśli wolno przypomnieć - na stronie dziewiątej wycofanie…</text:p>
      <text:p text:style-name="P1238"><text:span text:style-name="T1239"><text:s text:c="29"/></text:span><text:span text:style-name="T1240">:</text:span></text:p>
      <text:p text:style-name="P1241">Tak jest, wszystko bez zmian. Wszystko bez zmian.</text:p>
      <text:p text:style-name="P1242"><text:span text:style-name="T1243"><text:s text:c="29"/></text:span><text:span text:style-name="T1244">:</text:span></text:p>
      <text:p text:style-name="P1245">Panie przewodni<text:span text:style-name="T1246">cz</text:span>ą<text:span text:style-name="T1247">cy</text:span>, za ile minut możemy mieś tekst ostateczny. Ja przypuszczam, że za jakieś 15 - 20 minut.</text:p>
      <text:p text:style-name="P1248"><text:span text:style-name="T1249"><text:s text:c="29"/></text:span><text:span text:style-name="T1250">:</text:span></text:p>
      <text:p text:style-name="P1251">Przepraszam bardzo - czy jednak nie można by, ja nie bardzo wierzę, mimo że kończy się wiek XX w takie tempo przygotowania tekstu<text:span text:style-name="T1252">.</text:span><text:s/>Czy by spokojnie nie zrobić teraz przerwy, zjeść obiad i po obiedzie zebrać się tutaj o godzinie 14.30<text:span text:style-name="T1253">.</text:span></text:p>
      <text:p text:style-name="P1254">/Przerwa/.</text:p>
      <text:p text:style-name="P1255"><text:span text:style-name="T1256"><text:s text:c="29"/></text:span><text:span text:style-name="T1257">:</text:span></text:p>
      <text:p text:style-name="P1258">Panie przewodniczący, podziękujemy kolegom z telewizji i radia, którzy umożliwili nam zakończenie naszej pracy zgodnie z obowiązu<text:span text:style-name="T1259">jący</text:span>mi zwyczajami<text:span text:style-name="T1260">.</text:span></text:p>
      <text:p text:style-name="P1261"><text:span text:style-name="T1262">Przewodniczący</text:span>:</text:p>
      <text:p text:style-name="P1263">Po tak zwanej małej gali może skupimy się nad tym co mamy zrobi<text:span text:style-name="T1264">ć.</text:span></text:p>
      <text:p text:style-name="P1265"><text:span text:style-name="T1266"><text:s text:c="29"/></text:span><text:span text:style-name="T1267">:</text:span></text:p>
      <text:p text:style-name="P1268">Panie p<text:span text:style-name="T1269">rze</text:span>wodn<text:span text:style-name="T1270">ic</text:span>zący, mamy problem natury technicznej. Otóż jak<text:s/><text:span text:style-name="T1271">ot</text:span>rzymaliście już państwo elegancko odbity, przepisany i odbity tekst naszego sprawozdania, ale z ubolewaniem stwierdzam, że strona osiemnasta tego zapisu nie odpowiada intencjom i wspólnym ustaleniom. Otóż nadal jest ona stroną niedoskonałą i rozmijającą się z treścią ustaleń, jakie zapadły dwie godziny temu.</text:p>
      <text:p text:style-name="P1272">Otóż jak pamiętamy - powróciliśmy w wyniku decyzji<text:s/>sprzed<text:s/>dwóch godzin powróciliśmy do integralności tekstu przygot<text:span text:style-name="T1273">ow</text:span>anego przez kolegów z<text:s/><text:span text:style-name="T1274">k</text:span>omisji redakcyjnej. Tymczasem strona<text:s/>osiemnasta<text:s/>w co n<text:span text:style-name="T1275">aj</text:span>mn<text:span text:style-name="T1276">ie</text:span>j dwóch miejsca różni się od tego tekstu i są to dość zasadnicze różnice.</text:p>
      <text:soft-page-break/>
      <text:p text:style-name="P1277">Mianowicie w pierwszym zdaniu - niepotrzebne jest słowo pozaprawne, które doszło dzisiaj.<text:s/><text:span text:style-name="T1278">Ja</text:span>k również zbędne jest całe zdanie ostatnie sumujące ten akapit, a zaczynające się od sł<text:span text:style-name="T1279">ó</text:span>w:<text:s/>„<text:span text:style-name="T1280">j</text:span>edno<text:span text:style-name="T1281">cz</text:span>eśn<text:span text:style-name="T1282">ie</text:span><text:s/>strony uważają”, a kończące się słowami<text:s/>„za poglądy polityczne”.</text:p>
      <text:p text:style-name="P1283">No i w tym świetle trzeba coś z tym problemem technicznym panie przewodniczący począć. Albo przepisujemy stronę i czekamy jeszcze 10 minut na powielenie i przepisanie albo zrobimy poprawki, tylko że wówczas moglibyśmy być nastawieni na zarzut jakiś tam w historii - n<text:span text:style-name="T1284">ie</text:span>r<text:span text:style-name="T1285">zete</text:span>ln<text:span text:style-name="T1286">oś</text:span>ci.</text:p>
      <text:p text:style-name="P1287">W związku z tym osobiście opowiadałbym się za tym, żeby tę stronę przepisać elegancko i osunąć owe dwa błędne zapisy, jak również może na zakończenie dopisek przed podpisami obu współprzewodn<text:span text:style-name="T1288">ic</text:span>zących, uczynić stosowny dopisek, że za zgodność sprawozdania podpisują. I tak jak jest to<text:s/><text:span text:style-name="T1289">w<text:s/></text:span>tekście<text:span text:style-name="T1290">.</text:span><text:s/>To jest pierwsza propozycja.</text:p>
      <text:p text:style-name="P1291">Natomiast druga - nie mam wcale pewności panie przewodniczący, czy na innych stronach tego tekstu, który w tej chwili mamy przed sobą, nie ma podobnych przekłamań, błędów, które wymagałyby dogłębnego jeszcze wczytania.</text:p>
      <text:p text:style-name="P1292">I może w związku z tym chciałbym zaproponować, aby te 10 minut przerwy na przepisanie tej strony<text:s/>osiemnastej<text:s/>w duc<text:span text:style-name="T1293">h</text:span>u<text:span text:style-name="T1294"><text:s/></text:span>zgłoszonych przeze mnie poprawek, gdyby była zgoda na te poprawki, wykorzystać na ciche przeczytanie poprzednich siedemnaście stron pod tym kątem<text:span text:style-name="T1295">.</text:span></text:p>
      <text:p text:style-name="P1296"><text:span text:style-name="T1297"><text:s text:c="29"/></text:span><text:span text:style-name="T1298">:</text:span></text:p>
      <text:p text:style-name="P1299">Ja mam tylko jedną uwagę do<text:s/><text:span text:style-name="T1300">st</text:span>rony<text:s/>szesnastej, bo tam myślę, że jest to już nasze przeoczenie. Tam są dwa odnośniki - jeden dotyczy ZSL, że proponuje itd., ale to chyba jest podtrzymane stanowisko ZSL. Ale drugie jest takie - brak jeszcze rozbieżnego stanowiska OPZZ - zapowiadają. No chyba on jest zupełnie zbyteczny.</text:p>
      <text:p text:style-name="P1301">/Wesołość na sali/.</text:p>
      <text:p text:style-name="P1302"><text:span text:style-name="T1303"><text:s text:c="29"/></text:span><text:span text:style-name="T1304">:</text:span></text:p>
      <text:p text:style-name="P1305">Czyli że już te dwie strony moglibyśmy odesłać do stosownych poprawek - stronę<text:s/>szesnastą<text:s/>i<text:s/>osiemnastą.</text:p>
      <text:p text:style-name="P1306"><text:span text:style-name="T1307"><text:s text:c="29"/></text:span><text:span text:style-name="T1308">:</text:span></text:p>
      <text:p text:style-name="P1309">Mam jeszcze jedną uwagę dotyczącą strony<text:s/>szesnastej. Mianowicie tu jest taki tytuł<text:s/>„Wspólne oświadczenie do protokołu rozbieżności”<text:span text:style-name="T1310">.</text:span><text:s/>Ponieważ go nie ma przecież, to proponuję zrezygnować<text:s/><text:span text:style-name="T1311">„</text:span>do protokołu<text:s/><text:span text:style-name="T1312">ro</text:span>zb<text:span text:style-name="T1313">ie</text:span>żności”, tylko<text:s/><text:span text:style-name="T1314">„</text:span>wspólne oświadczenie ZSL i SD w sprawie radia i telewizji”.</text:p>
      <text:p text:style-name="P1315"><text:span text:style-name="T1316"><text:s text:c="29"/></text:span><text:span text:style-name="T1317">:</text:span></text:p>
      <text:p text:style-name="P1318">Oczywiście, czyli strona wymaga przepisania.</text:p>
      <text:p text:style-name="P1319"><text:span text:style-name="T1320">T</text:span>o znaczy panie przewodniczą<text:span text:style-name="T1321">cy</text:span>, czy moglibyśmy si<text:span text:style-name="T1322">ę</text:span><text:s/>co do takiej procedury technicznej um<text:span text:style-name="T1323">ów</text:span>i<text:span text:style-name="T1324">ć.</text:span></text:p>
      <text:p text:style-name="P1325"><text:span text:style-name="T1326">Przewodnicz</text:span><text:span text:style-name="T1327">ą</text:span><text:span text:style-name="T1328">cy</text:span>:</text:p>
      <text:p text:style-name="P1329">Oczywiście tak. Na wszelki wypadek należy jednak przepatrzeć, prześledzi<text:span text:style-name="T1330">ć</text:span><text:s/>ten tekst w całości.</text:p>
      <text:p text:style-name="P1331"><text:span text:style-name="T1332"><text:s text:c="29"/></text:span><text:span text:style-name="T1333">:</text:span></text:p>
      <text:p text:style-name="P1334">Czyli przepisujemy stronę<text:s/>szesnastą<text:s/>i<text:s/>osiemnastą. W<text:s/>osiemnastej<text:s/>rezygnujemy ze słów<text:s/><text:span text:style-name="T1335">„</text:span>pozaprawnych”<text:s/>oraz ze zdania:<text:s/><text:span text:style-name="T1336">„</text:span><text:span text:style-name="T1337">Je</text:span>dnocześnie strony uważają<text:span text:style-name="T1338">.</text:span>.<text:span text:style-name="T1339">.</text:span>”</text:p>
      <text:p text:style-name="P1340">Na zakończenie natomiast piszemy:<text:s/>„za zgodność sprawozdania”, przepraszam<text:s/><text:span text:style-name="T1341">„</text:span>zgodność sprawozdania stwierdza<text:span text:style-name="T1342">ją</text:span>”.</text:p>
      <text:soft-page-break/>
      <text:p text:style-name="P1343"><text:span text:style-name="T1344"><text:s text:c="29"/></text:span><text:span text:style-name="T1345">:</text:span></text:p>
      <text:p text:style-name="P1346">Przepraszam, czy można?</text:p>
      <text:p text:style-name="P1347"><text:span text:style-name="T1348">P</text:span><text:span text:style-name="T1349">rz</text:span><text:span text:style-name="T1350">ew</text:span><text:span text:style-name="T1351">o</text:span><text:span text:style-name="T1352">dniczący</text:span>:</text:p>
      <text:p text:style-name="P1353">Proszę bardzo.</text:p>
      <text:p text:style-name="P1354"><text:span text:style-name="T1355"><text:s text:c="29"/></text:span><text:span text:style-name="T1356">:</text:span></text:p>
      <text:p text:style-name="P1357">Chciałbym poddać pod uwagę wszystkich zebranych pytanie, które zadał pan prezes Howzan - czy nie należałoby d<text:span text:style-name="T1358">oł</text:span>ączyć do tego materiału skład osób, które tutaj siedziały. Ja rozumiem, że po prostu wiceprzewodniczący, czy współprzewodniczący s<text:span text:style-name="T1359">ą</text:span><text:s/>podpisani, ale być może będzie to komuś potrzebne. I nie sądzę, żeby nawet historii tak bardzo.</text:p>
      <text:p text:style-name="P1360">Dziękuję.</text:p>
      <text:p text:style-name="P1361"><text:span text:style-name="T1362">P</text:span><text:span text:style-name="T1363">rz</text:span><text:span text:style-name="T1364">ewodnic</text:span><text:span text:style-name="T1365">zący</text:span><text:span text:style-name="T1366">:</text:span></text:p>
      <text:p text:style-name="P1367">Przy całej skromności, jaka cechowała nas chyba. Myślę, że rzeczywiście - znów się powołam na precedensy<text:s/><text:span text:style-name="T1368">-</text:span><text:s/>w<text:s/><text:span text:style-name="T1369">I</text:span>nnych protokołach czy sprawozdaniach jest wymieniona lista uczestniczących osób.</text:p>
      <text:p text:style-name="P1370"><text:span text:style-name="T1371"><text:s text:c="29"/></text:span><text:span text:style-name="T1372">:</text:span></text:p>
      <text:p text:style-name="P1373">Czy członków, czy również ekspertów i asystentów?</text:p>
      <text:p text:style-name="P1374"><text:span text:style-name="T1375">Przewodniczący</text:span>:</text:p>
      <text:p text:style-name="P1376">Członków chyba jednak zespołu<text:span text:style-name="T1377">.</text:span><text:s/>Ja w te<text:span text:style-name="T1378">j</text:span><text:s/>chwili na wyczucie mówię<text:s/><text:span text:style-name="T1379">-</text:span><text:s/>mogę się mylić..<text:span text:style-name="T1380">.</text:span></text:p>
      <text:p text:style-name="P1381"><text:span text:style-name="T1382"><text:s text:c="29"/></text:span><text:span text:style-name="T1383">:</text:span></text:p>
      <text:p text:style-name="P1384">Ja bym chciał panie przewodniczący, zaproponował także dopisanie ekspertów. Ich była z naszej strony nieliczna grupa. Tym bardziej, że częś<text:span text:style-name="T1385">ć</text:span><text:s/>z nich stawała się w trakcie członkami, aby wypełnić luki osobowe.</text:p>
      <text:p text:style-name="P1386"><text:span text:style-name="T1387">Przewodniczą</text:span><text:span text:style-name="T1388">cy</text:span>:</text:p>
      <text:p text:style-name="P1389">Proszę w takim razie to rozstrzygnąć. Może być i tak, i tak. Nie mamy żadnych tuta<text:span text:style-name="T1390">j</text:span><text:s/>obiekcji. Natomiast chyba ze względów takich nawet takich społeczno-wzajemno-towarzyskich, n<text:span text:style-name="T1391">i</text:span>e tylko dla historii, ale dla nas wszystkich - kto brał w tym udział i kto za to odpowiada.</text:p>
      <text:p text:style-name="P1392">Coś w tym chyba jest, że teksty nie powinny być anonimowe. Nasze dwa podpisy są bardzo cenne, ale chyba nie wystarczą.</text:p>
      <text:p text:style-name="P1393"><text:span text:style-name="T1394"><text:s text:c="29"/></text:span><text:span text:style-name="T1395">:</text:span></text:p>
      <text:p text:style-name="P1396">Proponuję może, żeby to był spis alfabetyczny, żeby nie dz<text:span text:style-name="T1397">ie</text:span>lić.</text:p>
      <text:p text:style-name="P1398"><text:span text:style-name="T1399"><text:s text:c="29"/></text:span><text:span text:style-name="T1400">:</text:span></text:p>
      <text:p text:style-name="P1401">Ja dla tzw. zasady, która tutaj jakoś nam chyba przyświecała, że ważne są osiągnięcia, a nie kto i co. Zgoda na alfabetyczny spis. Z tym, że eksperci rozumiem osobno.</text:p>
      <text:p text:style-name="P1402"><text:span text:style-name="T1403">Przewodniczą</text:span><text:span text:style-name="T1404">cy</text:span>:</text:p>
      <text:p text:style-name="P1405">Przepraszam bardzo, ale jest trudność techniczna - gdzie owe nazwiska powinny być umieszczone?<text:s/><text:span text:style-name="T1406">W</text:span><text:s/>którym miejscu.</text:p>
      <text:p text:style-name="P1407"><text:span text:style-name="T1408"><text:s text:c="29"/></text:span><text:span text:style-name="T1409">:</text:span></text:p>
      <text:p text:style-name="P1410">Jako załącznik.</text:p>
      <text:p text:style-name="P1411"><text:span text:style-name="T1412">Pr</text:span><text:span text:style-name="T1413">ze</text:span><text:span text:style-name="T1414">wodniczą</text:span><text:span text:style-name="T1415">cy</text:span>:</text:p>
      <text:p text:style-name="P1416">Pa<text:span text:style-name="T1417">ni</text:span>e współprzewodniczący - gdzie umieszczamy nazwiska<text:s/>osób biorących udz<text:span text:style-name="T1418">ia</text:span>ł<text:span text:style-name="T1419">.</text:span></text:p>
      <text:p text:style-name="P1420"><text:span text:style-name="T1421">Ob.</text:span><text:span text:style-name="T1422"><text:s/></text:span><text:span text:style-name="T1423">B.</text:span><text:span text:style-name="T1424"><text:s/></text:span><text:span text:style-name="T1425">Jachacz</text:span>:</text:p>
      <text:soft-page-break/>
      <text:p text:style-name="P1426">Ja myślę,<text:s/><text:span text:style-name="T1427">ż</text:span>e można na zakończenie ostatniego akapitu.<text:s/>Po prostu - Podzespół do spraw Środków Masowego Przekazu pracował w składzie: /i tu wyliczenie nie w słupkach, tylko w poziomie wymieni<text:span text:style-name="T1428">ć</text:span><text:s/>wszystkich<text:s/><text:span text:style-name="T1429">-</text:span><text:s/>najpierw członków, a potem eksperci, jednych i drugich w kolejnoś<text:span text:style-name="T1430">ć</text:span><text:s/>alfabetycznej/. A następnie stwierdzenie: za zgodność sprawozdania podpisują...</text:p>
      <text:p text:style-name="P1431"><text:span text:style-name="T1432">Pr</text:span><text:span text:style-name="T1433">zewodniczą</text:span><text:span text:style-name="T1434">cy</text:span>:</text:p>
      <text:p text:style-name="P1435">Tak, ponieważ na początku to by to trochę rozbijało jakoś ten tekst, gdybyśmy to w pierwszym zdaniu umieszczali.</text:p>
      <text:p text:style-name="P1436">Ale w takim razie to wymaga jeszcze jednej poprawki do strony ostatniej. Przy przepisywaniu to należy wziąć pod uwagę.</text:p>
      <text:p text:style-name="P1437"><text:span text:style-name="T1438">Ob.<text:s/></text:span><text:span text:style-name="T1439">B</text:span><text:span text:style-name="T1440">ogdan Jachacz</text:span>:</text:p>
      <text:p text:style-name="P1441">/Tu jest brak kilku słów początkowych wystąpienia ob.<text:s/><text:span text:style-name="T1442">Bog</text:span>dana Jacha<text:span text:style-name="T1443">cz</text:span>a/.</text:p>
      <text:p text:style-name="P1444">Sumujących nasze spotkanie<text:span text:style-name="T1445">.</text:span><text:s/>Chciałem dorzucić do takich słów troszkę patetycznych, które przynajmniej w moim odczuciu tak zabrzmiały<text:s/><text:span text:style-name="T1446">-</text:span><text:s/>jedno zdanie, że znakiem czasu jest również to, że zasiedliśmy wokół tego stołu jest również to, że i w społeczeństw<text:span text:style-name="T1447">ie</text:span><text:s/>polskim zaszły ogromne zmiany i również w partii, o której tu wielokrotnie mówiono w różny sposób zaszły tak istotne zmiany i zachodzą dalej<text:span text:style-name="T1448">.</text:span><text:s/>Myślę o Polskiej Zjednoczonej Partii Robotniczej, że po pierwsze - umożliwiły nam znalezienie się w tym gronie, przy tym stole, co przyjmuję jako dowód dużego optymizmu, nadziei, wiążących się z kształtowaniem przyszłej Polski w taki sposób, aby obraz ten wyrażał społeczne oczekiwania i aby to był obraz doskonalący naszą świadomość, nasze możliwości działania, jako obywateli tego kraju i spełniający najlepszą część naszych wyobrażeń o przyszłym spokojnym i dostatnim życiu. Takie są - w moim przekonaniu - intencje naszej partii, która podejmując na X Plenum decyzje poszerzające możliwości społecznego współdz<text:span text:style-name="T1449">ia</text:span>łan<text:span text:style-name="T1450">ia</text:span><text:s/>chce te zasady realizować.</text:p>
      <text:p text:style-name="P1451">I tym zdaniem chciałbym dorzucić myśli związane z finałem naszej pracy<text:span text:style-name="T1452">.</text:span></text:p>
      <text:p text:style-name="P1453">Dziękuję bardzo.</text:p>
      <text:p text:style-name="P1454"><text:span text:style-name="T1455">Przewodniczący</text:span>:</text:p>
      <text:p text:style-name="P1456">Dziękuję bardzo. Potwierdzam, że rzeczywiście pod koniec patos z przyziemnymi sprawami nam się tutaj troszkę pomieszał. Ale tak to już jest w życiu, że ja bym się nie wstydził ani odrobiny patosu, ani tej przyziemno<text:span text:style-name="T1457">ś</text:span>ci, która nam tutaj się, trochę nam pęta ruchy.</text:p>
      <text:p text:style-name="P1458">Proszę bardzo<text:span text:style-name="T1459">.</text:span></text:p>
      <text:p text:style-name="P1460">Chyba mamy już tekst kompletny.</text:p>
      <text:p text:style-name="P1461"><text:span text:style-name="T1462"><text:s text:c="29"/></text:span><text:span text:style-name="T1463">:</text:span></text:p>
      <text:p text:style-name="P1464">Pozostaje nam panie przewodniczący zapytać - czy jeszcze<text:s/>są jakieś uwagi do tekstu - czy jeszcze dostrzegł ktoś z obecnych, jakieś<text:s/><text:span text:style-name="T1465">p</text:span>omyłki, literówki<text:s/><text:span text:style-name="T1466">it</text:span>p.</text:p>
      <text:p text:style-name="P1467"><text:span text:style-name="T1468"><text:s text:c="29"/></text:span><text:span text:style-name="T1469">:</text:span></text:p>
      <text:p text:style-name="P1470">Panie współprzewodniczący - jaka jest technika czy tryb przekazania<text:s/>„stołowi politycznemu”<text:s/>tego?</text:p>
      <text:p text:style-name="P1471">Czy wiadomo jak to mamy przekazać?</text:p>
      <text:p text:style-name="P1472"><text:span text:style-name="T1473">Ob. B</text:span><text:span text:style-name="T1474">.</text:span><text:span text:style-name="T1475"><text:s/>Jachac</text:span><text:span text:style-name="T1476">z</text:span>:</text:p>
      <text:p text:style-name="P1477">Przyznam, że jestem w kłopocie. Nie mam jeszcze odpowiedzi, ale zdaje si<text:span text:style-name="T1478">ę</text:span>, że nasi asystenci<text:s/><text:span text:style-name="T1479">t</text:span>emu problemowi stawią czoła i wywiedzą się - czy to my przekaz<text:span text:style-name="T1480">uj</text:span>emy, czy może przechodzimy też do innej<text:s/><text:soft-page-break/>sali uroczyście w orszaku i będziemy oddawa<text:span text:style-name="T1481">ć</text:span>.</text:p>
      <text:p text:style-name="P1482"><text:span text:style-name="T1483"><text:s text:c="29"/></text:span><text:span text:style-name="T1484">:</text:span></text:p>
      <text:p text:style-name="P1485">Czy panie przewodniczący - jesteśmy gotowi do podpisu? Podpisu stwierdzają<text:span text:style-name="T1486">ce</text:span>go zgodność tego sprawozdania<text:span text:style-name="T1487">.</text:span></text:p>
      <text:p text:style-name="P1488"><text:span text:style-name="T1489">O</text:span><text:span text:style-name="T1490">b</text:span><text:span text:style-name="T1491">.<text:s/></text:span><text:span text:style-name="T1492">K</text:span><text:span text:style-name="T1493">.<text:s/></text:span><text:span text:style-name="T1494">Kozłowski</text:span><text:span text:style-name="T1495">:</text:span></text:p>
      <text:p text:style-name="P1496">Tylko czy mamy wystarczającą ilo<text:span text:style-name="T1497">ś</text:span>ć tekstów. No dobrze, ale jak my podpiszemy i się pozbędziemy, to nam na pamiątkę nic nie pozostanie.</text:p>
      <text:p text:style-name="P1498">/W tym miejscu nastąpiło podpisanie tekstu - oklaski/.</text:p>
      <text:p text:style-name="P1499"><text:span text:style-name="T1500"><text:s text:c="29"/></text:span><text:span text:style-name="T1501">:</text:span></text:p>
      <text:p text:style-name="P1502">Panie przewodniczący, jeśli można to jeszcze parę słów chciałbym na zakończen<text:span text:style-name="T1503">ie</text:span><text:s/>naszej 5-tygodniowej pracy, jeśli pozwoli pan przewodniczący.</text:p>
      <text:p text:style-name="P1504"><text:span text:style-name="T1505">Przewodniczący</text:span>:</text:p>
      <text:p text:style-name="P1506">Bardzo proszę.</text:p>
      <text:p text:style-name="P1507"><text:span text:style-name="T1508"><text:s text:c="29"/></text:span><text:span text:style-name="T1509">:</text:span></text:p>
      <text:p text:style-name="P1510">Panie przewodniczący, panie i panowie, pracujemy pięć tygodni. Nie ukrywam, że była to dla mnie wielka życiowa przygoda i wielkie życiowe zobowiązanie. Także w kategoriach<text:s/>moralnych i osobistych. Nie żałuję tej pracy, choć była wyczerpująca i nerwowa, ponieważ dzień dzisiejszy przekonuje, że warto było wspólnie popracować, aby osiągnąć ten moment, jaki przed chwilą był udziałem wszystkich<text:span text:style-name="T1511">.</text:span><text:s/>Zauważyłem na wielu twarzach obecnych i uśmiech, i radość, i ulgę<text:span text:style-name="T1512">,</text:span><text:s/>i zadowolenie, a może i r<text:span text:style-name="T1513">o</text:span>zterki, obawy. Wiele myśli prawdopodobnie tłoczy się pod czaszką w takiej chwili.</text:p>
      <text:p text:style-name="P1514">Co ważne osobiście dla mnie, a myślę, że podzieli ten pogląd każda strona i każdy tu z obecnych, że staraliśmy się pracować w duchu porozumienia, ożywieni wolą osiągnięcia tego porozumienia i kompromisu, że staraliśmy się pracować szanując partnerów i szanując ich tożsamość<text:span text:style-name="T1515">.</text:span><text:s/>Jeśli coś było nie tak, to staropolskim obyczajem zwracam się do wszystkich, aby darowali<text:s/>„to nie tak”, jeśli było gdzieś o<text:s/><text:span text:style-name="T1516">je</text:span>dno słowo za dużo, jeśli były za wysoko nerwy ustawione, to powinniśmy to sobie odłożyć ad acta, ciesząc się dokumen<text:span text:style-name="T1517">te</text:span>m, jaki przed chwilą podpisaliśmy<text:span text:style-name="T1518">.</text:span></text:p>
      <text:p text:style-name="P1519">Myślę, że zrobiliśmy coś dobrego i coś pożytecznego<text:span text:style-name="T1520">.<text:s/></text:span>Oczywiście praktyka i życie<text:s/>przesądzą<text:s/>co wyniknie z naszej pracy i wtedy dopiero otrzymamy pełnię satysfakcji z tego, co przez<text:s/><text:span text:style-name="T1521">5</text:span><text:s/>tygodni tworzyliśmy<text:span text:style-name="T1522">.</text:span></text:p>
      <text:p text:style-name="P1523">Pan przewodniczący parę godzin temu mówił o<text:s/><text:span text:style-name="T1524">ogra</text:span>n<text:span text:style-name="T1525">icze</text:span>n<text:span text:style-name="T1526">iac</text:span>h<text:span text:style-name="T1527"><text:s/></text:span>jakie towarzyszyły naszej pracy<text:span text:style-name="T1528">.</text:span><text:s/>Zdawaliśmy sobie sprawę z tych ograniczeń od pierwszej chwili<text:span text:style-name="T1529">.</text:span><text:s/>Ja przypomnę swoje wstępne słowa, na posiedzeniu - bodaj - 7 lutego, w których mówiłem o groźbie przesłaniających nam horyzont przyszłości urazów, uprzedzeń, jakie dzieliły nasze strony. Oczywiście wynikają one z drogi, jaką przebywaliśmy idąc do tego<text:s/>„okrągłego stołu”. Myślę, że dziś mamy ich nieco mniej po obu stronach tego naszego podzespołu, choćby dlatego, że przez te 5 tygodni lepiej się poznaliśmy, znając swoje ograniczenia, swoją wartość, swoje racje, swoje argumenty, co jest pewne - być może, że pan Adam, z którym nie raz przychodziło mi się sprzeczać i zgadzać przystanie na tezę, że jednak jest to re<text:span text:style-name="T1530">fo</text:span>rmowalne.</text:p>
      <text:p text:style-name="P1531">A zatem towarzyszyła nam wola reformowania naszego państwa, systemu, a w naszym przypadku małego odcin<text:span text:style-name="T1532">e</text:span>czka, choć szalenie ważnego środków społecznej komunikacji, środków masowego<text:s/><text:soft-page-break/>przekazu. O to toczył się spór na pierwszym i drugim posiedzeniu. Jeśli mowa o tych ograniczeniach i barierach, to nie pogniewa<text:s/><text:span text:style-name="T1533">s</text:span>i<text:span text:style-name="T1534">ę</text:span><text:s/>pan przewodni<text:span text:style-name="T1535">cz</text:span>ący, jeśli wypowiem tezę, która nie powinna być polemiczną, bo nie chciałbym, żeby kończyć polemiką. Otóż w sprawie kierowniczej roli partii - jak chyba wszyscy uczestnicy naszego podzespołu dostrzegają i to nie od dziś - przest<text:span text:style-name="T1536">aj</text:span>emy być doktryneram<text:span text:style-name="T1537">i.</text:span><text:s/>Bardziej nam zależy, ogromnie nam zależy, na przewodniej roli partii<text:span text:style-name="T1538">.<text:s/></text:span>Myślę, że X Plenum Komitetu Centralnego, które nazywamy historycznym, a także i niektórzy z państwa strony nie wahają się w kuluarach, może jeszcze nie publicznie, przyznawać temu plenum wymiar historyczny, potwierdza właśnie wolę nie doktrynerskiego patrzenia na system, na kształt Polski, na przyszłość,</text:p>
      <text:p text:style-name="P1539">Z tej woli, z tej chęci rozstania się z doktrynerskim spojrzeniem na to co w Polsce, wynikło pragnienie, aby budować Polskę, przede wszystkim myśleć o dobrze Polski i Polaków<text:span text:style-name="T1540">.</text:span><text:s/>Stąd nie czuliśmy się tak ogromnie związani tezą czy barierą kierowniczej roli partii<text:span text:style-name="T1541">.</text:span></text:p>
      <text:p text:style-name="P1542">Po drugie - sprawa owej bariery mentalnościowej. Ja w pełni podzielam zdanie pana przewodniczącego, iż ta bariera<text:s/>niejednokrotnie dawała zna<text:span text:style-name="T1543">ć</text:span><text:s/>o sobie na wielu naszych posiedzeniach i w sporach<text:span text:style-name="T1544">.</text:span></text:p>
      <text:p text:style-name="P1545">Wszak jednak chyba zgodzicie si<text:span text:style-name="T1546">ę</text:span><text:s/>panie i panowie, że ta bariera psychologiczna, nawiązuję do owych urazów i uprzedzeń, dotyczyła obu stron. Wszyscy tu obecni mamy kompleks stanu wojennego i kompleks 1981 roku, i kompleks naszej długiej przeszłości, organiz<text:span text:style-name="T1547">ow</text:span>an<text:span text:style-name="T1548">ej</text:span><text:s/>tak jak była ona organizowana, z której jesteśmy wspólnie n<text:span text:style-name="T1549">ie</text:span>zadowoleni<text:span text:style-name="T1550">.</text:span><text:s/>Państwo bardziej, ale my też nie jesteśmy zadowoleni. No i w związku z tym kompleksem, przecież dochodzi do<text:s/><text:span text:style-name="T1551">„</text:span>okrągłego stołu”<text:s/>i w Polsce ważymy się na rzecz bez precedensu - na reformę, o której jeszcze parę miesięcy temu niewielu ludziom w Polsce się śniło. Oczywiście wiele ludzi do takich reform dążyło i o nich marzyło. Ale wielu nie wierzyło w możliwość rozpoczęcia się<text:s/>„okrągłego stołu<text:span text:style-name="T1552">”</text:span><text:span text:style-name="T1553">.</text:span><text:s/>Ważymy się na rzecz bez precedensu w tej formacji ustr<text:span text:style-name="T1554">oj</text:span>owej.<text:s/><text:span text:style-name="T1555">Ge</text:span>n. Jaruzelski parę dni temu nazwał to, czy zdefiniował to pojęciem<text:s/>„so<text:span text:style-name="T1556">cj</text:span>alistycznej demokracji parlamentarnej”. Pod tym p<text:span text:style-name="T1557">oj</text:span>ęcie<text:span text:style-name="T1558">m</text:span><text:s/>zawiera się to, co powstaje przy<text:s/>„okrągłym stole”<text:s/>i co mam nadzieję osobiście, że będzie trwałą wartością w polskim systemie, także po<text:s/>„okrągłym stole”.</text:p>
      <text:p text:style-name="P1559">No i cóż - dlaczego z naszej strony obawy? Mówiliśmy o tym już wielokrotnie<text:span text:style-name="T1560">.</text:span><text:s/>Przede wszystkim nazwałbym te obawy tak - że się nie powtórzy, że się nie powtórzy 1981 rok, który my uważamy za naszą wspólną porażkę, naszą wspólną klęskę, porażkę wszystkich Polaków,</text:p>
      <text:p text:style-name="P1561">Mamy oczywiście szansę<text:span text:style-name="T1562">.</text:span><text:s/>Zdajemy sobie sprawę ze wspólnego ryzyka. Pan Adam wielokrotnie mówił o tym ryzyku. I my o tym ryzyku mówimy. I zda<text:span text:style-name="T1563">je</text:span>my sobie sprawę także ze wspólnej odpowiedzialności w sytuacji, kiedy ważymy się na to wielkie nowe i na tę wielką n<text:span text:style-name="T1564">ie</text:span>wiadomą.</text:p>
      <text:p text:style-name="P1565">A droga do tego wielkiego nowego prowadzi przez bardzo wąską, bardzo cieniuteńką ścieżkę. I z tego także obie strony zdają sobie sprawę. Jeżeli uda się nam tymi impulsami, które nadajemy budowie nowego ładu informacyjnego cokolwiek zrobi<text:span text:style-name="T1566">ć</text:span>,<text:span text:style-name="T1567"><text:s/></text:span>by poszerzać tę ścieżkę, żeby umacniać trakt, po którym posuwać się będą Polacy i Polska, no to myślę, że będziemy mieli powody w tym naszym maleńkim gronie także do radości i do satysfakcj<text:span text:style-name="T1568">i</text:span>.</text:p>
      <text:p text:style-name="P1569">Chciałbym kończąc - bo już za długo gadam - chciałbym kończąc bardzo serdecznie podziękować - przede wszystkim stronie solidarnościowo-opozycyjnej, paniom i panom i panu przewodniczącemu za właśnie ów klimat poszanowania i partnerstwa i wolę porozumienia.</text:p>
      <text:soft-page-break/>
      <text:p text:style-name="P1570">Chciałbym także bardzo serdecznie podziękować kolegom, przyjaciołom, towarzyszom ze strony koalicyjno-rządowej, w której - jak wiecie państwo - i także mieliśmy sporo rozbieżności i sporów i rozterek. Ale to dobrze, to dobry prognostyk dla Polski, tak uważam - dla demokracji w Polsce. I cieszę się osobiście, że tak to jest po naszej stronie. Chciałbym wszystkim kolegom serdecznie podziękować za pomoc jakiej udzielali mi jako<text:s/><text:span text:style-name="T1571">ws</text:span>p<text:span text:style-name="T1572">ół</text:span>przewodn<text:span text:style-name="T1573">ic</text:span>zą<text:span text:style-name="T1574">ce</text:span>mu w tym okresie nie ukrywam trudnym dla mnie osobiście.</text:p>
      <text:p text:style-name="P1575">I wreszcie chciałbym podziękować obu asystentom naszego podzespołu - pani Domagalskiej i mojemu koledze panu Norbertowi Potockiemu za żmudną pracę w kulisach i kuluarach<text:s/><text:span text:style-name="T1576">n</text:span>aszego podzespołu. Wszystkim paniom i panom, kolegom i przyjaciołom chcę życzyć dobrych i spokojnych świąt. Tyle z mojej strony panie przewodniczący.</text:p>
      <text:p text:style-name="P1577"><text:span text:style-name="T1578">P</text:span><text:span text:style-name="T1579">rz</text:span><text:span text:style-name="T1580">ewodni</text:span><text:span text:style-name="T1581">cz</text:span><text:span text:style-name="T1582">ą</text:span><text:span text:style-name="T1583">cy</text:span>:</text:p>
      <text:p text:style-name="P1584">Dziękuję serdecznie. Ja nie sądzę, żeby można było coś doda<text:span text:style-name="T1585">ć</text:span><text:s/>poza drobnymi różnicami na tematy histori<text:span text:style-name="T1586">oz</text:span>oficzn<text:span text:style-name="T1587">e</text:span><text:s/><text:span text:style-name="T1588">-<text:s/></text:span>że tak powiem<text:s/><text:span text:style-name="T1589">-</text:span><text:s/>ideologiczne.</text:p>
      <text:p text:style-name="P1590">/Wesołość/.</text:p>
      <text:p text:style-name="P1591">Jestem w pełni zgodny z panem wsp<text:span text:style-name="T1592">ół</text:span>przewodni<text:span text:style-name="T1593">cz</text:span>ą<text:span text:style-name="T1594">cy</text:span>m szczególnie jeżeli chodzi o podkreślenie tego faktu, dla nas już dziś doś<text:span text:style-name="T1595">ć</text:span><text:s/>oczywistego. I to dopiero na końcu, że można, że da się, że zachowując reguły gry, czy wypracowując w efekcie fair play można i należy tak postępowa<text:span text:style-name="T1596">ć</text:span>. Należy zachęcać innych, może im uda się więcej niż nam.</text:p>
      <text:p text:style-name="P1597">Ale dziękuję wszystkim, stronie k<text:span text:style-name="T1598">oa</text:span>l<text:span text:style-name="T1599">ic</text:span>y<text:span text:style-name="T1600">jn</text:span>o-rządo<text:span text:style-name="T1601">wej<text:s/></text:span>w szczególności za to, że rozst<text:span text:style-name="T1602">aj</text:span>emy się chyba bogatsi w doświadczenia i w atmosferze dużo sympatycznie<text:span text:style-name="T1603">js</text:span>zej niż spotykaliśmy si<text:span text:style-name="T1604">ę.</text:span></text:p>
      <text:p text:style-name="P1605">Dziękuję wszystkim za to.</text:p>
      <text:p text:style-name="P1606">/Koniec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6:00Z</meta:creation-date>
    <dc:date>2023-10-30T19:36:00Z</dc:date>
    <meta:template xlink:href="Normal.dotm" xlink:type="simple"/>
    <meta:editing-cycles>2</meta:editing-cycles>
    <meta:editing-duration>PT0S</meta:editing-duration>
    <meta:document-statistic meta:page-count="30" meta:paragraph-count="172" meta:word-count="12357" meta:character-count="86330" meta:row-count="617" meta:non-whitespace-character-count="74145"/>
  </office:meta>
</office:document-meta>
</file>